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19f43d" officeooo:paragraph-rsid="001e45a2"/>
    </style:style>
    <style:style style:name="P2" style:family="paragraph" style:parent-style-name="Standard">
      <style:text-properties fo:language="ru" fo:country="RU" officeooo:rsid="0019f43d" officeooo:paragraph-rsid="0019f43d"/>
    </style:style>
    <style:style style:name="P3" style:family="paragraph" style:parent-style-name="Standard">
      <style:text-properties fo:language="ru" fo:country="RU" officeooo:rsid="0019f43d" officeooo:paragraph-rsid="0056e8d5"/>
    </style:style>
    <style:style style:name="P4" style:family="paragraph" style:parent-style-name="Standard">
      <style:text-properties fo:language="ru" fo:country="RU" officeooo:rsid="0019f43d" officeooo:paragraph-rsid="0056ee81"/>
    </style:style>
    <style:style style:name="P5" style:family="paragraph" style:parent-style-name="Standard">
      <style:text-properties fo:language="ru" fo:country="RU" officeooo:rsid="0019f43d" officeooo:paragraph-rsid="005a70fb"/>
    </style:style>
    <style:style style:name="P6" style:family="paragraph" style:parent-style-name="Standard">
      <style:text-properties fo:language="ru" fo:country="RU" officeooo:rsid="0019f43d" officeooo:paragraph-rsid="005dc8e7"/>
    </style:style>
    <style:style style:name="P7" style:family="paragraph" style:parent-style-name="Standard">
      <style:text-properties fo:language="ru" fo:country="RU" officeooo:rsid="0019f43d" officeooo:paragraph-rsid="0070ba3a"/>
    </style:style>
    <style:style style:name="P8" style:family="paragraph" style:parent-style-name="Standard">
      <style:text-properties fo:language="ru" fo:country="RU" officeooo:rsid="0019f43d" officeooo:paragraph-rsid="0402ef49"/>
    </style:style>
    <style:style style:name="P9" style:family="paragraph" style:parent-style-name="Standard">
      <style:text-properties fo:language="ru" fo:country="RU" officeooo:rsid="0025f552" officeooo:paragraph-rsid="0054d7d4"/>
    </style:style>
    <style:style style:name="P10" style:family="paragraph" style:parent-style-name="Standard">
      <style:text-properties fo:language="ru" fo:country="RU" officeooo:rsid="00259911" officeooo:paragraph-rsid="00396b1b"/>
    </style:style>
    <style:style style:name="P11" style:family="paragraph" style:parent-style-name="Standard">
      <style:text-properties fo:language="ru" fo:country="RU" officeooo:rsid="003ec289" officeooo:paragraph-rsid="00428e1b"/>
    </style:style>
    <style:style style:name="P12" style:family="paragraph" style:parent-style-name="Standard">
      <style:text-properties fo:language="ru" fo:country="RU" officeooo:rsid="004af42d" officeooo:paragraph-rsid="0052e461"/>
    </style:style>
    <style:style style:name="P13" style:family="paragraph" style:parent-style-name="Standard">
      <style:text-properties fo:language="ru" fo:country="RU" officeooo:rsid="00588865" officeooo:paragraph-rsid="00588865"/>
    </style:style>
    <style:style style:name="P14" style:family="paragraph" style:parent-style-name="Standard">
      <style:text-properties fo:language="ru" fo:country="RU" officeooo:rsid="005fa1c7" officeooo:paragraph-rsid="00620f99"/>
    </style:style>
    <style:style style:name="P15" style:family="paragraph" style:parent-style-name="Standard">
      <style:text-properties fo:language="ru" fo:country="RU" officeooo:rsid="006cf9eb" officeooo:paragraph-rsid="006deb58"/>
    </style:style>
    <style:style style:name="P16" style:family="paragraph" style:parent-style-name="Standard">
      <style:text-properties fo:language="ru" fo:country="RU" officeooo:rsid="006deb58" officeooo:paragraph-rsid="00706c04"/>
    </style:style>
    <style:style style:name="P17" style:family="paragraph" style:parent-style-name="Standard">
      <style:text-properties fo:language="ru" fo:country="RU" officeooo:rsid="0079c8f4" officeooo:paragraph-rsid="0081a9f9"/>
    </style:style>
    <style:style style:name="P18" style:family="paragraph" style:parent-style-name="Standard">
      <style:text-properties fo:language="ru" fo:country="RU" officeooo:rsid="00820473" officeooo:paragraph-rsid="00820473"/>
    </style:style>
    <style:style style:name="P19" style:family="paragraph" style:parent-style-name="Standard">
      <style:text-properties fo:language="ru" fo:country="RU" officeooo:rsid="00855aa2" officeooo:paragraph-rsid="0096aeaf"/>
    </style:style>
    <style:style style:name="P20" style:family="paragraph" style:parent-style-name="Standard">
      <style:text-properties fo:language="ru" fo:country="RU" officeooo:rsid="00709c9d" officeooo:paragraph-rsid="00706c04"/>
    </style:style>
    <style:style style:name="P21" style:family="paragraph" style:parent-style-name="Standard">
      <style:text-properties fo:language="ru" fo:country="RU" style:text-underline-style="none" officeooo:rsid="0025f552" officeooo:paragraph-rsid="009a69dd"/>
    </style:style>
    <style:style style:name="P22" style:family="paragraph" style:parent-style-name="Standard">
      <style:text-properties fo:language="ru" fo:country="RU" style:text-underline-style="none" officeooo:rsid="009bf781" officeooo:paragraph-rsid="009bf781"/>
    </style:style>
    <style:style style:name="P23" style:family="paragraph" style:parent-style-name="Standard">
      <style:text-properties fo:language="ru" fo:country="RU" style:text-underline-style="none" officeooo:rsid="00a099c3" officeooo:paragraph-rsid="00a099c3"/>
    </style:style>
    <style:style style:name="P24" style:family="paragraph" style:parent-style-name="Standard">
      <style:text-properties fo:language="ru" fo:country="RU" style:text-underline-style="none" officeooo:rsid="00a7f456" officeooo:paragraph-rsid="00a7f456"/>
    </style:style>
    <style:style style:name="P25" style:family="paragraph" style:parent-style-name="Standard">
      <style:text-properties fo:language="ru" fo:country="RU" style:text-underline-style="none" officeooo:rsid="00aee08f" officeooo:paragraph-rsid="00b80096"/>
    </style:style>
    <style:style style:name="P26" style:family="paragraph" style:parent-style-name="Standard">
      <style:text-properties fo:language="ru" fo:country="RU" style:text-underline-style="none" officeooo:rsid="00c4cf50" officeooo:paragraph-rsid="00cce89c"/>
    </style:style>
    <style:style style:name="P27" style:family="paragraph" style:parent-style-name="Standard">
      <style:text-properties fo:language="ru" fo:country="RU" style:text-underline-style="none" officeooo:rsid="00c4cf50" officeooo:paragraph-rsid="00ce7e39"/>
    </style:style>
    <style:style style:name="P28" style:family="paragraph" style:parent-style-name="Standard">
      <style:text-properties fo:language="ru" fo:country="RU" style:text-underline-style="none" officeooo:rsid="00b80096" officeooo:paragraph-rsid="00be57a5"/>
    </style:style>
    <style:style style:name="P29" style:family="paragraph" style:parent-style-name="Standard">
      <style:text-properties fo:language="ru" fo:country="RU" style:text-underline-style="none" officeooo:rsid="00d2e24b" officeooo:paragraph-rsid="00d35ad4"/>
    </style:style>
    <style:style style:name="P30" style:family="paragraph" style:parent-style-name="Standard">
      <style:text-properties fo:language="ru" fo:country="RU" style:text-underline-style="none" officeooo:rsid="00d537e7" officeooo:paragraph-rsid="00da6bd0"/>
    </style:style>
    <style:style style:name="P31" style:family="paragraph" style:parent-style-name="Standard">
      <style:text-properties fo:language="ru" fo:country="RU" style:text-underline-style="none" officeooo:rsid="0019f43d" officeooo:paragraph-rsid="00dfeb65"/>
    </style:style>
    <style:style style:name="P32" style:family="paragraph" style:parent-style-name="Standard">
      <style:text-properties fo:language="ru" fo:country="RU" style:text-underline-style="none" officeooo:rsid="0019f43d" officeooo:paragraph-rsid="012c8153"/>
    </style:style>
    <style:style style:name="P33" style:family="paragraph" style:parent-style-name="Standard">
      <style:text-properties fo:language="ru" fo:country="RU" style:text-underline-style="none" officeooo:rsid="0019f43d" officeooo:paragraph-rsid="01711763"/>
    </style:style>
    <style:style style:name="P34" style:family="paragraph" style:parent-style-name="Standard">
      <style:text-properties fo:language="ru" fo:country="RU" style:text-underline-style="none" officeooo:rsid="0019f43d" officeooo:paragraph-rsid="0171f55f"/>
    </style:style>
    <style:style style:name="P35" style:family="paragraph" style:parent-style-name="Standard">
      <style:text-properties fo:language="ru" fo:country="RU" style:text-underline-style="none" officeooo:rsid="0019f43d" officeooo:paragraph-rsid="01743a71"/>
    </style:style>
    <style:style style:name="P36" style:family="paragraph" style:parent-style-name="Standard">
      <style:text-properties fo:language="ru" fo:country="RU" style:text-underline-style="none" officeooo:rsid="0019f43d" officeooo:paragraph-rsid="01762ed7"/>
    </style:style>
    <style:style style:name="P37" style:family="paragraph" style:parent-style-name="Standard">
      <style:text-properties fo:language="ru" fo:country="RU" style:text-underline-style="none" officeooo:rsid="0019f43d" officeooo:paragraph-rsid="0177f2e5"/>
    </style:style>
    <style:style style:name="P38" style:family="paragraph" style:parent-style-name="Standard">
      <style:text-properties fo:language="ru" fo:country="RU" style:text-underline-style="none" officeooo:rsid="0019f43d" officeooo:paragraph-rsid="01ecc3b2"/>
    </style:style>
    <style:style style:name="P39" style:family="paragraph" style:parent-style-name="Standard">
      <style:text-properties fo:language="ru" fo:country="RU" style:text-underline-style="none" officeooo:rsid="0019f43d" officeooo:paragraph-rsid="01eda8a9"/>
    </style:style>
    <style:style style:name="P40" style:family="paragraph" style:parent-style-name="Standard">
      <style:text-properties fo:language="ru" fo:country="RU" style:text-underline-style="none" officeooo:rsid="0019f43d" officeooo:paragraph-rsid="01ef4787"/>
    </style:style>
    <style:style style:name="P41" style:family="paragraph" style:parent-style-name="Standard">
      <style:text-properties fo:language="ru" fo:country="RU" style:text-underline-style="none" officeooo:rsid="0019f43d" officeooo:paragraph-rsid="01f0ff82"/>
    </style:style>
    <style:style style:name="P42" style:family="paragraph" style:parent-style-name="Standard">
      <style:text-properties fo:language="ru" fo:country="RU" style:text-underline-style="none" officeooo:rsid="0019f43d" officeooo:paragraph-rsid="0225aba6"/>
    </style:style>
    <style:style style:name="P43" style:family="paragraph" style:parent-style-name="Standard">
      <style:text-properties fo:language="ru" fo:country="RU" style:text-underline-style="none" officeooo:rsid="0019f43d" officeooo:paragraph-rsid="022cdf7a"/>
    </style:style>
    <style:style style:name="P44" style:family="paragraph" style:parent-style-name="Standard">
      <style:text-properties fo:language="ru" fo:country="RU" style:text-underline-style="none" officeooo:rsid="0019f43d" officeooo:paragraph-rsid="022e0c47"/>
    </style:style>
    <style:style style:name="P45" style:family="paragraph" style:parent-style-name="Standard">
      <style:text-properties fo:language="ru" fo:country="RU" style:text-underline-style="none" officeooo:rsid="0019f43d" officeooo:paragraph-rsid="023556a2"/>
    </style:style>
    <style:style style:name="P46" style:family="paragraph" style:parent-style-name="Standard">
      <style:text-properties fo:language="ru" fo:country="RU" style:text-underline-style="none" officeooo:rsid="0019f43d" officeooo:paragraph-rsid="02365aff"/>
    </style:style>
    <style:style style:name="P47" style:family="paragraph" style:parent-style-name="Standard">
      <style:text-properties fo:language="ru" fo:country="RU" style:text-underline-style="none" officeooo:rsid="0019f43d" officeooo:paragraph-rsid="0251005a"/>
    </style:style>
    <style:style style:name="P48" style:family="paragraph" style:parent-style-name="Standard">
      <style:text-properties fo:language="ru" fo:country="RU" style:text-underline-style="none" officeooo:rsid="0019f43d" officeooo:paragraph-rsid="034cde68"/>
    </style:style>
    <style:style style:name="P49" style:family="paragraph" style:parent-style-name="Standard">
      <style:text-properties fo:language="ru" fo:country="RU" style:text-underline-style="none" officeooo:rsid="0019f43d" officeooo:paragraph-rsid="034eec9e"/>
    </style:style>
    <style:style style:name="P50" style:family="paragraph" style:parent-style-name="Standard">
      <style:text-properties fo:language="ru" fo:country="RU" style:text-underline-style="none" officeooo:rsid="0019f43d" officeooo:paragraph-rsid="034f538c"/>
    </style:style>
    <style:style style:name="P51" style:family="paragraph" style:parent-style-name="Standard">
      <style:text-properties fo:language="ru" fo:country="RU" style:text-underline-style="none" officeooo:rsid="0019f43d" officeooo:paragraph-rsid="034fbbf3"/>
    </style:style>
    <style:style style:name="P52" style:family="paragraph" style:parent-style-name="Standard">
      <style:text-properties fo:language="ru" fo:country="RU" style:text-underline-style="none" officeooo:rsid="0019f43d" officeooo:paragraph-rsid="03595d21"/>
    </style:style>
    <style:style style:name="P53" style:family="paragraph" style:parent-style-name="Standard">
      <style:text-properties fo:language="ru" fo:country="RU" style:text-underline-style="none" officeooo:rsid="0019f43d" officeooo:paragraph-rsid="035992e7"/>
    </style:style>
    <style:style style:name="P54" style:family="paragraph" style:parent-style-name="Standard">
      <style:text-properties fo:language="ru" fo:country="RU" style:text-underline-style="none" officeooo:rsid="0019f43d" officeooo:paragraph-rsid="035b1908"/>
    </style:style>
    <style:style style:name="P55" style:family="paragraph" style:parent-style-name="Standard">
      <style:text-properties fo:language="ru" fo:country="RU" style:text-underline-style="none" officeooo:rsid="0019f43d" officeooo:paragraph-rsid="035f6d65"/>
    </style:style>
    <style:style style:name="P56" style:family="paragraph" style:parent-style-name="Standard">
      <style:text-properties fo:language="ru" fo:country="RU" style:text-underline-style="none" officeooo:rsid="0019f43d" officeooo:paragraph-rsid="0361bfeb"/>
    </style:style>
    <style:style style:name="P57" style:family="paragraph" style:parent-style-name="Standard">
      <style:text-properties fo:language="ru" fo:country="RU" style:text-underline-style="none" officeooo:rsid="0019f43d" officeooo:paragraph-rsid="0367a1e9"/>
    </style:style>
    <style:style style:name="P58" style:family="paragraph" style:parent-style-name="Standard">
      <style:text-properties fo:language="ru" fo:country="RU" style:text-underline-style="none" officeooo:rsid="0019f43d" officeooo:paragraph-rsid="0369303e"/>
    </style:style>
    <style:style style:name="P59" style:family="paragraph" style:parent-style-name="Standard">
      <style:text-properties fo:language="ru" fo:country="RU" style:text-underline-style="none" officeooo:rsid="0019f43d" officeooo:paragraph-rsid="036a3fe7"/>
    </style:style>
    <style:style style:name="P60" style:family="paragraph" style:parent-style-name="Standard">
      <style:text-properties fo:language="ru" fo:country="RU" style:text-underline-style="none" officeooo:rsid="0019f43d" officeooo:paragraph-rsid="036b428e"/>
    </style:style>
    <style:style style:name="P61" style:family="paragraph" style:parent-style-name="Standard">
      <style:text-properties fo:language="ru" fo:country="RU" style:text-underline-style="none" officeooo:rsid="0019f43d" officeooo:paragraph-rsid="038084f8"/>
    </style:style>
    <style:style style:name="P62" style:family="paragraph" style:parent-style-name="Standard">
      <style:text-properties fo:language="ru" fo:country="RU" style:text-underline-style="none" officeooo:rsid="0019f43d" officeooo:paragraph-rsid="03a43373"/>
    </style:style>
    <style:style style:name="P63" style:family="paragraph" style:parent-style-name="Standard">
      <style:text-properties fo:language="ru" fo:country="RU" style:text-underline-style="none" officeooo:rsid="0019f43d" officeooo:paragraph-rsid="03bb1f0a"/>
    </style:style>
    <style:style style:name="P64" style:family="paragraph" style:parent-style-name="Standard">
      <style:text-properties fo:language="ru" fo:country="RU" style:text-underline-style="none" officeooo:rsid="0019f43d" officeooo:paragraph-rsid="03bcebcb"/>
    </style:style>
    <style:style style:name="P65" style:family="paragraph" style:parent-style-name="Standard">
      <style:text-properties fo:language="ru" fo:country="RU" style:text-underline-style="none" officeooo:rsid="0019f43d" officeooo:paragraph-rsid="03bd94ee"/>
    </style:style>
    <style:style style:name="P66" style:family="paragraph" style:parent-style-name="Standard">
      <style:text-properties fo:language="ru" fo:country="RU" style:text-underline-style="none" officeooo:rsid="0019f43d" officeooo:paragraph-rsid="03c09961"/>
    </style:style>
    <style:style style:name="P67" style:family="paragraph" style:parent-style-name="Standard">
      <style:text-properties fo:language="ru" fo:country="RU" style:text-underline-style="none" officeooo:rsid="0019f43d" officeooo:paragraph-rsid="03c6e892"/>
    </style:style>
    <style:style style:name="P68" style:family="paragraph" style:parent-style-name="Standard">
      <style:text-properties fo:language="ru" fo:country="RU" style:text-underline-style="none" officeooo:rsid="0019f43d" officeooo:paragraph-rsid="03d4f318"/>
    </style:style>
    <style:style style:name="P69" style:family="paragraph" style:parent-style-name="Standard">
      <style:text-properties fo:language="ru" fo:country="RU" style:text-underline-style="none" officeooo:rsid="0019f43d" officeooo:paragraph-rsid="03e14bdb"/>
    </style:style>
    <style:style style:name="P70" style:family="paragraph" style:parent-style-name="Standard">
      <style:text-properties fo:language="ru" fo:country="RU" style:text-underline-style="none" officeooo:rsid="0019f43d" officeooo:paragraph-rsid="03e2fa00"/>
    </style:style>
    <style:style style:name="P71" style:family="paragraph" style:parent-style-name="Standard">
      <style:text-properties fo:language="ru" fo:country="RU" style:text-underline-style="none" officeooo:rsid="0019f43d" officeooo:paragraph-rsid="03e4cbfe"/>
    </style:style>
    <style:style style:name="P72" style:family="paragraph" style:parent-style-name="Standard">
      <style:text-properties fo:language="ru" fo:country="RU" style:text-underline-style="none" officeooo:rsid="0019f43d" officeooo:paragraph-rsid="03e8fa57"/>
    </style:style>
    <style:style style:name="P73" style:family="paragraph" style:parent-style-name="Standard">
      <style:text-properties fo:language="ru" fo:country="RU" style:text-underline-style="none" officeooo:rsid="0019f43d" officeooo:paragraph-rsid="03ec1b53"/>
    </style:style>
    <style:style style:name="P74" style:family="paragraph" style:parent-style-name="Standard">
      <style:text-properties fo:language="ru" fo:country="RU" style:text-underline-style="none" officeooo:rsid="0019f43d" officeooo:paragraph-rsid="03ec41ae"/>
    </style:style>
    <style:style style:name="P75" style:family="paragraph" style:parent-style-name="Standard">
      <style:text-properties fo:language="ru" fo:country="RU" style:text-underline-style="none" officeooo:rsid="0019f43d" officeooo:paragraph-rsid="03f45b8c"/>
    </style:style>
    <style:style style:name="P76" style:family="paragraph" style:parent-style-name="Standard">
      <style:text-properties fo:language="ru" fo:country="RU" style:text-underline-style="none" officeooo:rsid="0019f43d" officeooo:paragraph-rsid="040e86ef"/>
    </style:style>
    <style:style style:name="P77" style:family="paragraph" style:parent-style-name="Standard">
      <style:text-properties fo:language="ru" fo:country="RU" style:text-underline-style="none" officeooo:rsid="0019f43d" officeooo:paragraph-rsid="0410246e"/>
    </style:style>
    <style:style style:name="P78" style:family="paragraph" style:parent-style-name="Standard">
      <style:text-properties fo:language="ru" fo:country="RU" style:text-underline-style="none" officeooo:rsid="0019f43d" officeooo:paragraph-rsid="0412785f"/>
    </style:style>
    <style:style style:name="P79" style:family="paragraph" style:parent-style-name="Standard">
      <style:text-properties fo:language="ru" fo:country="RU" style:text-underline-style="none" officeooo:rsid="0019f43d" officeooo:paragraph-rsid="0413896f"/>
    </style:style>
    <style:style style:name="P80" style:family="paragraph" style:parent-style-name="Standard">
      <style:text-properties fo:language="ru" fo:country="RU" style:text-underline-style="none" officeooo:rsid="0019f43d" officeooo:paragraph-rsid="0415532c"/>
    </style:style>
    <style:style style:name="P81" style:family="paragraph" style:parent-style-name="Standard">
      <style:text-properties fo:language="ru" fo:country="RU" style:text-underline-style="none" officeooo:rsid="0019f43d" officeooo:paragraph-rsid="0415e672"/>
    </style:style>
    <style:style style:name="P82" style:family="paragraph" style:parent-style-name="Standard">
      <style:text-properties fo:language="ru" fo:country="RU" style:text-underline-style="none" officeooo:rsid="0019f43d" officeooo:paragraph-rsid="0417e312"/>
    </style:style>
    <style:style style:name="P83" style:family="paragraph" style:parent-style-name="Standard">
      <style:text-properties fo:language="ru" fo:country="RU" style:text-underline-style="none" officeooo:rsid="0019f43d" officeooo:paragraph-rsid="041899ac"/>
    </style:style>
    <style:style style:name="P84" style:family="paragraph" style:parent-style-name="Standard">
      <style:text-properties fo:language="ru" fo:country="RU" style:text-underline-style="none" officeooo:rsid="0019f43d" officeooo:paragraph-rsid="041e1e64"/>
    </style:style>
    <style:style style:name="P85" style:family="paragraph" style:parent-style-name="Standard">
      <style:text-properties fo:language="ru" fo:country="RU" style:text-underline-style="none" officeooo:rsid="0019f43d" officeooo:paragraph-rsid="0421a646"/>
    </style:style>
    <style:style style:name="P86" style:family="paragraph" style:parent-style-name="Standard">
      <style:text-properties fo:language="ru" fo:country="RU" style:text-underline-style="none" officeooo:rsid="0019f43d" officeooo:paragraph-rsid="04342d68"/>
    </style:style>
    <style:style style:name="P87" style:family="paragraph" style:parent-style-name="Standard">
      <style:text-properties fo:language="ru" fo:country="RU" style:text-underline-style="none" officeooo:rsid="0019f43d" officeooo:paragraph-rsid="04395a63"/>
    </style:style>
    <style:style style:name="P88" style:family="paragraph" style:parent-style-name="Standard">
      <style:text-properties fo:language="ru" fo:country="RU" style:text-underline-style="none" officeooo:rsid="0019f43d" officeooo:paragraph-rsid="0448f389"/>
    </style:style>
    <style:style style:name="P89" style:family="paragraph" style:parent-style-name="Standard">
      <style:text-properties fo:language="ru" fo:country="RU" style:text-underline-style="none" officeooo:rsid="0019f43d" officeooo:paragraph-rsid="044ad065"/>
    </style:style>
    <style:style style:name="P90" style:family="paragraph" style:parent-style-name="Standard">
      <style:text-properties fo:language="ru" fo:country="RU" style:text-underline-style="none" officeooo:rsid="0019f43d" officeooo:paragraph-rsid="044c8933"/>
    </style:style>
    <style:style style:name="P91" style:family="paragraph" style:parent-style-name="Standard">
      <style:text-properties fo:language="ru" fo:country="RU" style:text-underline-style="none" officeooo:rsid="0019f43d" officeooo:paragraph-rsid="04542831"/>
    </style:style>
    <style:style style:name="P92" style:family="paragraph" style:parent-style-name="Standard">
      <style:text-properties fo:language="ru" fo:country="RU" style:text-underline-style="none" officeooo:rsid="00ee26c6" officeooo:paragraph-rsid="0100d1cd"/>
    </style:style>
    <style:style style:name="P93" style:family="paragraph" style:parent-style-name="Standard">
      <style:text-properties fo:language="ru" fo:country="RU" style:text-underline-style="none" officeooo:rsid="011139fe" officeooo:paragraph-rsid="011139fe"/>
    </style:style>
    <style:style style:name="P94" style:family="paragraph" style:parent-style-name="Standard">
      <style:text-properties fo:language="ru" fo:country="RU" style:text-underline-style="none" officeooo:rsid="010251e8" officeooo:paragraph-rsid="011139fe"/>
    </style:style>
    <style:style style:name="P95" style:family="paragraph" style:parent-style-name="Standard">
      <style:text-properties fo:language="ru" fo:country="RU" style:text-underline-style="none" officeooo:rsid="011a4b18" officeooo:paragraph-rsid="011eb187"/>
    </style:style>
    <style:style style:name="P96" style:family="paragraph" style:parent-style-name="Standard">
      <style:text-properties fo:language="ru" fo:country="RU" style:text-underline-style="none" officeooo:rsid="0125d127" officeooo:paragraph-rsid="0129eedf"/>
    </style:style>
    <style:style style:name="P97" style:family="paragraph" style:parent-style-name="Standard">
      <style:text-properties fo:language="ru" fo:country="RU" style:text-underline-style="none" officeooo:rsid="012aa4ac" officeooo:paragraph-rsid="012c8153"/>
    </style:style>
    <style:style style:name="P98" style:family="paragraph" style:parent-style-name="Standard">
      <style:text-properties fo:language="ru" fo:country="RU" style:text-underline-style="none" officeooo:rsid="012c8153" officeooo:paragraph-rsid="012c8153"/>
    </style:style>
    <style:style style:name="P99" style:family="paragraph" style:parent-style-name="Standard">
      <style:text-properties fo:language="ru" fo:country="RU" style:text-underline-style="none" officeooo:rsid="01378f81" officeooo:paragraph-rsid="01328e8a"/>
    </style:style>
    <style:style style:name="P100" style:family="paragraph" style:parent-style-name="Standard">
      <style:text-properties fo:language="ru" fo:country="RU" style:text-underline-style="none" officeooo:rsid="01639c7a" officeooo:paragraph-rsid="0170f344"/>
    </style:style>
    <style:style style:name="P101" style:family="paragraph" style:parent-style-name="Standard">
      <style:text-properties fo:language="ru" fo:country="RU" style:text-underline-style="none" officeooo:rsid="01721d36" officeooo:paragraph-rsid="0172c364"/>
    </style:style>
    <style:style style:name="P102" style:family="paragraph" style:parent-style-name="Standard">
      <style:text-properties fo:language="ru" fo:country="RU" style:text-underline-style="none" officeooo:rsid="0177f2e5" officeooo:paragraph-rsid="0177f2e5"/>
    </style:style>
    <style:style style:name="P103" style:family="paragraph" style:parent-style-name="Standard">
      <style:text-properties fo:language="ru" fo:country="RU" style:text-underline-style="none" officeooo:rsid="017e41f2" officeooo:paragraph-rsid="018a9308"/>
    </style:style>
    <style:style style:name="P104" style:family="paragraph" style:parent-style-name="Standard">
      <style:text-properties fo:language="ru" fo:country="RU" style:text-underline-style="none" officeooo:rsid="01909b82" officeooo:paragraph-rsid="019ade2d"/>
    </style:style>
    <style:style style:name="P105" style:family="paragraph" style:parent-style-name="Standard">
      <style:text-properties fo:language="ru" fo:country="RU" style:text-underline-style="none" officeooo:rsid="0198e286" officeooo:paragraph-rsid="0198e286"/>
    </style:style>
    <style:style style:name="P106" style:family="paragraph" style:parent-style-name="Standard">
      <style:text-properties fo:language="ru" fo:country="RU" style:text-underline-style="none" officeooo:rsid="01a31b95" officeooo:paragraph-rsid="01a31b95"/>
    </style:style>
    <style:style style:name="P107" style:family="paragraph" style:parent-style-name="Standard">
      <style:text-properties fo:language="ru" fo:country="RU" style:text-underline-style="none" officeooo:rsid="01aa35ee" officeooo:paragraph-rsid="01c62a2b"/>
    </style:style>
    <style:style style:name="P108" style:family="paragraph" style:parent-style-name="Standard">
      <style:text-properties fo:language="ru" fo:country="RU" style:text-underline-style="none" officeooo:rsid="01d00874" officeooo:paragraph-rsid="01d58f7d"/>
    </style:style>
    <style:style style:name="P109" style:family="paragraph" style:parent-style-name="Standard">
      <style:text-properties fo:language="ru" fo:country="RU" style:text-underline-style="none" officeooo:rsid="01d69d41" officeooo:paragraph-rsid="01e10390"/>
    </style:style>
    <style:style style:name="P110" style:family="paragraph" style:parent-style-name="Standard">
      <style:text-properties fo:language="ru" fo:country="RU" style:text-underline-style="none" officeooo:rsid="01e20984" officeooo:paragraph-rsid="01e32dfa"/>
    </style:style>
    <style:style style:name="P111" style:family="paragraph" style:parent-style-name="Standard">
      <style:text-properties fo:language="ru" fo:country="RU" style:text-underline-style="none" officeooo:rsid="01e9735b" officeooo:paragraph-rsid="01ecc3b2"/>
    </style:style>
    <style:style style:name="P112" style:family="paragraph" style:parent-style-name="Standard">
      <style:text-properties fo:language="ru" fo:country="RU" style:text-underline-style="none" officeooo:rsid="01ef4787" officeooo:paragraph-rsid="01f0ff82"/>
    </style:style>
    <style:style style:name="P113" style:family="paragraph" style:parent-style-name="Standard">
      <style:text-properties fo:language="ru" fo:country="RU" style:text-underline-style="none" officeooo:rsid="01f0ff82" officeooo:paragraph-rsid="01f0ff82"/>
    </style:style>
    <style:style style:name="P114" style:family="paragraph" style:parent-style-name="Standard">
      <style:text-properties fo:language="ru" fo:country="RU" style:text-underline-style="none" officeooo:rsid="01f31853" officeooo:paragraph-rsid="01f65e9a"/>
    </style:style>
    <style:style style:name="P115" style:family="paragraph" style:parent-style-name="Standard">
      <style:text-properties fo:language="ru" fo:country="RU" style:text-underline-style="none" officeooo:rsid="01f31853" officeooo:paragraph-rsid="01f7db89"/>
    </style:style>
    <style:style style:name="P116" style:family="paragraph" style:parent-style-name="Standard">
      <style:text-properties fo:language="ru" fo:country="RU" style:text-underline-style="none" officeooo:rsid="02062b15" officeooo:paragraph-rsid="0206830a"/>
    </style:style>
    <style:style style:name="P117" style:family="paragraph" style:parent-style-name="Standard">
      <style:text-properties fo:language="ru" fo:country="RU" style:text-underline-style="none" officeooo:rsid="0206a5d9" officeooo:paragraph-rsid="0206a5d9"/>
    </style:style>
    <style:style style:name="P118" style:family="paragraph" style:parent-style-name="Standard">
      <style:text-properties fo:language="ru" fo:country="RU" style:text-underline-style="none" officeooo:rsid="020a3844" officeooo:paragraph-rsid="0213fb1a"/>
    </style:style>
    <style:style style:name="P119" style:family="paragraph" style:parent-style-name="Standard">
      <style:text-properties fo:language="ru" fo:country="RU" style:text-underline-style="none" officeooo:rsid="021813f7" officeooo:paragraph-rsid="02188b67"/>
    </style:style>
    <style:style style:name="P120" style:family="paragraph" style:parent-style-name="Standard">
      <style:text-properties fo:language="ru" fo:country="RU" style:text-underline-style="none" officeooo:rsid="022020fa" officeooo:paragraph-rsid="022020fa"/>
    </style:style>
    <style:style style:name="P121" style:family="paragraph" style:parent-style-name="Standard">
      <style:text-properties fo:language="ru" fo:country="RU" style:text-underline-style="none" officeooo:rsid="022e0c47" officeooo:paragraph-rsid="022e0c47"/>
    </style:style>
    <style:style style:name="P122" style:family="paragraph" style:parent-style-name="Standard">
      <style:text-properties fo:language="ru" fo:country="RU" style:text-underline-style="none" officeooo:rsid="023b4649" officeooo:paragraph-rsid="023b4649"/>
    </style:style>
    <style:style style:name="P123" style:family="paragraph" style:parent-style-name="Standard">
      <style:text-properties fo:language="ru" fo:country="RU" style:text-underline-style="none" officeooo:rsid="023b5d4d" officeooo:paragraph-rsid="023fa9f4"/>
    </style:style>
    <style:style style:name="P124" style:family="paragraph" style:parent-style-name="Standard">
      <style:text-properties fo:language="ru" fo:country="RU" style:text-underline-style="none" officeooo:rsid="0244597f" officeooo:paragraph-rsid="0244597f"/>
    </style:style>
    <style:style style:name="P125" style:family="paragraph" style:parent-style-name="Standard">
      <style:text-properties fo:language="ru" fo:country="RU" style:text-underline-style="none" officeooo:rsid="024ee6b1" officeooo:paragraph-rsid="024ee6b1"/>
    </style:style>
    <style:style style:name="P126" style:family="paragraph" style:parent-style-name="Standard">
      <style:text-properties fo:language="ru" fo:country="RU" style:text-underline-style="none" officeooo:rsid="0252e5e1" officeooo:paragraph-rsid="02566222"/>
    </style:style>
    <style:style style:name="P127" style:family="paragraph" style:parent-style-name="Standard">
      <style:text-properties fo:language="ru" fo:country="RU" style:text-underline-style="none" officeooo:rsid="0256d932" officeooo:paragraph-rsid="0257d347"/>
    </style:style>
    <style:style style:name="P128" style:family="paragraph" style:parent-style-name="Standard">
      <style:text-properties fo:language="ru" fo:country="RU" style:text-underline-style="none" officeooo:rsid="026029fd" officeooo:paragraph-rsid="026029fd"/>
    </style:style>
    <style:style style:name="P129" style:family="paragraph" style:parent-style-name="Standard">
      <style:text-properties fo:language="ru" fo:country="RU" style:text-underline-style="none" officeooo:rsid="0266475c" officeooo:paragraph-rsid="026d4944"/>
    </style:style>
    <style:style style:name="P130" style:family="paragraph" style:parent-style-name="Standard">
      <style:text-properties fo:language="ru" fo:country="RU" style:text-underline-style="none" officeooo:rsid="026f2ebd" officeooo:paragraph-rsid="026f2ebd"/>
    </style:style>
    <style:style style:name="P131" style:family="paragraph" style:parent-style-name="Standard">
      <style:text-properties fo:language="ru" fo:country="RU" style:text-underline-style="none" officeooo:rsid="0272ec1b" officeooo:paragraph-rsid="027e7bbd"/>
    </style:style>
    <style:style style:name="P132" style:family="paragraph" style:parent-style-name="Standard">
      <style:text-properties fo:language="ru" fo:country="RU" style:text-underline-style="none" officeooo:rsid="0350e6f5" officeooo:paragraph-rsid="0350e6f5"/>
    </style:style>
    <style:style style:name="P133" style:family="paragraph" style:parent-style-name="Standard">
      <style:text-properties fo:language="ru" fo:country="RU" style:text-underline-style="none" officeooo:rsid="035f6d65" officeooo:paragraph-rsid="0361bfeb"/>
    </style:style>
    <style:style style:name="P134" style:family="paragraph" style:parent-style-name="Standard">
      <style:text-properties fo:language="ru" fo:country="RU" style:text-underline-style="none" officeooo:rsid="03836cfb" officeooo:paragraph-rsid="03836cfb"/>
    </style:style>
    <style:style style:name="P135" style:family="paragraph" style:parent-style-name="Standard">
      <style:text-properties fo:language="ru" fo:country="RU" style:text-underline-style="none" officeooo:rsid="038bc73a" officeooo:paragraph-rsid="0391d5ae"/>
    </style:style>
    <style:style style:name="P136" style:family="paragraph" style:parent-style-name="Standard">
      <style:text-properties fo:language="ru" fo:country="RU" style:text-underline-style="none" officeooo:rsid="03a8211b" officeooo:paragraph-rsid="03ab3f89"/>
    </style:style>
    <style:style style:name="P137" style:family="paragraph" style:parent-style-name="Standard">
      <style:text-properties fo:language="ru" fo:country="RU" style:text-underline-style="none" officeooo:rsid="03d5d2e3" officeooo:paragraph-rsid="03d5d2e3"/>
    </style:style>
    <style:style style:name="P138" style:family="paragraph" style:parent-style-name="Standard">
      <style:text-properties fo:language="ru" fo:country="RU" style:text-underline-style="none" officeooo:rsid="03d7f5e3" officeooo:paragraph-rsid="03df59fe"/>
    </style:style>
    <style:style style:name="P139" style:family="paragraph" style:parent-style-name="Standard">
      <style:text-properties fo:language="ru" fo:country="RU" style:text-underline-style="none" officeooo:rsid="03eea0ee" officeooo:paragraph-rsid="03f1116f"/>
    </style:style>
    <style:style style:name="P140" style:family="paragraph" style:parent-style-name="Standard">
      <style:text-properties fo:language="ru" fo:country="RU" style:text-underline-style="none" officeooo:rsid="03f53538" officeooo:paragraph-rsid="03f53538"/>
    </style:style>
    <style:style style:name="P141" style:family="paragraph" style:parent-style-name="Standard">
      <style:text-properties fo:language="ru" fo:country="RU" style:text-underline-style="none" officeooo:rsid="0403ba7e" officeooo:paragraph-rsid="0403ba7e"/>
    </style:style>
    <style:style style:name="P142" style:family="paragraph" style:parent-style-name="Standard">
      <style:text-properties fo:language="ru" fo:country="RU" style:text-underline-style="none" officeooo:rsid="04150360" officeooo:paragraph-rsid="04150360"/>
    </style:style>
    <style:style style:name="P143" style:family="paragraph" style:parent-style-name="Standard">
      <style:text-properties fo:language="ru" fo:country="RU" style:text-underline-style="none" officeooo:rsid="0419de36" officeooo:paragraph-rsid="0419de36"/>
    </style:style>
    <style:style style:name="P144" style:family="paragraph" style:parent-style-name="Standard">
      <style:text-properties fo:language="ru" fo:country="RU" style:text-underline-style="none" officeooo:rsid="0421a646" officeooo:paragraph-rsid="042e9807"/>
    </style:style>
    <style:style style:name="P145" style:family="paragraph" style:parent-style-name="Standard">
      <style:text-properties fo:language="ru" fo:country="RU" style:text-underline-style="none" officeooo:rsid="043ab624" officeooo:paragraph-rsid="043ab624"/>
    </style:style>
    <style:style style:name="P146" style:family="paragraph" style:parent-style-name="Standard">
      <style:text-properties fo:language="ru" fo:country="RU" style:text-underline-style="none" officeooo:rsid="044929e0" officeooo:paragraph-rsid="044929e0"/>
    </style:style>
    <style:style style:name="P147" style:family="paragraph" style:parent-style-name="Standard">
      <style:text-properties fo:language="ru" fo:country="RU" style:text-underline-style="none" officeooo:rsid="044f212e" officeooo:paragraph-rsid="0450d767"/>
    </style:style>
    <style:style style:name="P148" style:family="paragraph" style:parent-style-name="Standard">
      <style:text-properties fo:language="ru" fo:country="RU" style:text-underline-style="none" officeooo:rsid="04542831" officeooo:paragraph-rsid="04595b1e"/>
    </style:style>
    <style:style style:name="P149" style:family="paragraph" style:parent-style-name="Standard">
      <style:text-properties fo:language="ru" fo:country="RU" officeooo:rsid="012ce071" officeooo:paragraph-rsid="01328e8a"/>
    </style:style>
    <style:style style:name="P150" style:family="paragraph" style:parent-style-name="Standard">
      <style:text-properties fo:language="ru" fo:country="RU" officeooo:rsid="0138e065" officeooo:paragraph-rsid="014e070e"/>
    </style:style>
    <style:style style:name="P151" style:family="paragraph" style:parent-style-name="Standard">
      <style:text-properties fo:language="ru" fo:country="RU" officeooo:rsid="0156eabe" officeooo:paragraph-rsid="0156eabe"/>
    </style:style>
    <style:style style:name="P152" style:family="paragraph" style:parent-style-name="Standard">
      <style:text-properties fo:language="ru" fo:country="RU" fo:font-style="normal" style:text-underline-style="none" officeooo:rsid="01cc0f6f" officeooo:paragraph-rsid="01cc0f6f" style:font-style-asian="normal" style:font-style-complex="normal"/>
    </style:style>
    <style:style style:name="P153" style:family="paragraph" style:parent-style-name="Standard">
      <style:text-properties fo:language="ru" fo:country="RU" fo:font-style="normal" style:text-underline-style="none" officeooo:rsid="022cdf7a" officeooo:paragraph-rsid="022cdf7a" style:font-style-asian="normal" style:font-style-complex="normal"/>
    </style:style>
    <style:style style:name="P154" style:family="paragraph" style:parent-style-name="Standard">
      <style:text-properties fo:language="ru" fo:country="RU" fo:font-style="normal" style:text-underline-style="none" officeooo:rsid="02854ec6" officeooo:paragraph-rsid="02854ec6" style:font-style-asian="normal" style:font-style-complex="normal"/>
    </style:style>
    <style:style style:name="P155" style:family="paragraph" style:parent-style-name="Standard">
      <style:text-properties fo:language="ru" fo:country="RU" fo:font-style="normal" style:text-underline-style="none" officeooo:rsid="028769c0" officeooo:paragraph-rsid="028d6b3d" style:font-style-asian="normal" style:font-style-complex="normal"/>
    </style:style>
    <style:style style:name="P156" style:family="paragraph" style:parent-style-name="Standard">
      <style:text-properties fo:language="ru" fo:country="RU" fo:font-style="normal" style:text-underline-style="none" officeooo:rsid="028ed7f0" officeooo:paragraph-rsid="028ed7f0" style:font-style-asian="normal" style:font-style-complex="normal"/>
    </style:style>
    <style:style style:name="P157" style:family="paragraph" style:parent-style-name="Standard">
      <style:text-properties fo:language="ru" fo:country="RU" fo:font-style="normal" style:text-underline-style="none" officeooo:rsid="0298d852" officeooo:paragraph-rsid="02a0930b" style:font-style-asian="normal" style:font-style-complex="normal"/>
    </style:style>
    <style:style style:name="P158" style:family="paragraph" style:parent-style-name="Standard">
      <style:text-properties fo:language="ru" fo:country="RU" fo:font-style="normal" style:text-underline-style="none" officeooo:rsid="02a9f4ce" officeooo:paragraph-rsid="02a9f4ce" style:font-style-asian="normal" style:font-style-complex="normal"/>
    </style:style>
    <style:style style:name="P159" style:family="paragraph" style:parent-style-name="Standard">
      <style:text-properties fo:language="ru" fo:country="RU" fo:font-style="normal" style:text-underline-style="none" officeooo:rsid="02abf015" officeooo:paragraph-rsid="02d09f1a" style:font-style-asian="normal" style:font-style-complex="normal"/>
    </style:style>
    <style:style style:name="P160" style:family="paragraph" style:parent-style-name="Standard">
      <style:text-properties fo:language="ru" fo:country="RU" fo:font-style="normal" style:text-underline-style="none" officeooo:rsid="0019f43d" officeooo:paragraph-rsid="02d3113f" style:font-style-asian="normal" style:font-style-complex="normal"/>
    </style:style>
    <style:style style:name="P161" style:family="paragraph" style:parent-style-name="Standard">
      <style:text-properties fo:language="ru" fo:country="RU" fo:font-style="normal" style:text-underline-style="none" officeooo:rsid="0019f43d" officeooo:paragraph-rsid="02d454b1" style:font-style-asian="normal" style:font-style-complex="normal"/>
    </style:style>
    <style:style style:name="P162" style:family="paragraph" style:parent-style-name="Standard">
      <style:text-properties fo:language="ru" fo:country="RU" fo:font-style="normal" style:text-underline-style="none" officeooo:rsid="0019f43d" officeooo:paragraph-rsid="02d55aaf" style:font-style-asian="normal" style:font-style-complex="normal"/>
    </style:style>
    <style:style style:name="P163" style:family="paragraph" style:parent-style-name="Standard">
      <style:text-properties fo:language="ru" fo:country="RU" fo:font-style="normal" style:text-underline-style="none" officeooo:rsid="02dae795" officeooo:paragraph-rsid="02dc5457" style:font-style-asian="normal" style:font-style-complex="normal"/>
    </style:style>
    <style:style style:name="P164" style:family="paragraph" style:parent-style-name="Standard">
      <style:text-properties fo:language="ru" fo:country="RU" fo:font-style="normal" style:text-underline-style="none" officeooo:rsid="02e637cd" officeooo:paragraph-rsid="02f1d020" style:font-style-asian="normal" style:font-style-complex="normal"/>
    </style:style>
    <style:style style:name="P165" style:family="paragraph" style:parent-style-name="Standard">
      <style:text-properties fo:language="ru" fo:country="RU" fo:font-style="normal" style:text-underline-style="none" officeooo:rsid="02f329fe" officeooo:paragraph-rsid="02f329fe" style:font-style-asian="normal" style:font-style-complex="normal"/>
    </style:style>
    <style:style style:name="P166" style:family="paragraph" style:parent-style-name="Standard">
      <style:text-properties fo:language="ru" fo:country="RU" fo:font-style="normal" style:text-underline-style="none" officeooo:rsid="02fbc2f6" officeooo:paragraph-rsid="0302967a" style:font-style-asian="normal" style:font-style-complex="normal"/>
    </style:style>
    <style:style style:name="P167" style:family="paragraph" style:parent-style-name="Standard">
      <style:text-properties fo:language="ru" fo:country="RU" fo:font-style="normal" style:text-underline-style="none" officeooo:rsid="03075f68" officeooo:paragraph-rsid="030afdc9" style:font-style-asian="normal" style:font-style-complex="normal"/>
    </style:style>
    <style:style style:name="P168" style:family="paragraph" style:parent-style-name="Standard">
      <style:text-properties fo:language="ru" fo:country="RU" fo:font-style="normal" style:text-underline-style="none" officeooo:rsid="030ef134" officeooo:paragraph-rsid="030ef134" style:font-style-asian="normal" style:font-style-complex="normal"/>
    </style:style>
    <style:style style:name="P169" style:family="paragraph" style:parent-style-name="Standard">
      <style:text-properties fo:language="ru" fo:country="RU" fo:font-style="normal" style:text-underline-style="none" officeooo:rsid="02d0cc2f" officeooo:paragraph-rsid="02d09f1a" style:font-style-asian="normal" style:font-style-complex="normal"/>
    </style:style>
    <style:style style:name="P170" style:family="paragraph" style:parent-style-name="Standard">
      <style:text-properties fo:language="ru" fo:country="RU" fo:font-style="normal" style:text-underline-style="none" officeooo:rsid="032bd92a" officeooo:paragraph-rsid="03422ea5" style:font-style-asian="normal" style:font-style-complex="normal"/>
    </style:style>
    <style:style style:name="P171" style:family="paragraph" style:parent-style-name="Standard">
      <style:text-properties fo:language="ru" fo:country="RU" fo:font-style="italic" style:text-underline-style="none" officeooo:rsid="023fa9f4" officeooo:paragraph-rsid="023b5d4d" style:font-style-asian="italic" style:font-style-complex="italic"/>
    </style:style>
    <style:style style:name="P172" style:family="paragraph" style:parent-style-name="Standard">
      <style:text-properties fo:language="ru" fo:country="RU" officeooo:paragraph-rsid="03fd034a"/>
    </style:style>
    <style:style style:name="P173" style:family="paragraph" style:parent-style-name="Standard">
      <style:text-properties style:text-position="0% 100%" fo:language="ru" fo:country="RU" fo:font-style="normal" style:text-underline-style="none" officeooo:rsid="0344a843" officeooo:paragraph-rsid="034a2fc5" style:font-style-asian="normal" style:font-style-complex="normal"/>
    </style:style>
    <style:style style:name="P174" style:family="paragraph" style:parent-style-name="Standard">
      <style:text-properties style:text-position="0% 100%" fo:language="ru" fo:country="RU" fo:font-style="normal" style:text-underline-style="none" officeooo:rsid="0019f43d" officeooo:paragraph-rsid="034be8d4" style:font-style-asian="normal" style:font-style-complex="normal"/>
    </style:style>
    <style:style style:name="P175" style:family="paragraph" style:parent-style-name="Standard">
      <style:text-properties style:text-position="0% 100%" fo:language="ru" fo:country="RU" fo:font-style="normal" style:text-underline-style="none" officeooo:rsid="034cde68" officeooo:paragraph-rsid="034cde68" style:font-style-asian="normal" style:font-style-complex="normal"/>
    </style:style>
    <style:style style:name="P176" style:family="paragraph" style:parent-style-name="Standard">
      <style:paragraph-properties fo:margin-left="0.9846in" fo:margin-right="0in" fo:text-indent="0in" style:auto-text-indent="false"/>
      <style:text-properties fo:language="ru" fo:country="RU" officeooo:rsid="0020dee0" officeooo:paragraph-rsid="0020dee0"/>
    </style:style>
    <style:style style:name="P177" style:family="paragraph" style:parent-style-name="Standard">
      <style:paragraph-properties fo:margin-left="0.9846in" fo:margin-right="0in" fo:text-indent="0in" style:auto-text-indent="false"/>
      <style:text-properties fo:language="ru" fo:country="RU" officeooo:rsid="00217d3d" officeooo:paragraph-rsid="00217d3d"/>
    </style:style>
    <style:style style:name="P178" style:family="paragraph" style:parent-style-name="Standard">
      <style:paragraph-properties fo:margin-left="0.9846in" fo:margin-right="0in" fo:text-indent="0in" style:auto-text-indent="false"/>
      <style:text-properties fo:language="ru" fo:country="RU" officeooo:rsid="0024c044" officeooo:paragraph-rsid="0024c044"/>
    </style:style>
    <style:style style:name="P179" style:family="paragraph" style:parent-style-name="Standard">
      <style:paragraph-properties fo:margin-left="0.9846in" fo:margin-right="0in" fo:text-indent="0in" style:auto-text-indent="false"/>
      <style:text-properties fo:language="ru" fo:country="RU" officeooo:rsid="003451d3" officeooo:paragraph-rsid="003451d3"/>
    </style:style>
    <style:style style:name="P180" style:family="paragraph" style:parent-style-name="Standard">
      <style:paragraph-properties fo:margin-left="0.9846in" fo:margin-right="0in" fo:text-indent="0in" style:auto-text-indent="false"/>
      <style:text-properties style:text-position="0% 100%" fo:language="ru" fo:country="RU" fo:font-style="normal" style:text-underline-style="none" officeooo:rsid="034cde68" officeooo:paragraph-rsid="034cde68" style:font-style-asian="normal" style:font-style-complex="normal"/>
    </style:style>
    <style:style style:name="P181" style:family="paragraph" style:parent-style-name="Standard">
      <style:text-properties fo:language="ru" fo:country="RU" style:text-underline-style="none" officeooo:rsid="045a6b03" officeooo:paragraph-rsid="045a6b03"/>
    </style:style>
    <style:style style:name="P182" style:family="paragraph" style:parent-style-name="Standard">
      <style:text-properties fo:language="ru" fo:country="RU" style:text-underline-style="none" officeooo:rsid="04601464" officeooo:paragraph-rsid="04601464"/>
    </style:style>
    <style:style style:name="P183" style:family="paragraph" style:parent-style-name="Standard">
      <style:text-properties fo:language="ru" fo:country="RU" style:text-underline-style="none" officeooo:rsid="0469049e" officeooo:paragraph-rsid="0469049e"/>
    </style:style>
    <style:style style:name="P184" style:family="paragraph" style:parent-style-name="Standard">
      <style:text-properties fo:language="ru" fo:country="RU" style:text-underline-style="none" officeooo:rsid="046ede9d" officeooo:paragraph-rsid="047900c3"/>
    </style:style>
    <style:style style:name="P185" style:family="paragraph" style:parent-style-name="Standard">
      <style:text-properties fo:language="ru" fo:country="RU" style:text-underline-style="none" officeooo:rsid="047a981a" officeooo:paragraph-rsid="047d1794"/>
    </style:style>
    <style:style style:name="P186" style:family="paragraph" style:parent-style-name="Standard">
      <style:text-properties fo:language="ru" fo:country="RU" style:text-underline-style="none" officeooo:rsid="04920d36" officeooo:paragraph-rsid="04990e29"/>
    </style:style>
    <style:style style:name="P187" style:family="paragraph" style:parent-style-name="Standard">
      <style:text-properties fo:language="ru" fo:country="RU" style:text-underline-style="none" officeooo:rsid="04920d36" officeooo:paragraph-rsid="04a8f05d"/>
    </style:style>
    <style:style style:name="P188" style:family="paragraph" style:parent-style-name="Standard">
      <style:text-properties fo:language="ru" fo:country="RU" style:text-underline-style="none" officeooo:rsid="04b613bb" officeooo:paragraph-rsid="04b613bb"/>
    </style:style>
    <style:style style:name="T1" style:family="text">
      <style:text-properties officeooo:rsid="001bce18"/>
    </style:style>
    <style:style style:name="T2" style:family="text">
      <style:text-properties officeooo:rsid="001e45a2"/>
    </style:style>
    <style:style style:name="T3" style:family="text">
      <style:text-properties fo:font-variant="small-caps" officeooo:rsid="00232ce5"/>
    </style:style>
    <style:style style:name="T4" style:family="text">
      <style:text-properties fo:font-variant="small-caps" officeooo:rsid="003451d3"/>
    </style:style>
    <style:style style:name="T5" style:family="text">
      <style:text-properties fo:font-variant="small-caps" officeooo:rsid="0287a659"/>
    </style:style>
    <style:style style:name="T6" style:family="text">
      <style:text-properties fo:font-variant="small-caps" officeooo:rsid="04604fee"/>
    </style:style>
    <style:style style:name="T7" style:family="text">
      <style:text-properties officeooo:rsid="0025f552"/>
    </style:style>
    <style:style style:name="T8" style:family="text">
      <style:text-properties fo:font-style="italic" style:font-style-asian="italic" style:font-style-complex="italic"/>
    </style:style>
    <style:style style:name="T9" style:family="text">
      <style:text-properties fo:font-style="italic" officeooo:rsid="0025f552" style:font-style-asian="italic" style:font-style-complex="italic"/>
    </style:style>
    <style:style style:name="T10" style:family="text">
      <style:text-properties fo:font-style="italic" officeooo:rsid="00403371" style:font-style-asian="italic" style:font-style-complex="italic"/>
    </style:style>
    <style:style style:name="T11" style:family="text">
      <style:text-properties fo:font-style="italic" officeooo:rsid="004bd250" style:font-style-asian="italic" style:font-style-complex="italic"/>
    </style:style>
    <style:style style:name="T12" style:family="text">
      <style:text-properties fo:font-style="italic" officeooo:rsid="0019f43d" style:font-style-asian="italic" style:font-style-complex="italic"/>
    </style:style>
    <style:style style:name="T13" style:family="text">
      <style:text-properties fo:font-style="italic" officeooo:rsid="007a424a" style:font-style-asian="italic" style:font-style-complex="italic"/>
    </style:style>
    <style:style style:name="T14" style:family="text">
      <style:text-properties fo:font-style="italic" officeooo:rsid="00c5a49f" style:font-style-asian="italic" style:font-style-complex="italic"/>
    </style:style>
    <style:style style:name="T15" style:family="text">
      <style:text-properties fo:font-style="italic" officeooo:rsid="00ee7ae6" style:font-style-asian="italic" style:font-style-complex="italic"/>
    </style:style>
    <style:style style:name="T16" style:family="text">
      <style:text-properties fo:font-style="italic" officeooo:rsid="01131fe8" style:font-style-asian="italic" style:font-style-complex="italic"/>
    </style:style>
    <style:style style:name="T17" style:family="text">
      <style:text-properties fo:font-style="italic" officeooo:rsid="01743a71" style:font-style-asian="italic" style:font-style-complex="italic"/>
    </style:style>
    <style:style style:name="T18" style:family="text">
      <style:text-properties fo:font-style="italic" officeooo:rsid="0191109d" style:font-style-asian="italic" style:font-style-complex="italic"/>
    </style:style>
    <style:style style:name="T19" style:family="text">
      <style:text-properties fo:font-style="italic" officeooo:rsid="01c38447" style:font-style-asian="italic" style:font-style-complex="italic"/>
    </style:style>
    <style:style style:name="T20" style:family="text">
      <style:text-properties fo:font-style="italic" officeooo:rsid="01f669eb" style:font-style-asian="italic" style:font-style-complex="italic"/>
    </style:style>
    <style:style style:name="T21" style:family="text">
      <style:text-properties fo:font-style="italic" officeooo:rsid="022cdf7a" style:font-style-asian="italic" style:font-style-complex="italic"/>
    </style:style>
    <style:style style:name="T22" style:family="text">
      <style:text-properties fo:font-style="italic" officeooo:rsid="02486425" style:font-style-asian="italic" style:font-style-complex="italic"/>
    </style:style>
    <style:style style:name="T23" style:family="text">
      <style:text-properties fo:font-style="italic" officeooo:rsid="026b3b99" style:font-style-asian="italic" style:font-style-complex="italic"/>
    </style:style>
    <style:style style:name="T24" style:family="text">
      <style:text-properties fo:font-style="italic" officeooo:rsid="02abbae2" style:font-style-asian="italic" style:font-style-complex="italic"/>
    </style:style>
    <style:style style:name="T25" style:family="text">
      <style:text-properties fo:font-style="italic" officeooo:rsid="02ade1d9" style:font-style-asian="italic" style:font-style-complex="italic"/>
    </style:style>
    <style:style style:name="T26" style:family="text">
      <style:text-properties fo:font-style="italic" officeooo:rsid="02d55aaf" style:font-style-asian="italic" style:font-style-complex="italic"/>
    </style:style>
    <style:style style:name="T27" style:family="text">
      <style:text-properties fo:font-style="italic" officeooo:rsid="02da6a23" style:font-style-asian="italic" style:font-style-complex="italic"/>
    </style:style>
    <style:style style:name="T28" style:family="text">
      <style:text-properties fo:font-style="italic" officeooo:rsid="02db5c92" style:font-style-asian="italic" style:font-style-complex="italic"/>
    </style:style>
    <style:style style:name="T29" style:family="text">
      <style:text-properties fo:font-style="italic" officeooo:rsid="02df832e" style:font-style-asian="italic" style:font-style-complex="italic"/>
    </style:style>
    <style:style style:name="T30" style:family="text">
      <style:text-properties fo:font-style="italic" officeooo:rsid="02e76b3b" style:font-style-asian="italic" style:font-style-complex="italic"/>
    </style:style>
    <style:style style:name="T31" style:family="text">
      <style:text-properties fo:font-style="italic" officeooo:rsid="02f4b72e" style:font-style-asian="italic" style:font-style-complex="italic"/>
    </style:style>
    <style:style style:name="T32" style:family="text">
      <style:text-properties fo:font-style="italic" officeooo:rsid="034652c9" style:font-style-asian="italic" style:font-style-complex="italic"/>
    </style:style>
    <style:style style:name="T33" style:family="text">
      <style:text-properties fo:font-style="italic" officeooo:rsid="036c53cb" style:font-style-asian="italic" style:font-style-complex="italic"/>
    </style:style>
    <style:style style:name="T34" style:family="text">
      <style:text-properties fo:font-style="italic" officeooo:rsid="038c6041" style:font-style-asian="italic" style:font-style-complex="italic"/>
    </style:style>
    <style:style style:name="T35" style:family="text">
      <style:text-properties fo:font-style="italic" officeooo:rsid="03980e34" style:font-style-asian="italic" style:font-style-complex="italic"/>
    </style:style>
    <style:style style:name="T36" style:family="text">
      <style:text-properties fo:font-style="italic" officeooo:rsid="039a3595" style:font-style-asian="italic" style:font-style-complex="italic"/>
    </style:style>
    <style:style style:name="T37" style:family="text">
      <style:text-properties fo:font-style="italic" officeooo:rsid="03a00a32" style:font-style-asian="italic" style:font-style-complex="italic"/>
    </style:style>
    <style:style style:name="T38" style:family="text">
      <style:text-properties fo:font-style="italic" officeooo:rsid="03afa14f" style:font-style-asian="italic" style:font-style-complex="italic"/>
    </style:style>
    <style:style style:name="T39" style:family="text">
      <style:text-properties fo:font-style="italic" officeooo:rsid="03b6157d" style:font-style-asian="italic" style:font-style-complex="italic"/>
    </style:style>
    <style:style style:name="T40" style:family="text">
      <style:text-properties fo:font-style="italic" officeooo:rsid="03bcebcb" style:font-style-asian="italic" style:font-style-complex="italic"/>
    </style:style>
    <style:style style:name="T41" style:family="text">
      <style:text-properties fo:font-style="italic" officeooo:rsid="03c09961" style:font-style-asian="italic" style:font-style-complex="italic"/>
    </style:style>
    <style:style style:name="T42" style:family="text">
      <style:text-properties fo:font-style="italic" officeooo:rsid="03c17397" style:font-style-asian="italic" style:font-style-complex="italic"/>
    </style:style>
    <style:style style:name="T43" style:family="text">
      <style:text-properties fo:font-style="italic" officeooo:rsid="03c3d23c" style:font-style-asian="italic" style:font-style-complex="italic"/>
    </style:style>
    <style:style style:name="T44" style:family="text">
      <style:text-properties fo:font-style="italic" officeooo:rsid="03c6e892" style:font-style-asian="italic" style:font-style-complex="italic"/>
    </style:style>
    <style:style style:name="T45" style:family="text">
      <style:text-properties fo:font-style="italic" officeooo:rsid="03d24971" style:font-style-asian="italic" style:font-style-complex="italic"/>
    </style:style>
    <style:style style:name="T46" style:family="text">
      <style:text-properties fo:font-style="italic" officeooo:rsid="03e4cbfe" style:font-style-asian="italic" style:font-style-complex="italic"/>
    </style:style>
    <style:style style:name="T47" style:family="text">
      <style:text-properties fo:font-style="italic" officeooo:rsid="03e7349e" style:font-style-asian="italic" style:font-style-complex="italic"/>
    </style:style>
    <style:style style:name="T48" style:family="text">
      <style:text-properties fo:font-style="italic" officeooo:rsid="03e8fa57" style:font-style-asian="italic" style:font-style-complex="italic"/>
    </style:style>
    <style:style style:name="T49" style:family="text">
      <style:text-properties fo:font-style="italic" officeooo:rsid="03ea5114" style:font-style-asian="italic" style:font-style-complex="italic"/>
    </style:style>
    <style:style style:name="T50" style:family="text">
      <style:text-properties fo:font-style="italic" officeooo:rsid="03ec1b53" style:font-style-asian="italic" style:font-style-complex="italic"/>
    </style:style>
    <style:style style:name="T51" style:family="text">
      <style:text-properties fo:font-style="italic" officeooo:rsid="03ec41ae" style:font-style-asian="italic" style:font-style-complex="italic"/>
    </style:style>
    <style:style style:name="T52" style:family="text">
      <style:text-properties fo:font-style="italic" officeooo:rsid="03ef3e45" style:font-style-asian="italic" style:font-style-complex="italic"/>
    </style:style>
    <style:style style:name="T53" style:family="text">
      <style:text-properties fo:font-style="italic" officeooo:rsid="0415532c" style:font-style-asian="italic" style:font-style-complex="italic"/>
    </style:style>
    <style:style style:name="T54" style:family="text">
      <style:text-properties fo:font-style="italic" officeooo:rsid="0417e312" style:font-style-asian="italic" style:font-style-complex="italic"/>
    </style:style>
    <style:style style:name="T55" style:family="text">
      <style:text-properties fo:font-style="italic" officeooo:rsid="0422619a" style:font-style-asian="italic" style:font-style-complex="italic"/>
    </style:style>
    <style:style style:name="T56" style:family="text">
      <style:text-properties fo:font-style="italic" officeooo:rsid="04342d68" style:font-style-asian="italic" style:font-style-complex="italic"/>
    </style:style>
    <style:style style:name="T57" style:family="text">
      <style:text-properties fo:font-style="italic" officeooo:rsid="044ad065" style:font-style-asian="italic" style:font-style-complex="italic"/>
    </style:style>
    <style:style style:name="T58" style:family="text">
      <style:text-properties fo:font-style="italic" officeooo:rsid="044c8933" style:font-style-asian="italic" style:font-style-complex="italic"/>
    </style:style>
    <style:style style:name="T59" style:family="text">
      <style:text-properties fo:font-style="italic" officeooo:rsid="0450d767" style:font-style-asian="italic" style:font-style-complex="italic"/>
    </style:style>
    <style:style style:name="T60" style:family="text">
      <style:text-properties fo:font-style="italic" officeooo:rsid="04604fee" style:font-style-asian="italic" style:font-style-complex="italic"/>
    </style:style>
    <style:style style:name="T61" style:family="text">
      <style:text-properties fo:font-style="italic" style:text-underline-style="none" officeooo:rsid="014b3314" style:font-style-asian="italic" style:font-style-complex="italic"/>
    </style:style>
    <style:style style:name="T62" style:family="text">
      <style:text-properties fo:font-style="italic" fo:font-weight="normal" officeooo:rsid="020c0968" style:font-style-asian="italic" style:font-weight-asian="normal" style:font-style-complex="italic" style:font-weight-complex="normal"/>
    </style:style>
    <style:style style:name="T63" style:family="text">
      <style:text-properties fo:font-style="italic" fo:font-weight="normal" officeooo:rsid="0213fb1a" style:font-style-asian="italic" style:font-weight-asian="normal" style:font-style-complex="italic" style:font-weight-complex="normal"/>
    </style:style>
    <style:style style:name="T64" style:family="text">
      <style:text-properties fo:font-style="italic" fo:font-weight="normal" officeooo:rsid="0214b3fd" style:font-style-asian="italic" style:font-weight-asian="normal" style:font-style-complex="italic" style:font-weight-complex="normal"/>
    </style:style>
    <style:style style:name="T65" style:family="text">
      <style:text-properties fo:font-style="italic" fo:font-weight="normal" officeooo:rsid="02165805" style:font-style-asian="italic" style:font-weight-asian="normal" style:font-style-complex="italic" style:font-weight-complex="normal"/>
    </style:style>
    <style:style style:name="T66" style:family="text">
      <style:text-properties officeooo:rsid="0024c044"/>
    </style:style>
    <style:style style:name="T67" style:family="text">
      <style:text-properties officeooo:rsid="00232ce5"/>
    </style:style>
    <style:style style:name="T68" style:family="text">
      <style:text-properties officeooo:rsid="003538e9"/>
    </style:style>
    <style:style style:name="T69" style:family="text">
      <style:text-properties officeooo:rsid="0019f43d"/>
    </style:style>
    <style:style style:name="T70" style:family="text">
      <style:text-properties officeooo:rsid="00403371"/>
    </style:style>
    <style:style style:name="T71" style:family="text">
      <style:text-properties officeooo:rsid="004bd250"/>
    </style:style>
    <style:style style:name="T72" style:family="text">
      <style:text-properties officeooo:rsid="0052e461"/>
    </style:style>
    <style:style style:name="T73" style:family="text">
      <style:text-properties style:text-position="super 58%" fo:font-weight="bold" officeooo:rsid="0052e461" style:font-weight-asian="bold" style:font-weight-complex="bold"/>
    </style:style>
    <style:style style:name="T74" style:family="text">
      <style:text-properties style:text-position="super 58%" fo:font-style="italic" fo:font-weight="bold" officeooo:rsid="02f4b72e" style:font-style-asian="italic" style:font-weight-asian="bold" style:font-style-complex="italic" style:font-weight-complex="bold"/>
    </style:style>
    <style:style style:name="T75" style:family="text">
      <style:text-properties officeooo:rsid="0056e8d5"/>
    </style:style>
    <style:style style:name="T76" style:family="text">
      <style:text-properties officeooo:rsid="0056ee81"/>
    </style:style>
    <style:style style:name="T77" style:family="text">
      <style:text-properties officeooo:rsid="005a70fb"/>
    </style:style>
    <style:style style:name="T78" style:family="text">
      <style:text-properties officeooo:rsid="005c6b44"/>
    </style:style>
    <style:style style:name="T79" style:family="text">
      <style:text-properties officeooo:rsid="005dc8e7"/>
    </style:style>
    <style:style style:name="T80" style:family="text">
      <style:text-properties officeooo:rsid="00616366"/>
    </style:style>
    <style:style style:name="T81" style:family="text">
      <style:text-properties officeooo:rsid="006d6772"/>
    </style:style>
    <style:style style:name="T82" style:family="text">
      <style:text-properties officeooo:rsid="006ee287"/>
    </style:style>
    <style:style style:name="T83" style:family="text">
      <style:text-properties fo:font-style="normal" style:font-style-asian="normal" style:font-style-complex="normal"/>
    </style:style>
    <style:style style:name="T84" style:family="text">
      <style:text-properties fo:font-style="normal" officeooo:rsid="006ee287" style:font-style-asian="normal" style:font-style-complex="normal"/>
    </style:style>
    <style:style style:name="T85" style:family="text">
      <style:text-properties fo:font-style="normal" officeooo:rsid="019257b6" style:font-style-asian="normal" style:font-style-complex="normal"/>
    </style:style>
    <style:style style:name="T86" style:family="text">
      <style:text-properties fo:font-style="normal" officeooo:rsid="0192c575" style:font-style-asian="normal" style:font-style-complex="normal"/>
    </style:style>
    <style:style style:name="T87" style:family="text">
      <style:text-properties fo:font-style="normal" officeooo:rsid="0193d4fb" style:font-style-asian="normal" style:font-style-complex="normal"/>
    </style:style>
    <style:style style:name="T88" style:family="text">
      <style:text-properties fo:font-style="normal" officeooo:rsid="0193eaec" style:font-style-asian="normal" style:font-style-complex="normal"/>
    </style:style>
    <style:style style:name="T89" style:family="text">
      <style:text-properties fo:font-style="normal" officeooo:rsid="0195ea74" style:font-style-asian="normal" style:font-style-complex="normal"/>
    </style:style>
    <style:style style:name="T90" style:family="text">
      <style:text-properties fo:font-style="normal" officeooo:rsid="0197caa3" style:font-style-asian="normal" style:font-style-complex="normal"/>
    </style:style>
    <style:style style:name="T91" style:family="text">
      <style:text-properties fo:font-style="normal" officeooo:rsid="01987a17" style:font-style-asian="normal" style:font-style-complex="normal"/>
    </style:style>
    <style:style style:name="T92" style:family="text">
      <style:text-properties fo:font-style="normal" officeooo:rsid="0019f43d" style:font-style-asian="normal" style:font-style-complex="normal"/>
    </style:style>
    <style:style style:name="T93" style:family="text">
      <style:text-properties fo:font-style="normal" officeooo:rsid="019ade2d" style:font-style-asian="normal" style:font-style-complex="normal"/>
    </style:style>
    <style:style style:name="T94" style:family="text">
      <style:text-properties fo:font-style="normal" officeooo:rsid="019c3da0" style:font-style-asian="normal" style:font-style-complex="normal"/>
    </style:style>
    <style:style style:name="T95" style:family="text">
      <style:text-properties fo:font-style="normal" officeooo:rsid="019d7fd7" style:font-style-asian="normal" style:font-style-complex="normal"/>
    </style:style>
    <style:style style:name="T96" style:family="text">
      <style:text-properties fo:font-style="normal" officeooo:rsid="019e192b" style:font-style-asian="normal" style:font-style-complex="normal"/>
    </style:style>
    <style:style style:name="T97" style:family="text">
      <style:text-properties fo:font-style="normal" officeooo:rsid="019ef839" style:font-style-asian="normal" style:font-style-complex="normal"/>
    </style:style>
    <style:style style:name="T98" style:family="text">
      <style:text-properties fo:font-style="normal" officeooo:rsid="01a0cb66" style:font-style-asian="normal" style:font-style-complex="normal"/>
    </style:style>
    <style:style style:name="T99" style:family="text">
      <style:text-properties fo:font-style="normal" officeooo:rsid="01a236ba" style:font-style-asian="normal" style:font-style-complex="normal"/>
    </style:style>
    <style:style style:name="T100" style:family="text">
      <style:text-properties fo:font-style="normal" officeooo:rsid="01a3c254" style:font-style-asian="normal" style:font-style-complex="normal"/>
    </style:style>
    <style:style style:name="T101" style:family="text">
      <style:text-properties fo:font-style="normal" officeooo:rsid="01a4a89f" style:font-style-asian="normal" style:font-style-complex="normal"/>
    </style:style>
    <style:style style:name="T102" style:family="text">
      <style:text-properties fo:font-style="normal" officeooo:rsid="01a57018" style:font-style-asian="normal" style:font-style-complex="normal"/>
    </style:style>
    <style:style style:name="T103" style:family="text">
      <style:text-properties fo:font-style="normal" officeooo:rsid="01a674d2" style:font-style-asian="normal" style:font-style-complex="normal"/>
    </style:style>
    <style:style style:name="T104" style:family="text">
      <style:text-properties fo:font-style="normal" officeooo:rsid="01a821fa" style:font-style-asian="normal" style:font-style-complex="normal"/>
    </style:style>
    <style:style style:name="T105" style:family="text">
      <style:text-properties fo:font-style="normal" officeooo:rsid="01a86a4b" style:font-style-asian="normal" style:font-style-complex="normal"/>
    </style:style>
    <style:style style:name="T106" style:family="text">
      <style:text-properties fo:font-style="normal" officeooo:rsid="01a99bd1" style:font-style-asian="normal" style:font-style-complex="normal"/>
    </style:style>
    <style:style style:name="T107" style:family="text">
      <style:text-properties fo:font-style="normal" officeooo:rsid="01aa3c2e" style:font-style-asian="normal" style:font-style-complex="normal"/>
    </style:style>
    <style:style style:name="T108" style:family="text">
      <style:text-properties fo:font-style="normal" officeooo:rsid="01ac0743" style:font-style-asian="normal" style:font-style-complex="normal"/>
    </style:style>
    <style:style style:name="T109" style:family="text">
      <style:text-properties fo:font-style="normal" officeooo:rsid="01ac8a96" style:font-style-asian="normal" style:font-style-complex="normal"/>
    </style:style>
    <style:style style:name="T110" style:family="text">
      <style:text-properties fo:font-style="normal" officeooo:rsid="01acc37b" style:font-style-asian="normal" style:font-style-complex="normal"/>
    </style:style>
    <style:style style:name="T111" style:family="text">
      <style:text-properties fo:font-style="normal" officeooo:rsid="01acc420" style:font-style-asian="normal" style:font-style-complex="normal"/>
    </style:style>
    <style:style style:name="T112" style:family="text">
      <style:text-properties fo:font-style="normal" officeooo:rsid="01adb694" style:font-style-asian="normal" style:font-style-complex="normal"/>
    </style:style>
    <style:style style:name="T113" style:family="text">
      <style:text-properties fo:font-style="normal" officeooo:rsid="01ae35ff" style:font-style-asian="normal" style:font-style-complex="normal"/>
    </style:style>
    <style:style style:name="T114" style:family="text">
      <style:text-properties fo:font-style="normal" officeooo:rsid="01af8090" style:font-style-asian="normal" style:font-style-complex="normal"/>
    </style:style>
    <style:style style:name="T115" style:family="text">
      <style:text-properties fo:font-style="normal" officeooo:rsid="01afb70f" style:font-style-asian="normal" style:font-style-complex="normal"/>
    </style:style>
    <style:style style:name="T116" style:family="text">
      <style:text-properties fo:font-style="normal" officeooo:rsid="01b0dcdc" style:font-style-asian="normal" style:font-style-complex="normal"/>
    </style:style>
    <style:style style:name="T117" style:family="text">
      <style:text-properties fo:font-style="normal" officeooo:rsid="01b14a58" style:font-style-asian="normal" style:font-style-complex="normal"/>
    </style:style>
    <style:style style:name="T118" style:family="text">
      <style:text-properties fo:font-style="normal" officeooo:rsid="01b3386f" style:font-style-asian="normal" style:font-style-complex="normal"/>
    </style:style>
    <style:style style:name="T119" style:family="text">
      <style:text-properties fo:font-style="normal" officeooo:rsid="01b40fa2" style:font-style-asian="normal" style:font-style-complex="normal"/>
    </style:style>
    <style:style style:name="T120" style:family="text">
      <style:text-properties fo:font-style="normal" officeooo:rsid="01b4967f" style:font-style-asian="normal" style:font-style-complex="normal"/>
    </style:style>
    <style:style style:name="T121" style:family="text">
      <style:text-properties fo:font-style="normal" officeooo:rsid="01b5770a" style:font-style-asian="normal" style:font-style-complex="normal"/>
    </style:style>
    <style:style style:name="T122" style:family="text">
      <style:text-properties fo:font-style="normal" officeooo:rsid="01b58bae" style:font-style-asian="normal" style:font-style-complex="normal"/>
    </style:style>
    <style:style style:name="T123" style:family="text">
      <style:text-properties fo:font-style="normal" officeooo:rsid="01b72bd7" style:font-style-asian="normal" style:font-style-complex="normal"/>
    </style:style>
    <style:style style:name="T124" style:family="text">
      <style:text-properties fo:font-style="normal" officeooo:rsid="01b81198" style:font-style-asian="normal" style:font-style-complex="normal"/>
    </style:style>
    <style:style style:name="T125" style:family="text">
      <style:text-properties fo:font-style="normal" officeooo:rsid="01b9be07" style:font-style-asian="normal" style:font-style-complex="normal"/>
    </style:style>
    <style:style style:name="T126" style:family="text">
      <style:text-properties fo:font-style="normal" officeooo:rsid="01bb8ce5" style:font-style-asian="normal" style:font-style-complex="normal"/>
    </style:style>
    <style:style style:name="T127" style:family="text">
      <style:text-properties fo:font-style="normal" officeooo:rsid="01bbfb0d" style:font-style-asian="normal" style:font-style-complex="normal"/>
    </style:style>
    <style:style style:name="T128" style:family="text">
      <style:text-properties fo:font-style="normal" officeooo:rsid="01bd36c2" style:font-style-asian="normal" style:font-style-complex="normal"/>
    </style:style>
    <style:style style:name="T129" style:family="text">
      <style:text-properties fo:font-style="normal" officeooo:rsid="01be0769" style:font-style-asian="normal" style:font-style-complex="normal"/>
    </style:style>
    <style:style style:name="T130" style:family="text">
      <style:text-properties fo:font-style="normal" officeooo:rsid="01bfd3cf" style:font-style-asian="normal" style:font-style-complex="normal"/>
    </style:style>
    <style:style style:name="T131" style:family="text">
      <style:text-properties fo:font-style="normal" officeooo:rsid="01c075a6" style:font-style-asian="normal" style:font-style-complex="normal"/>
    </style:style>
    <style:style style:name="T132" style:family="text">
      <style:text-properties fo:font-style="normal" officeooo:rsid="01c0c329" style:font-style-asian="normal" style:font-style-complex="normal"/>
    </style:style>
    <style:style style:name="T133" style:family="text">
      <style:text-properties fo:font-style="normal" officeooo:rsid="01c135ce" style:font-style-asian="normal" style:font-style-complex="normal"/>
    </style:style>
    <style:style style:name="T134" style:family="text">
      <style:text-properties fo:font-style="normal" officeooo:rsid="01c202fe" style:font-style-asian="normal" style:font-style-complex="normal"/>
    </style:style>
    <style:style style:name="T135" style:family="text">
      <style:text-properties fo:font-style="normal" officeooo:rsid="01c38447" style:font-style-asian="normal" style:font-style-complex="normal"/>
    </style:style>
    <style:style style:name="T136" style:family="text">
      <style:text-properties fo:font-style="normal" officeooo:rsid="01c4b24f" style:font-style-asian="normal" style:font-style-complex="normal"/>
    </style:style>
    <style:style style:name="T137" style:family="text">
      <style:text-properties fo:font-style="normal" officeooo:rsid="01c5118a" style:font-style-asian="normal" style:font-style-complex="normal"/>
    </style:style>
    <style:style style:name="T138" style:family="text">
      <style:text-properties fo:font-style="normal" officeooo:rsid="01c62a2b" style:font-style-asian="normal" style:font-style-complex="normal"/>
    </style:style>
    <style:style style:name="T139" style:family="text">
      <style:text-properties fo:font-style="normal" officeooo:rsid="01c6f47a" style:font-style-asian="normal" style:font-style-complex="normal"/>
    </style:style>
    <style:style style:name="T140" style:family="text">
      <style:text-properties fo:font-style="normal" officeooo:rsid="01c89fbb" style:font-style-asian="normal" style:font-style-complex="normal"/>
    </style:style>
    <style:style style:name="T141" style:family="text">
      <style:text-properties fo:font-style="normal" officeooo:rsid="01ca19fe" style:font-style-asian="normal" style:font-style-complex="normal"/>
    </style:style>
    <style:style style:name="T142" style:family="text">
      <style:text-properties fo:font-style="normal" officeooo:rsid="01caf37d" style:font-style-asian="normal" style:font-style-complex="normal"/>
    </style:style>
    <style:style style:name="T143" style:family="text">
      <style:text-properties fo:font-style="normal" officeooo:rsid="01e2bd32" style:font-style-asian="normal" style:font-style-complex="normal"/>
    </style:style>
    <style:style style:name="T144" style:family="text">
      <style:text-properties fo:font-style="normal" officeooo:rsid="01e32dfa" style:font-style-asian="normal" style:font-style-complex="normal"/>
    </style:style>
    <style:style style:name="T145" style:family="text">
      <style:text-properties fo:font-style="normal" officeooo:rsid="01e3dc34" style:font-style-asian="normal" style:font-style-complex="normal"/>
    </style:style>
    <style:style style:name="T146" style:family="text">
      <style:text-properties fo:font-style="normal" officeooo:rsid="01e59c91" style:font-style-asian="normal" style:font-style-complex="normal"/>
    </style:style>
    <style:style style:name="T147" style:family="text">
      <style:text-properties fo:font-style="normal" officeooo:rsid="01e73e1d" style:font-style-asian="normal" style:font-style-complex="normal"/>
    </style:style>
    <style:style style:name="T148" style:family="text">
      <style:text-properties fo:font-style="normal" officeooo:rsid="01e8384f" style:font-style-asian="normal" style:font-style-complex="normal"/>
    </style:style>
    <style:style style:name="T149" style:family="text">
      <style:text-properties fo:font-style="normal" officeooo:rsid="01e8f5f0" style:font-style-asian="normal" style:font-style-complex="normal"/>
    </style:style>
    <style:style style:name="T150" style:family="text">
      <style:text-properties fo:font-style="normal" officeooo:rsid="01e92c0f" style:font-style-asian="normal" style:font-style-complex="normal"/>
    </style:style>
    <style:style style:name="T151" style:family="text">
      <style:text-properties fo:font-style="normal" officeooo:rsid="01e9735b" style:font-style-asian="normal" style:font-style-complex="normal"/>
    </style:style>
    <style:style style:name="T152" style:family="text">
      <style:text-properties fo:font-style="normal" officeooo:rsid="01ea202b" style:font-style-asian="normal" style:font-style-complex="normal"/>
    </style:style>
    <style:style style:name="T153" style:family="text">
      <style:text-properties fo:font-style="normal" officeooo:rsid="01eb92ef" style:font-style-asian="normal" style:font-style-complex="normal"/>
    </style:style>
    <style:style style:name="T154" style:family="text">
      <style:text-properties fo:font-style="normal" officeooo:rsid="01ecc3b2" style:font-style-asian="normal" style:font-style-complex="normal"/>
    </style:style>
    <style:style style:name="T155" style:family="text">
      <style:text-properties fo:font-style="normal" officeooo:rsid="01eda8a9" style:font-style-asian="normal" style:font-style-complex="normal"/>
    </style:style>
    <style:style style:name="T156" style:family="text">
      <style:text-properties fo:font-style="normal" officeooo:rsid="01ee3357" style:font-style-asian="normal" style:font-style-complex="normal"/>
    </style:style>
    <style:style style:name="T157" style:family="text">
      <style:text-properties fo:font-style="normal" officeooo:rsid="01ef4787" style:font-style-asian="normal" style:font-style-complex="normal"/>
    </style:style>
    <style:style style:name="T158" style:family="text">
      <style:text-properties fo:font-style="normal" officeooo:rsid="01f0ff82" style:font-style-asian="normal" style:font-style-complex="normal"/>
    </style:style>
    <style:style style:name="T159" style:family="text">
      <style:text-properties fo:font-style="normal" officeooo:rsid="02190a0b" style:font-style-asian="normal" style:font-style-complex="normal"/>
    </style:style>
    <style:style style:name="T160" style:family="text">
      <style:text-properties fo:font-style="normal" officeooo:rsid="021ae8f1" style:font-style-asian="normal" style:font-style-complex="normal"/>
    </style:style>
    <style:style style:name="T161" style:family="text">
      <style:text-properties fo:font-style="normal" officeooo:rsid="021bc97f" style:font-style-asian="normal" style:font-style-complex="normal"/>
    </style:style>
    <style:style style:name="T162" style:family="text">
      <style:text-properties fo:font-style="normal" officeooo:rsid="021ca887" style:font-style-asian="normal" style:font-style-complex="normal"/>
    </style:style>
    <style:style style:name="T163" style:family="text">
      <style:text-properties fo:font-style="normal" officeooo:rsid="021d6454" style:font-style-asian="normal" style:font-style-complex="normal"/>
    </style:style>
    <style:style style:name="T164" style:family="text">
      <style:text-properties fo:font-style="normal" officeooo:rsid="021e44f6" style:font-style-asian="normal" style:font-style-complex="normal"/>
    </style:style>
    <style:style style:name="T165" style:family="text">
      <style:text-properties fo:font-style="normal" officeooo:rsid="0221aa6c" style:font-style-asian="normal" style:font-style-complex="normal"/>
    </style:style>
    <style:style style:name="T166" style:family="text">
      <style:text-properties fo:font-style="normal" officeooo:rsid="0222e880" style:font-style-asian="normal" style:font-style-complex="normal"/>
    </style:style>
    <style:style style:name="T167" style:family="text">
      <style:text-properties fo:font-style="normal" officeooo:rsid="022350ac" style:font-style-asian="normal" style:font-style-complex="normal"/>
    </style:style>
    <style:style style:name="T168" style:family="text">
      <style:text-properties fo:font-style="normal" officeooo:rsid="0224f116" style:font-style-asian="normal" style:font-style-complex="normal"/>
    </style:style>
    <style:style style:name="T169" style:family="text">
      <style:text-properties fo:font-style="normal" officeooo:rsid="0225aba6" style:font-style-asian="normal" style:font-style-complex="normal"/>
    </style:style>
    <style:style style:name="T170" style:family="text">
      <style:text-properties fo:font-style="normal" officeooo:rsid="022795f8" style:font-style-asian="normal" style:font-style-complex="normal"/>
    </style:style>
    <style:style style:name="T171" style:family="text">
      <style:text-properties fo:font-style="normal" officeooo:rsid="02294be6" style:font-style-asian="normal" style:font-style-complex="normal"/>
    </style:style>
    <style:style style:name="T172" style:family="text">
      <style:text-properties fo:font-style="normal" officeooo:rsid="0229bf78" style:font-style-asian="normal" style:font-style-complex="normal"/>
    </style:style>
    <style:style style:name="T173" style:family="text">
      <style:text-properties fo:font-style="normal" officeooo:rsid="022aef30" style:font-style-asian="normal" style:font-style-complex="normal"/>
    </style:style>
    <style:style style:name="T174" style:family="text">
      <style:text-properties fo:font-style="normal" officeooo:rsid="022cdf7a" style:font-style-asian="normal" style:font-style-complex="normal"/>
    </style:style>
    <style:style style:name="T175" style:family="text">
      <style:text-properties fo:font-style="normal" officeooo:rsid="022e0c47" style:font-style-asian="normal" style:font-style-complex="normal"/>
    </style:style>
    <style:style style:name="T176" style:family="text">
      <style:text-properties fo:font-style="normal" officeooo:rsid="022ffcdc" style:font-style-asian="normal" style:font-style-complex="normal"/>
    </style:style>
    <style:style style:name="T177" style:family="text">
      <style:text-properties fo:font-style="normal" officeooo:rsid="0230cbfe" style:font-style-asian="normal" style:font-style-complex="normal"/>
    </style:style>
    <style:style style:name="T178" style:family="text">
      <style:text-properties fo:font-style="normal" officeooo:rsid="02313ce5" style:font-style-asian="normal" style:font-style-complex="normal"/>
    </style:style>
    <style:style style:name="T179" style:family="text">
      <style:text-properties fo:font-style="normal" officeooo:rsid="02316685" style:font-style-asian="normal" style:font-style-complex="normal"/>
    </style:style>
    <style:style style:name="T180" style:family="text">
      <style:text-properties fo:font-style="normal" officeooo:rsid="02330c82" style:font-style-asian="normal" style:font-style-complex="normal"/>
    </style:style>
    <style:style style:name="T181" style:family="text">
      <style:text-properties fo:font-style="normal" officeooo:rsid="0233e034" style:font-style-asian="normal" style:font-style-complex="normal"/>
    </style:style>
    <style:style style:name="T182" style:family="text">
      <style:text-properties fo:font-style="normal" officeooo:rsid="023556a2" style:font-style-asian="normal" style:font-style-complex="normal"/>
    </style:style>
    <style:style style:name="T183" style:family="text">
      <style:text-properties fo:font-style="normal" officeooo:rsid="02365aff" style:font-style-asian="normal" style:font-style-complex="normal"/>
    </style:style>
    <style:style style:name="T184" style:family="text">
      <style:text-properties fo:font-style="normal" officeooo:rsid="023790cd" style:font-style-asian="normal" style:font-style-complex="normal"/>
    </style:style>
    <style:style style:name="T185" style:family="text">
      <style:text-properties fo:font-style="normal" officeooo:rsid="0238d806" style:font-style-asian="normal" style:font-style-complex="normal"/>
    </style:style>
    <style:style style:name="T186" style:family="text">
      <style:text-properties fo:font-style="normal" officeooo:rsid="023a5c73" style:font-style-asian="normal" style:font-style-complex="normal"/>
    </style:style>
    <style:style style:name="T187" style:family="text">
      <style:text-properties fo:font-style="normal" officeooo:rsid="023a6666" style:font-style-asian="normal" style:font-style-complex="normal"/>
    </style:style>
    <style:style style:name="T188" style:family="text">
      <style:text-properties fo:font-style="normal" officeooo:rsid="023b5d4d" style:font-style-asian="normal" style:font-style-complex="normal"/>
    </style:style>
    <style:style style:name="T189" style:family="text">
      <style:text-properties fo:font-style="normal" officeooo:rsid="023cc328" style:font-style-asian="normal" style:font-style-complex="normal"/>
    </style:style>
    <style:style style:name="T190" style:family="text">
      <style:text-properties fo:font-style="normal" officeooo:rsid="023df2ca" style:font-style-asian="normal" style:font-style-complex="normal"/>
    </style:style>
    <style:style style:name="T191" style:family="text">
      <style:text-properties fo:font-style="normal" officeooo:rsid="023fa9f4" style:font-style-asian="normal" style:font-style-complex="normal"/>
    </style:style>
    <style:style style:name="T192" style:family="text">
      <style:text-properties fo:font-style="normal" officeooo:rsid="0241711c" style:font-style-asian="normal" style:font-style-complex="normal"/>
    </style:style>
    <style:style style:name="T193" style:family="text">
      <style:text-properties fo:font-style="normal" officeooo:rsid="024308f8" style:font-style-asian="normal" style:font-style-complex="normal"/>
    </style:style>
    <style:style style:name="T194" style:family="text">
      <style:text-properties fo:font-style="normal" officeooo:rsid="02458b86" style:font-style-asian="normal" style:font-style-complex="normal"/>
    </style:style>
    <style:style style:name="T195" style:family="text">
      <style:text-properties fo:font-style="normal" officeooo:rsid="0245feee" style:font-style-asian="normal" style:font-style-complex="normal"/>
    </style:style>
    <style:style style:name="T196" style:family="text">
      <style:text-properties fo:font-style="normal" officeooo:rsid="02478449" style:font-style-asian="normal" style:font-style-complex="normal"/>
    </style:style>
    <style:style style:name="T197" style:family="text">
      <style:text-properties fo:font-style="normal" officeooo:rsid="0247db75" style:font-style-asian="normal" style:font-style-complex="normal"/>
    </style:style>
    <style:style style:name="T198" style:family="text">
      <style:text-properties fo:font-style="normal" officeooo:rsid="02486425" style:font-style-asian="normal" style:font-style-complex="normal"/>
    </style:style>
    <style:style style:name="T199" style:family="text">
      <style:text-properties fo:font-style="normal" officeooo:rsid="0248ff4b" style:font-style-asian="normal" style:font-style-complex="normal"/>
    </style:style>
    <style:style style:name="T200" style:family="text">
      <style:text-properties fo:font-style="normal" officeooo:rsid="024af498" style:font-style-asian="normal" style:font-style-complex="normal"/>
    </style:style>
    <style:style style:name="T201" style:family="text">
      <style:text-properties fo:font-style="normal" officeooo:rsid="024d3923" style:font-style-asian="normal" style:font-style-complex="normal"/>
    </style:style>
    <style:style style:name="T202" style:family="text">
      <style:text-properties fo:font-style="normal" officeooo:rsid="024e64cc" style:font-style-asian="normal" style:font-style-complex="normal"/>
    </style:style>
    <style:style style:name="T203" style:family="text">
      <style:text-properties fo:font-style="normal" officeooo:rsid="024f0929" style:font-style-asian="normal" style:font-style-complex="normal"/>
    </style:style>
    <style:style style:name="T204" style:family="text">
      <style:text-properties fo:font-style="normal" officeooo:rsid="0251005a" style:font-style-asian="normal" style:font-style-complex="normal"/>
    </style:style>
    <style:style style:name="T205" style:family="text">
      <style:text-properties fo:font-style="normal" officeooo:rsid="0252ec85" style:font-style-asian="normal" style:font-style-complex="normal"/>
    </style:style>
    <style:style style:name="T206" style:family="text">
      <style:text-properties fo:font-style="normal" officeooo:rsid="02538d73" style:font-style-asian="normal" style:font-style-complex="normal"/>
    </style:style>
    <style:style style:name="T207" style:family="text">
      <style:text-properties fo:font-style="normal" officeooo:rsid="0253b90d" style:font-style-asian="normal" style:font-style-complex="normal"/>
    </style:style>
    <style:style style:name="T208" style:family="text">
      <style:text-properties fo:font-style="normal" officeooo:rsid="02550640" style:font-style-asian="normal" style:font-style-complex="normal"/>
    </style:style>
    <style:style style:name="T209" style:family="text">
      <style:text-properties fo:font-style="normal" officeooo:rsid="02566222" style:font-style-asian="normal" style:font-style-complex="normal"/>
    </style:style>
    <style:style style:name="T210" style:family="text">
      <style:text-properties fo:font-style="normal" officeooo:rsid="0256d932" style:font-style-asian="normal" style:font-style-complex="normal"/>
    </style:style>
    <style:style style:name="T211" style:family="text">
      <style:text-properties fo:font-style="normal" officeooo:rsid="0257d347" style:font-style-asian="normal" style:font-style-complex="normal"/>
    </style:style>
    <style:style style:name="T212" style:family="text">
      <style:text-properties fo:font-style="normal" officeooo:rsid="0258104f" style:font-style-asian="normal" style:font-style-complex="normal"/>
    </style:style>
    <style:style style:name="T213" style:family="text">
      <style:text-properties fo:font-style="normal" officeooo:rsid="02585d5e" style:font-style-asian="normal" style:font-style-complex="normal"/>
    </style:style>
    <style:style style:name="T214" style:family="text">
      <style:text-properties fo:font-style="normal" officeooo:rsid="025a3469" style:font-style-asian="normal" style:font-style-complex="normal"/>
    </style:style>
    <style:style style:name="T215" style:family="text">
      <style:text-properties fo:font-style="normal" officeooo:rsid="025ba0fe" style:font-style-asian="normal" style:font-style-complex="normal"/>
    </style:style>
    <style:style style:name="T216" style:family="text">
      <style:text-properties fo:font-style="normal" officeooo:rsid="025cf2b7" style:font-style-asian="normal" style:font-style-complex="normal"/>
    </style:style>
    <style:style style:name="T217" style:family="text">
      <style:text-properties fo:font-style="normal" officeooo:rsid="025d647e" style:font-style-asian="normal" style:font-style-complex="normal"/>
    </style:style>
    <style:style style:name="T218" style:family="text">
      <style:text-properties fo:font-style="normal" officeooo:rsid="025dc6b1" style:font-style-asian="normal" style:font-style-complex="normal"/>
    </style:style>
    <style:style style:name="T219" style:family="text">
      <style:text-properties fo:font-style="normal" officeooo:rsid="025ebe95" style:font-style-asian="normal" style:font-style-complex="normal"/>
    </style:style>
    <style:style style:name="T220" style:family="text">
      <style:text-properties fo:font-style="normal" officeooo:rsid="026007d9" style:font-style-asian="normal" style:font-style-complex="normal"/>
    </style:style>
    <style:style style:name="T221" style:family="text">
      <style:text-properties fo:font-style="normal" officeooo:rsid="026029fd" style:font-style-asian="normal" style:font-style-complex="normal"/>
    </style:style>
    <style:style style:name="T222" style:family="text">
      <style:text-properties fo:font-style="normal" officeooo:rsid="02610287" style:font-style-asian="normal" style:font-style-complex="normal"/>
    </style:style>
    <style:style style:name="T223" style:family="text">
      <style:text-properties fo:font-style="normal" officeooo:rsid="02629d41" style:font-style-asian="normal" style:font-style-complex="normal"/>
    </style:style>
    <style:style style:name="T224" style:family="text">
      <style:text-properties fo:font-style="normal" officeooo:rsid="02642094" style:font-style-asian="normal" style:font-style-complex="normal"/>
    </style:style>
    <style:style style:name="T225" style:family="text">
      <style:text-properties fo:font-style="normal" officeooo:rsid="0265477c" style:font-style-asian="normal" style:font-style-complex="normal"/>
    </style:style>
    <style:style style:name="T226" style:family="text">
      <style:text-properties fo:font-style="normal" officeooo:rsid="026574b3" style:font-style-asian="normal" style:font-style-complex="normal"/>
    </style:style>
    <style:style style:name="T227" style:family="text">
      <style:text-properties fo:font-style="normal" officeooo:rsid="0266c4bf" style:font-style-asian="normal" style:font-style-complex="normal"/>
    </style:style>
    <style:style style:name="T228" style:family="text">
      <style:text-properties fo:font-style="normal" officeooo:rsid="02687aeb" style:font-style-asian="normal" style:font-style-complex="normal"/>
    </style:style>
    <style:style style:name="T229" style:family="text">
      <style:text-properties fo:font-style="normal" officeooo:rsid="0269e5c9" style:font-style-asian="normal" style:font-style-complex="normal"/>
    </style:style>
    <style:style style:name="T230" style:family="text">
      <style:text-properties fo:font-style="normal" officeooo:rsid="026af481" style:font-style-asian="normal" style:font-style-complex="normal"/>
    </style:style>
    <style:style style:name="T231" style:family="text">
      <style:text-properties fo:font-style="normal" officeooo:rsid="026b3b99" style:font-style-asian="normal" style:font-style-complex="normal"/>
    </style:style>
    <style:style style:name="T232" style:family="text">
      <style:text-properties fo:font-style="normal" officeooo:rsid="026c450d" style:font-style-asian="normal" style:font-style-complex="normal"/>
    </style:style>
    <style:style style:name="T233" style:family="text">
      <style:text-properties fo:font-style="normal" officeooo:rsid="026d4944" style:font-style-asian="normal" style:font-style-complex="normal"/>
    </style:style>
    <style:style style:name="T234" style:family="text">
      <style:text-properties fo:font-style="normal" officeooo:rsid="02708767" style:font-style-asian="normal" style:font-style-complex="normal"/>
    </style:style>
    <style:style style:name="T235" style:family="text">
      <style:text-properties fo:font-style="normal" officeooo:rsid="02713169" style:font-style-asian="normal" style:font-style-complex="normal"/>
    </style:style>
    <style:style style:name="T236" style:family="text">
      <style:text-properties fo:font-style="normal" officeooo:rsid="0271a5b6" style:font-style-asian="normal" style:font-style-complex="normal"/>
    </style:style>
    <style:style style:name="T237" style:family="text">
      <style:text-properties fo:font-style="normal" officeooo:rsid="02720667" style:font-style-asian="normal" style:font-style-complex="normal"/>
    </style:style>
    <style:style style:name="T238" style:family="text">
      <style:text-properties fo:font-style="normal" officeooo:rsid="02747809" style:font-style-asian="normal" style:font-style-complex="normal"/>
    </style:style>
    <style:style style:name="T239" style:family="text">
      <style:text-properties fo:font-style="normal" officeooo:rsid="0274b3f1" style:font-style-asian="normal" style:font-style-complex="normal"/>
    </style:style>
    <style:style style:name="T240" style:family="text">
      <style:text-properties fo:font-style="normal" officeooo:rsid="0274f207" style:font-style-asian="normal" style:font-style-complex="normal"/>
    </style:style>
    <style:style style:name="T241" style:family="text">
      <style:text-properties fo:font-style="normal" officeooo:rsid="0275792e" style:font-style-asian="normal" style:font-style-complex="normal"/>
    </style:style>
    <style:style style:name="T242" style:family="text">
      <style:text-properties fo:font-style="normal" officeooo:rsid="0276c216" style:font-style-asian="normal" style:font-style-complex="normal"/>
    </style:style>
    <style:style style:name="T243" style:family="text">
      <style:text-properties fo:font-style="normal" officeooo:rsid="027723c3" style:font-style-asian="normal" style:font-style-complex="normal"/>
    </style:style>
    <style:style style:name="T244" style:family="text">
      <style:text-properties fo:font-style="normal" officeooo:rsid="0277eb85" style:font-style-asian="normal" style:font-style-complex="normal"/>
    </style:style>
    <style:style style:name="T245" style:family="text">
      <style:text-properties fo:font-style="normal" officeooo:rsid="02791201" style:font-style-asian="normal" style:font-style-complex="normal"/>
    </style:style>
    <style:style style:name="T246" style:family="text">
      <style:text-properties fo:font-style="normal" officeooo:rsid="027a729b" style:font-style-asian="normal" style:font-style-complex="normal"/>
    </style:style>
    <style:style style:name="T247" style:family="text">
      <style:text-properties fo:font-style="normal" officeooo:rsid="027a9438" style:font-style-asian="normal" style:font-style-complex="normal"/>
    </style:style>
    <style:style style:name="T248" style:family="text">
      <style:text-properties fo:font-style="normal" officeooo:rsid="027c622a" style:font-style-asian="normal" style:font-style-complex="normal"/>
    </style:style>
    <style:style style:name="T249" style:family="text">
      <style:text-properties fo:font-style="normal" officeooo:rsid="027c9686" style:font-style-asian="normal" style:font-style-complex="normal"/>
    </style:style>
    <style:style style:name="T250" style:family="text">
      <style:text-properties fo:font-style="normal" officeooo:rsid="027e7bbd" style:font-style-asian="normal" style:font-style-complex="normal"/>
    </style:style>
    <style:style style:name="T251" style:family="text">
      <style:text-properties fo:font-style="normal" officeooo:rsid="02800787" style:font-style-asian="normal" style:font-style-complex="normal"/>
    </style:style>
    <style:style style:name="T252" style:family="text">
      <style:text-properties fo:font-style="normal" officeooo:rsid="02813390" style:font-style-asian="normal" style:font-style-complex="normal"/>
    </style:style>
    <style:style style:name="T253" style:family="text">
      <style:text-properties fo:font-style="normal" officeooo:rsid="0281a355" style:font-style-asian="normal" style:font-style-complex="normal"/>
    </style:style>
    <style:style style:name="T254" style:family="text">
      <style:text-properties fo:font-style="normal" officeooo:rsid="02835ec3" style:font-style-asian="normal" style:font-style-complex="normal"/>
    </style:style>
    <style:style style:name="T255" style:family="text">
      <style:text-properties fo:font-style="normal" officeooo:rsid="039a3595" style:font-style-asian="normal" style:font-style-complex="normal"/>
    </style:style>
    <style:style style:name="T256" style:family="text">
      <style:text-properties fo:font-style="normal" officeooo:rsid="039c1638" style:font-style-asian="normal" style:font-style-complex="normal"/>
    </style:style>
    <style:style style:name="T257" style:family="text">
      <style:text-properties fo:font-style="normal" officeooo:rsid="039e0b7a" style:font-style-asian="normal" style:font-style-complex="normal"/>
    </style:style>
    <style:style style:name="T258" style:family="text">
      <style:text-properties fo:font-style="normal" officeooo:rsid="03a00a32" style:font-style-asian="normal" style:font-style-complex="normal"/>
    </style:style>
    <style:style style:name="T259" style:family="text">
      <style:text-properties fo:font-style="normal" officeooo:rsid="03a0573a" style:font-style-asian="normal" style:font-style-complex="normal"/>
    </style:style>
    <style:style style:name="T260" style:family="text">
      <style:text-properties fo:font-style="normal" officeooo:rsid="03a22562" style:font-style-asian="normal" style:font-style-complex="normal"/>
    </style:style>
    <style:style style:name="T261" style:family="text">
      <style:text-properties fo:font-style="normal" officeooo:rsid="03a2823f" style:font-style-asian="normal" style:font-style-complex="normal"/>
    </style:style>
    <style:style style:name="T262" style:family="text">
      <style:text-properties fo:font-style="normal" officeooo:rsid="03a43373" style:font-style-asian="normal" style:font-style-complex="normal"/>
    </style:style>
    <style:style style:name="T263" style:family="text">
      <style:text-properties fo:font-style="normal" officeooo:rsid="03a57728" style:font-style-asian="normal" style:font-style-complex="normal"/>
    </style:style>
    <style:style style:name="T264" style:family="text">
      <style:text-properties fo:font-style="normal" officeooo:rsid="03a6c896" style:font-style-asian="normal" style:font-style-complex="normal"/>
    </style:style>
    <style:style style:name="T265" style:family="text">
      <style:text-properties fo:font-style="normal" officeooo:rsid="03a82089" style:font-style-asian="normal" style:font-style-complex="normal"/>
    </style:style>
    <style:style style:name="T266" style:family="text">
      <style:text-properties fo:font-style="normal" officeooo:rsid="03a9058f" style:font-style-asian="normal" style:font-style-complex="normal"/>
    </style:style>
    <style:style style:name="T267" style:family="text">
      <style:text-properties fo:font-style="normal" officeooo:rsid="03a978d9" style:font-style-asian="normal" style:font-style-complex="normal"/>
    </style:style>
    <style:style style:name="T268" style:family="text">
      <style:text-properties fo:font-style="normal" officeooo:rsid="03ab3f89" style:font-style-asian="normal" style:font-style-complex="normal"/>
    </style:style>
    <style:style style:name="T269" style:family="text">
      <style:text-properties fo:font-style="normal" officeooo:rsid="03abfb80" style:font-style-asian="normal" style:font-style-complex="normal"/>
    </style:style>
    <style:style style:name="T270" style:family="text">
      <style:text-properties fo:font-style="normal" officeooo:rsid="03ac0505" style:font-style-asian="normal" style:font-style-complex="normal"/>
    </style:style>
    <style:style style:name="T271" style:family="text">
      <style:text-properties fo:font-style="normal" officeooo:rsid="03adad87" style:font-style-asian="normal" style:font-style-complex="normal"/>
    </style:style>
    <style:style style:name="T272" style:family="text">
      <style:text-properties fo:font-style="normal" officeooo:rsid="03afa14f" style:font-style-asian="normal" style:font-style-complex="normal"/>
    </style:style>
    <style:style style:name="T273" style:family="text">
      <style:text-properties fo:font-style="normal" officeooo:rsid="03b18697" style:font-style-asian="normal" style:font-style-complex="normal"/>
    </style:style>
    <style:style style:name="T274" style:family="text">
      <style:text-properties fo:font-style="normal" officeooo:rsid="03b1a1c2" style:font-style-asian="normal" style:font-style-complex="normal"/>
    </style:style>
    <style:style style:name="T275" style:family="text">
      <style:text-properties fo:font-style="normal" officeooo:rsid="03b3293b" style:font-style-asian="normal" style:font-style-complex="normal"/>
    </style:style>
    <style:style style:name="T276" style:family="text">
      <style:text-properties fo:font-style="normal" officeooo:rsid="03b3d14d" style:font-style-asian="normal" style:font-style-complex="normal"/>
    </style:style>
    <style:style style:name="T277" style:family="text">
      <style:text-properties fo:font-style="normal" officeooo:rsid="03b4d97e" style:font-style-asian="normal" style:font-style-complex="normal"/>
    </style:style>
    <style:style style:name="T278" style:family="text">
      <style:text-properties fo:font-style="normal" officeooo:rsid="03b6157d" style:font-style-asian="normal" style:font-style-complex="normal"/>
    </style:style>
    <style:style style:name="T279" style:family="text">
      <style:text-properties fo:font-style="normal" officeooo:rsid="03b6f096" style:font-style-asian="normal" style:font-style-complex="normal"/>
    </style:style>
    <style:style style:name="T280" style:family="text">
      <style:text-properties fo:font-style="normal" officeooo:rsid="03b8b1bc" style:font-style-asian="normal" style:font-style-complex="normal"/>
    </style:style>
    <style:style style:name="T281" style:family="text">
      <style:text-properties fo:font-style="normal" officeooo:rsid="03ba26b7" style:font-style-asian="normal" style:font-style-complex="normal"/>
    </style:style>
    <style:style style:name="T282" style:family="text">
      <style:text-properties fo:font-style="normal" officeooo:rsid="03bb1f0a" style:font-style-asian="normal" style:font-style-complex="normal"/>
    </style:style>
    <style:style style:name="T283" style:family="text">
      <style:text-properties fo:font-style="normal" officeooo:rsid="03bcebcb" style:font-style-asian="normal" style:font-style-complex="normal"/>
    </style:style>
    <style:style style:name="T284" style:family="text">
      <style:text-properties fo:font-style="normal" officeooo:rsid="03d22c97" style:font-style-asian="normal" style:font-style-complex="normal"/>
    </style:style>
    <style:style style:name="T285" style:family="text">
      <style:text-properties fo:font-style="normal" officeooo:rsid="03c6e892" style:font-style-asian="normal" style:font-style-complex="normal"/>
    </style:style>
    <style:style style:name="T286" style:family="text">
      <style:text-properties fo:font-style="normal" officeooo:rsid="03d24971" style:font-style-asian="normal" style:font-style-complex="normal"/>
    </style:style>
    <style:style style:name="T287" style:family="text">
      <style:text-properties fo:font-style="normal" officeooo:rsid="03e2fa00" style:font-style-asian="normal" style:font-style-complex="normal"/>
    </style:style>
    <style:style style:name="T288" style:family="text">
      <style:text-properties fo:font-style="normal" officeooo:rsid="03e40d46" style:font-style-asian="normal" style:font-style-complex="normal"/>
    </style:style>
    <style:style style:name="T289" style:family="text">
      <style:text-properties fo:font-style="normal" officeooo:rsid="03e493d4" style:font-style-asian="normal" style:font-style-complex="normal"/>
    </style:style>
    <style:style style:name="T290" style:family="text">
      <style:text-properties fo:font-style="normal" officeooo:rsid="03e4b3fd" style:font-style-asian="normal" style:font-style-complex="normal"/>
    </style:style>
    <style:style style:name="T291" style:family="text">
      <style:text-properties fo:font-style="normal" officeooo:rsid="03e7349e" style:font-style-asian="normal" style:font-style-complex="normal"/>
    </style:style>
    <style:style style:name="T292" style:family="text">
      <style:text-properties fo:font-style="normal" officeooo:rsid="03e8fa57" style:font-style-asian="normal" style:font-style-complex="normal"/>
    </style:style>
    <style:style style:name="T293" style:family="text">
      <style:text-properties fo:font-style="normal" officeooo:rsid="03e8fc70" style:font-style-asian="normal" style:font-style-complex="normal"/>
    </style:style>
    <style:style style:name="T294" style:family="text">
      <style:text-properties fo:font-style="normal" officeooo:rsid="03e8fe3e" style:font-style-asian="normal" style:font-style-complex="normal"/>
    </style:style>
    <style:style style:name="T295" style:family="text">
      <style:text-properties fo:font-style="normal" officeooo:rsid="03ea5114" style:font-style-asian="normal" style:font-style-complex="normal"/>
    </style:style>
    <style:style style:name="T296" style:family="text">
      <style:text-properties fo:font-style="normal" officeooo:rsid="03ec1b53" style:font-style-asian="normal" style:font-style-complex="normal"/>
    </style:style>
    <style:style style:name="T297" style:family="text">
      <style:text-properties fo:font-style="normal" fo:font-weight="normal" officeooo:rsid="020c0968" style:font-style-asian="normal" style:font-weight-asian="normal" style:font-style-complex="normal" style:font-weight-complex="normal"/>
    </style:style>
    <style:style style:name="T298" style:family="text">
      <style:text-properties fo:font-style="normal" fo:font-weight="normal" officeooo:rsid="020d4ffd" style:font-style-asian="normal" style:font-weight-asian="normal" style:font-style-complex="normal" style:font-weight-complex="normal"/>
    </style:style>
    <style:style style:name="T299" style:family="text">
      <style:text-properties fo:font-style="normal" fo:font-weight="normal" officeooo:rsid="020f413e" style:font-style-asian="normal" style:font-weight-asian="normal" style:font-style-complex="normal" style:font-weight-complex="normal"/>
    </style:style>
    <style:style style:name="T300" style:family="text">
      <style:text-properties fo:font-style="normal" fo:font-weight="normal" officeooo:rsid="020f5e2d" style:font-style-asian="normal" style:font-weight-asian="normal" style:font-style-complex="normal" style:font-weight-complex="normal"/>
    </style:style>
    <style:style style:name="T301" style:family="text">
      <style:text-properties fo:font-style="normal" fo:font-weight="normal" officeooo:rsid="0210d154" style:font-style-asian="normal" style:font-weight-asian="normal" style:font-style-complex="normal" style:font-weight-complex="normal"/>
    </style:style>
    <style:style style:name="T302" style:family="text">
      <style:text-properties fo:font-style="normal" fo:font-weight="normal" officeooo:rsid="02123c8e" style:font-style-asian="normal" style:font-weight-asian="normal" style:font-style-complex="normal" style:font-weight-complex="normal"/>
    </style:style>
    <style:style style:name="T303" style:family="text">
      <style:text-properties fo:font-style="normal" fo:font-weight="normal" officeooo:rsid="0213fb1a" style:font-style-asian="normal" style:font-weight-asian="normal" style:font-style-complex="normal" style:font-weight-complex="normal"/>
    </style:style>
    <style:style style:name="T304" style:family="text">
      <style:text-properties fo:font-style="normal" fo:font-weight="normal" officeooo:rsid="0019f43d" style:font-style-asian="normal" style:font-weight-asian="normal" style:font-style-complex="normal" style:font-weight-complex="normal"/>
    </style:style>
    <style:style style:name="T305" style:family="text">
      <style:text-properties fo:font-style="normal" fo:font-weight="normal" officeooo:rsid="0214b3fd" style:font-style-asian="normal" style:font-weight-asian="normal" style:font-style-complex="normal" style:font-weight-complex="normal"/>
    </style:style>
    <style:style style:name="T306" style:family="text">
      <style:text-properties fo:font-style="normal" fo:font-weight="normal" officeooo:rsid="0215dcd3" style:font-style-asian="normal" style:font-weight-asian="normal" style:font-style-complex="normal" style:font-weight-complex="normal"/>
    </style:style>
    <style:style style:name="T307" style:family="text">
      <style:text-properties fo:font-style="normal" fo:font-weight="normal" officeooo:rsid="02165805" style:font-style-asian="normal" style:font-weight-asian="normal" style:font-style-complex="normal" style:font-weight-complex="normal"/>
    </style:style>
    <style:style style:name="T308" style:family="text">
      <style:text-properties fo:font-style="normal" fo:font-weight="normal" officeooo:rsid="021757f1" style:font-style-asian="normal" style:font-weight-asian="normal" style:font-style-complex="normal" style:font-weight-complex="normal"/>
    </style:style>
    <style:style style:name="T309" style:family="text">
      <style:text-properties fo:font-style="normal" fo:font-weight="normal" officeooo:rsid="021813f7" style:font-style-asian="normal" style:font-weight-asian="normal" style:font-style-complex="normal" style:font-weight-complex="normal"/>
    </style:style>
    <style:style style:name="T310" style:family="text">
      <style:text-properties fo:font-style="normal" style:text-underline-style="solid" style:text-underline-type="double" style:text-underline-width="auto" style:text-underline-color="font-color" officeooo:rsid="0238d806" style:font-style-asian="normal" style:font-style-complex="normal"/>
    </style:style>
    <style:style style:name="T311" style:family="text">
      <style:text-properties officeooo:rsid="00709c9d"/>
    </style:style>
    <style:style style:name="T312" style:family="text">
      <style:text-properties officeooo:rsid="0070ba3a"/>
    </style:style>
    <style:style style:name="T313" style:family="text">
      <style:text-properties officeooo:rsid="007a424a"/>
    </style:style>
    <style:style style:name="T314" style:family="text">
      <style:text-properties officeooo:rsid="00837f9a"/>
    </style:style>
    <style:style style:name="T315" style:family="text">
      <style:text-properties style:text-underline-style="none"/>
    </style:style>
    <style:style style:name="T316" style:family="text">
      <style:text-properties style:text-underline-style="none" officeooo:rsid="0019f43d"/>
    </style:style>
    <style:style style:name="T317" style:family="text">
      <style:text-properties style:text-underline-style="none" officeooo:rsid="0086bf17"/>
    </style:style>
    <style:style style:name="T318" style:family="text">
      <style:text-properties style:text-underline-style="none" officeooo:rsid="00886a72"/>
    </style:style>
    <style:style style:name="T319" style:family="text">
      <style:text-properties style:text-underline-style="none" officeooo:rsid="008a1786"/>
    </style:style>
    <style:style style:name="T320" style:family="text">
      <style:text-properties style:text-underline-style="none" officeooo:rsid="008ae8f7"/>
    </style:style>
    <style:style style:name="T321" style:family="text">
      <style:text-properties style:text-underline-style="none" officeooo:rsid="008af223"/>
    </style:style>
    <style:style style:name="T322" style:family="text">
      <style:text-properties style:text-underline-style="none" officeooo:rsid="008bace1"/>
    </style:style>
    <style:style style:name="T323" style:family="text">
      <style:text-properties style:text-underline-style="none" officeooo:rsid="008cfb1f"/>
    </style:style>
    <style:style style:name="T324" style:family="text">
      <style:text-properties style:text-underline-style="none" officeooo:rsid="008d3a3d"/>
    </style:style>
    <style:style style:name="T325" style:family="text">
      <style:text-properties style:text-underline-style="none" officeooo:rsid="008f3090"/>
    </style:style>
    <style:style style:name="T326" style:family="text">
      <style:text-properties style:text-underline-style="none" officeooo:rsid="00905885"/>
    </style:style>
    <style:style style:name="T327" style:family="text">
      <style:text-properties style:text-underline-style="none" officeooo:rsid="00905d3a"/>
    </style:style>
    <style:style style:name="T328" style:family="text">
      <style:text-properties style:text-underline-style="none" officeooo:rsid="00924a15"/>
    </style:style>
    <style:style style:name="T329" style:family="text">
      <style:text-properties style:text-underline-style="none" officeooo:rsid="00935317"/>
    </style:style>
    <style:style style:name="T330" style:family="text">
      <style:text-properties style:text-underline-style="none" officeooo:rsid="0095145a"/>
    </style:style>
    <style:style style:name="T331" style:family="text">
      <style:text-properties style:text-underline-style="none" officeooo:rsid="00969d66"/>
    </style:style>
    <style:style style:name="T332" style:family="text">
      <style:text-properties style:text-underline-style="none" officeooo:rsid="0096aeaf"/>
    </style:style>
    <style:style style:name="T333" style:family="text">
      <style:text-properties style:text-underline-style="none" officeooo:rsid="012ecb7d"/>
    </style:style>
    <style:style style:name="T334" style:family="text">
      <style:text-properties style:text-underline-style="none" officeooo:rsid="0135a31f"/>
    </style:style>
    <style:style style:name="T335" style:family="text">
      <style:text-properties style:text-underline-style="none" officeooo:rsid="01378f81"/>
    </style:style>
    <style:style style:name="T336" style:family="text">
      <style:text-properties style:text-underline-style="none" officeooo:rsid="013a1c5c"/>
    </style:style>
    <style:style style:name="T337" style:family="text">
      <style:text-properties style:text-underline-style="none" officeooo:rsid="013c0c76"/>
    </style:style>
    <style:style style:name="T338" style:family="text">
      <style:text-properties style:text-underline-style="none" officeooo:rsid="013e06ab"/>
    </style:style>
    <style:style style:name="T339" style:family="text">
      <style:text-properties style:text-underline-style="none" officeooo:rsid="013fbd7f"/>
    </style:style>
    <style:style style:name="T340" style:family="text">
      <style:text-properties style:text-underline-style="none" officeooo:rsid="013fe09b"/>
    </style:style>
    <style:style style:name="T341" style:family="text">
      <style:text-properties style:text-underline-style="none" officeooo:rsid="014070d2"/>
    </style:style>
    <style:style style:name="T342" style:family="text">
      <style:text-properties style:text-underline-style="none" officeooo:rsid="014120b5"/>
    </style:style>
    <style:style style:name="T343" style:family="text">
      <style:text-properties style:text-underline-style="none" officeooo:rsid="0143207a"/>
    </style:style>
    <style:style style:name="T344" style:family="text">
      <style:text-properties style:text-underline-style="none" officeooo:rsid="014333be"/>
    </style:style>
    <style:style style:name="T345" style:family="text">
      <style:text-properties style:text-underline-style="none" officeooo:rsid="0143e5c4"/>
    </style:style>
    <style:style style:name="T346" style:family="text">
      <style:text-properties style:text-underline-style="none" officeooo:rsid="01446cda"/>
    </style:style>
    <style:style style:name="T347" style:family="text">
      <style:text-properties style:text-underline-style="none" officeooo:rsid="0144a680"/>
    </style:style>
    <style:style style:name="T348" style:family="text">
      <style:text-properties style:text-underline-style="none" officeooo:rsid="0144e605"/>
    </style:style>
    <style:style style:name="T349" style:family="text">
      <style:text-properties style:text-underline-style="none" officeooo:rsid="014693a7"/>
    </style:style>
    <style:style style:name="T350" style:family="text">
      <style:text-properties style:text-underline-style="none" officeooo:rsid="0148832e"/>
    </style:style>
    <style:style style:name="T351" style:family="text">
      <style:text-properties style:text-underline-style="none" officeooo:rsid="014a3814"/>
    </style:style>
    <style:style style:name="T352" style:family="text">
      <style:text-properties style:text-underline-style="none" officeooo:rsid="014b3314"/>
    </style:style>
    <style:style style:name="T353" style:family="text">
      <style:text-properties style:text-underline-style="none" officeooo:rsid="014c42f7"/>
    </style:style>
    <style:style style:name="T354" style:family="text">
      <style:text-properties style:text-underline-style="none" officeooo:rsid="014c6001"/>
    </style:style>
    <style:style style:name="T355" style:family="text">
      <style:text-properties style:text-underline-style="none" officeooo:rsid="014d2476"/>
    </style:style>
    <style:style style:name="T356" style:family="text">
      <style:text-properties style:text-underline-style="none" officeooo:rsid="014d2d34"/>
    </style:style>
    <style:style style:name="T357" style:family="text">
      <style:text-properties style:text-underline-style="none" officeooo:rsid="014e070e"/>
    </style:style>
    <style:style style:name="T358" style:family="text">
      <style:text-properties style:text-underline-style="none" officeooo:rsid="014e3cb6"/>
    </style:style>
    <style:style style:name="T359" style:family="text">
      <style:text-properties style:text-underline-style="none" officeooo:rsid="014fe9f7"/>
    </style:style>
    <style:style style:name="T360" style:family="text">
      <style:text-properties style:text-underline-style="none" officeooo:rsid="0150b905"/>
    </style:style>
    <style:style style:name="T361" style:family="text">
      <style:text-properties style:text-underline-style="none" officeooo:rsid="015293ac"/>
    </style:style>
    <style:style style:name="T362" style:family="text">
      <style:text-properties style:text-underline-style="none" officeooo:rsid="0153d8de"/>
    </style:style>
    <style:style style:name="T363" style:family="text">
      <style:text-properties style:text-underline-style="none" officeooo:rsid="0154f347"/>
    </style:style>
    <style:style style:name="T364" style:family="text">
      <style:text-properties style:text-underline-style="none" officeooo:rsid="01575597"/>
    </style:style>
    <style:style style:name="T365" style:family="text">
      <style:text-properties style:text-underline-style="none" officeooo:rsid="0159103f"/>
    </style:style>
    <style:style style:name="T366" style:family="text">
      <style:text-properties style:text-underline-style="none" officeooo:rsid="015a8267"/>
    </style:style>
    <style:style style:name="T367" style:family="text">
      <style:text-properties style:text-underline-style="none" officeooo:rsid="015b18ab"/>
    </style:style>
    <style:style style:name="T368" style:family="text">
      <style:text-properties style:text-underline-style="none" officeooo:rsid="015b7ecf"/>
    </style:style>
    <style:style style:name="T369" style:family="text">
      <style:text-properties style:text-underline-style="none" officeooo:rsid="015c1127"/>
    </style:style>
    <style:style style:name="T370" style:family="text">
      <style:text-properties style:text-underline-style="none" officeooo:rsid="015ca6ba"/>
    </style:style>
    <style:style style:name="T371" style:family="text">
      <style:text-properties style:text-underline-style="none" officeooo:rsid="015df355"/>
    </style:style>
    <style:style style:name="T372" style:family="text">
      <style:text-properties style:text-underline-style="none" officeooo:rsid="015f3626"/>
    </style:style>
    <style:style style:name="T373" style:family="text">
      <style:text-properties style:text-underline-style="none" officeooo:rsid="01609886"/>
    </style:style>
    <style:style style:name="T374" style:family="text">
      <style:text-properties style:text-underline-style="none" officeooo:rsid="016f1e61"/>
    </style:style>
    <style:style style:name="T375" style:family="text">
      <style:text-properties style:text-underline-style="none" officeooo:rsid="03f702a0"/>
    </style:style>
    <style:style style:name="T376" style:family="text">
      <style:text-properties style:text-underline-style="none" officeooo:rsid="03f8d06a"/>
    </style:style>
    <style:style style:name="T377" style:family="text">
      <style:text-properties officeooo:rsid="009749ed"/>
    </style:style>
    <style:style style:name="T378" style:family="text">
      <style:text-properties officeooo:rsid="009cead8"/>
    </style:style>
    <style:style style:name="T379" style:family="text">
      <style:text-properties officeooo:rsid="00a19b8b"/>
    </style:style>
    <style:style style:name="T380" style:family="text">
      <style:text-properties officeooo:rsid="00a8fb73"/>
    </style:style>
    <style:style style:name="T381" style:family="text">
      <style:text-properties officeooo:rsid="00af84b3"/>
    </style:style>
    <style:style style:name="T382" style:family="text">
      <style:text-properties officeooo:rsid="00c5a49f"/>
    </style:style>
    <style:style style:name="T383" style:family="text">
      <style:text-properties officeooo:rsid="00d35ad4"/>
    </style:style>
    <style:style style:name="T384" style:family="text">
      <style:text-properties officeooo:rsid="00d6da54"/>
    </style:style>
    <style:style style:name="T385" style:family="text">
      <style:text-properties officeooo:rsid="00ee26c6"/>
    </style:style>
    <style:style style:name="T386" style:family="text">
      <style:text-properties officeooo:rsid="00ee7ae6"/>
    </style:style>
    <style:style style:name="T387" style:family="text">
      <style:text-properties officeooo:rsid="01131fe8"/>
    </style:style>
    <style:style style:name="T388" style:family="text">
      <style:text-properties officeooo:rsid="011a80d6"/>
    </style:style>
    <style:style style:name="T389" style:family="text">
      <style:text-properties officeooo:rsid="011b984b"/>
    </style:style>
    <style:style style:name="T390" style:family="text">
      <style:text-properties officeooo:rsid="01270e47"/>
    </style:style>
    <style:style style:name="T391" style:family="text">
      <style:text-properties officeooo:rsid="012c8153"/>
    </style:style>
    <style:style style:name="T392" style:family="text">
      <style:text-properties officeooo:rsid="0163bb5c"/>
    </style:style>
    <style:style style:name="T393" style:family="text">
      <style:text-properties officeooo:rsid="01711763"/>
    </style:style>
    <style:style style:name="T394" style:family="text">
      <style:text-properties officeooo:rsid="0171f55f"/>
    </style:style>
    <style:style style:name="T395" style:family="text">
      <style:text-properties officeooo:rsid="01743a71"/>
    </style:style>
    <style:style style:name="T396" style:family="text">
      <style:text-properties officeooo:rsid="01762ed7"/>
    </style:style>
    <style:style style:name="T397" style:family="text">
      <style:text-properties officeooo:rsid="0177f2e5"/>
    </style:style>
    <style:style style:name="T398" style:family="text">
      <style:text-properties officeooo:rsid="0178025b"/>
    </style:style>
    <style:style style:name="T399" style:family="text">
      <style:text-properties officeooo:rsid="017fd290"/>
    </style:style>
    <style:style style:name="T400" style:family="text">
      <style:text-properties officeooo:rsid="0191109d"/>
    </style:style>
    <style:style style:name="T401" style:family="text">
      <style:text-properties officeooo:rsid="01cdcf16"/>
    </style:style>
    <style:style style:name="T402" style:family="text">
      <style:text-properties officeooo:rsid="01d180f2"/>
    </style:style>
    <style:style style:name="T403" style:family="text">
      <style:text-properties officeooo:rsid="01d84dce"/>
    </style:style>
    <style:style style:name="T404" style:family="text">
      <style:text-properties officeooo:rsid="01f125e1"/>
    </style:style>
    <style:style style:name="T405" style:family="text">
      <style:text-properties officeooo:rsid="01f378cf"/>
    </style:style>
    <style:style style:name="T406" style:family="text">
      <style:text-properties officeooo:rsid="01f3aabb"/>
    </style:style>
    <style:style style:name="T407" style:family="text">
      <style:text-properties officeooo:rsid="01f669eb"/>
    </style:style>
    <style:style style:name="T408" style:family="text">
      <style:text-properties fo:font-weight="normal" style:font-weight-asian="normal" style:font-weight-complex="normal"/>
    </style:style>
    <style:style style:name="T409" style:family="text">
      <style:text-properties fo:font-weight="normal" officeooo:rsid="0206830a" style:font-weight-asian="normal" style:font-weight-complex="normal"/>
    </style:style>
    <style:style style:name="T410" style:family="text">
      <style:text-properties fo:font-weight="normal" officeooo:rsid="0019f43d" style:font-weight-asian="normal" style:font-weight-complex="normal"/>
    </style:style>
    <style:style style:name="T411" style:family="text">
      <style:text-properties fo:font-weight="normal" officeooo:rsid="020896df" style:font-weight-asian="normal" style:font-weight-complex="normal"/>
    </style:style>
    <style:style style:name="T412" style:family="text">
      <style:text-properties fo:font-weight="normal" officeooo:rsid="020909d3" style:font-weight-asian="normal" style:font-weight-complex="normal"/>
    </style:style>
    <style:style style:name="T413" style:family="text">
      <style:text-properties fo:font-weight="normal" officeooo:rsid="020a4a0d" style:font-weight-asian="normal" style:font-weight-complex="normal"/>
    </style:style>
    <style:style style:name="T414" style:family="text">
      <style:text-properties fo:font-weight="normal" officeooo:rsid="020a87c1" style:font-weight-asian="normal" style:font-weight-complex="normal"/>
    </style:style>
    <style:style style:name="T415" style:family="text">
      <style:text-properties fo:font-weight="normal" officeooo:rsid="020b8442" style:font-weight-asian="normal" style:font-weight-complex="normal"/>
    </style:style>
    <style:style style:name="T416" style:family="text">
      <style:text-properties fo:font-weight="normal" officeooo:rsid="020c0968" style:font-weight-asian="normal" style:font-weight-complex="normal"/>
    </style:style>
    <style:style style:name="T417" style:family="text">
      <style:text-properties officeooo:rsid="0286b04b"/>
    </style:style>
    <style:style style:name="T418" style:family="text">
      <style:text-properties officeooo:rsid="0287a659"/>
    </style:style>
    <style:style style:name="T419" style:family="text">
      <style:text-properties officeooo:rsid="028ed7f0"/>
    </style:style>
    <style:style style:name="T420" style:family="text">
      <style:text-properties officeooo:rsid="02906eb0"/>
    </style:style>
    <style:style style:name="T421" style:family="text">
      <style:text-properties officeooo:rsid="029a0364"/>
    </style:style>
    <style:style style:name="T422" style:family="text">
      <style:text-properties officeooo:rsid="029bc732"/>
    </style:style>
    <style:style style:name="T423" style:family="text">
      <style:text-properties officeooo:rsid="02abbae2"/>
    </style:style>
    <style:style style:name="T424" style:family="text">
      <style:text-properties officeooo:rsid="02ade1d9"/>
    </style:style>
    <style:style style:name="T425" style:family="text">
      <style:text-properties officeooo:rsid="02d3113f"/>
    </style:style>
    <style:style style:name="T426" style:family="text">
      <style:text-properties officeooo:rsid="02d454b1"/>
    </style:style>
    <style:style style:name="T427" style:family="text">
      <style:text-properties officeooo:rsid="02d55aaf"/>
    </style:style>
    <style:style style:name="T428" style:family="text">
      <style:text-properties officeooo:rsid="02da6a23"/>
    </style:style>
    <style:style style:name="T429" style:family="text">
      <style:text-properties officeooo:rsid="02db5c92"/>
    </style:style>
    <style:style style:name="T430" style:family="text">
      <style:text-properties officeooo:rsid="02df832e"/>
    </style:style>
    <style:style style:name="T431" style:family="text">
      <style:text-properties officeooo:rsid="02e76b3b"/>
    </style:style>
    <style:style style:name="T432" style:family="text">
      <style:text-properties officeooo:rsid="02f4b72e"/>
    </style:style>
    <style:style style:name="T433" style:family="text">
      <style:text-properties style:text-position="0% 100%"/>
    </style:style>
    <style:style style:name="T434" style:family="text">
      <style:text-properties style:text-position="0% 100%" fo:font-style="italic" officeooo:rsid="0311bf17" style:font-style-asian="italic" style:font-style-complex="italic"/>
    </style:style>
    <style:style style:name="T435" style:family="text">
      <style:text-properties style:text-position="0% 100%" fo:font-style="italic" officeooo:rsid="0322c351" style:font-style-asian="italic" style:font-style-complex="italic"/>
    </style:style>
    <style:style style:name="T436" style:family="text">
      <style:text-properties style:text-position="0% 100%" fo:font-style="italic" officeooo:rsid="03374d68" style:font-style-asian="italic" style:font-style-complex="italic"/>
    </style:style>
    <style:style style:name="T437" style:family="text">
      <style:text-properties style:text-position="0% 100%" officeooo:rsid="02f95b4d"/>
    </style:style>
    <style:style style:name="T438" style:family="text">
      <style:text-properties style:text-position="0% 100%" officeooo:rsid="02fa1683"/>
    </style:style>
    <style:style style:name="T439" style:family="text">
      <style:text-properties style:text-position="0% 100%" officeooo:rsid="02fb3a8d"/>
    </style:style>
    <style:style style:name="T440" style:family="text">
      <style:text-properties style:text-position="0% 100%" officeooo:rsid="02fc985d"/>
    </style:style>
    <style:style style:name="T441" style:family="text">
      <style:text-properties style:text-position="0% 100%" officeooo:rsid="02fd998c"/>
    </style:style>
    <style:style style:name="T442" style:family="text">
      <style:text-properties style:text-position="0% 100%" officeooo:rsid="02ff67e5"/>
    </style:style>
    <style:style style:name="T443" style:family="text">
      <style:text-properties style:text-position="0% 100%" officeooo:rsid="0301267e"/>
    </style:style>
    <style:style style:name="T444" style:family="text">
      <style:text-properties style:text-position="0% 100%" officeooo:rsid="0302967a"/>
    </style:style>
    <style:style style:name="T445" style:family="text">
      <style:text-properties style:text-position="0% 100%" officeooo:rsid="0019f43d"/>
    </style:style>
    <style:style style:name="T446" style:family="text">
      <style:text-properties style:text-position="0% 100%" officeooo:rsid="0303c2a5"/>
    </style:style>
    <style:style style:name="T447" style:family="text">
      <style:text-properties style:text-position="0% 100%" officeooo:rsid="03043d4f"/>
    </style:style>
    <style:style style:name="T448" style:family="text">
      <style:text-properties style:text-position="0% 100%" officeooo:rsid="03051c34"/>
    </style:style>
    <style:style style:name="T449" style:family="text">
      <style:text-properties style:text-position="0% 100%" officeooo:rsid="03052acb"/>
    </style:style>
    <style:style style:name="T450" style:family="text">
      <style:text-properties style:text-position="0% 100%" officeooo:rsid="03053a09"/>
    </style:style>
    <style:style style:name="T451" style:family="text">
      <style:text-properties style:text-position="0% 100%" officeooo:rsid="03061435"/>
    </style:style>
    <style:style style:name="T452" style:family="text">
      <style:text-properties style:text-position="0% 100%" officeooo:rsid="030773e1"/>
    </style:style>
    <style:style style:name="T453" style:family="text">
      <style:text-properties style:text-position="0% 100%" officeooo:rsid="030895d7"/>
    </style:style>
    <style:style style:name="T454" style:family="text">
      <style:text-properties style:text-position="0% 100%" officeooo:rsid="0308a977"/>
    </style:style>
    <style:style style:name="T455" style:family="text">
      <style:text-properties style:text-position="0% 100%" officeooo:rsid="030979e3"/>
    </style:style>
    <style:style style:name="T456" style:family="text">
      <style:text-properties style:text-position="0% 100%" officeooo:rsid="030a3263"/>
    </style:style>
    <style:style style:name="T457" style:family="text">
      <style:text-properties style:text-position="0% 100%" officeooo:rsid="030afdc9"/>
    </style:style>
    <style:style style:name="T458" style:family="text">
      <style:text-properties style:text-position="0% 100%" officeooo:rsid="030b163b"/>
    </style:style>
    <style:style style:name="T459" style:family="text">
      <style:text-properties style:text-position="0% 100%" officeooo:rsid="030cdf26"/>
    </style:style>
    <style:style style:name="T460" style:family="text">
      <style:text-properties style:text-position="0% 100%" officeooo:rsid="030d1b82"/>
    </style:style>
    <style:style style:name="T461" style:family="text">
      <style:text-properties style:text-position="0% 100%" officeooo:rsid="030dc654"/>
    </style:style>
    <style:style style:name="T462" style:family="text">
      <style:text-properties style:text-position="0% 100%" officeooo:rsid="030e8ff9"/>
    </style:style>
    <style:style style:name="T463" style:family="text">
      <style:text-properties style:text-position="0% 100%" officeooo:rsid="030ef134"/>
    </style:style>
    <style:style style:name="T464" style:family="text">
      <style:text-properties style:text-position="0% 100%" officeooo:rsid="03106954"/>
    </style:style>
    <style:style style:name="T465" style:family="text">
      <style:text-properties style:text-position="0% 100%" officeooo:rsid="0311bf17"/>
    </style:style>
    <style:style style:name="T466" style:family="text">
      <style:text-properties style:text-position="0% 100%" officeooo:rsid="0313bd66"/>
    </style:style>
    <style:style style:name="T467" style:family="text">
      <style:text-properties style:text-position="0% 100%" officeooo:rsid="03144a42"/>
    </style:style>
    <style:style style:name="T468" style:family="text">
      <style:text-properties style:text-position="0% 100%" officeooo:rsid="0314d0b3"/>
    </style:style>
    <style:style style:name="T469" style:family="text">
      <style:text-properties style:text-position="0% 100%" officeooo:rsid="0314dab7"/>
    </style:style>
    <style:style style:name="T470" style:family="text">
      <style:text-properties style:text-position="0% 100%" officeooo:rsid="0314f79e"/>
    </style:style>
    <style:style style:name="T471" style:family="text">
      <style:text-properties style:text-position="0% 100%" officeooo:rsid="0315011d"/>
    </style:style>
    <style:style style:name="T472" style:family="text">
      <style:text-properties style:text-position="0% 100%" officeooo:rsid="031545ad"/>
    </style:style>
    <style:style style:name="T473" style:family="text">
      <style:text-properties style:text-position="0% 100%" officeooo:rsid="03170c8c"/>
    </style:style>
    <style:style style:name="T474" style:family="text">
      <style:text-properties style:text-position="0% 100%" officeooo:rsid="0317afd8"/>
    </style:style>
    <style:style style:name="T475" style:family="text">
      <style:text-properties style:text-position="0% 100%" officeooo:rsid="031900a4"/>
    </style:style>
    <style:style style:name="T476" style:family="text">
      <style:text-properties style:text-position="0% 100%" officeooo:rsid="031ab67c"/>
    </style:style>
    <style:style style:name="T477" style:family="text">
      <style:text-properties style:text-position="0% 100%" officeooo:rsid="031b5d6c"/>
    </style:style>
    <style:style style:name="T478" style:family="text">
      <style:text-properties style:text-position="0% 100%" officeooo:rsid="031c2e64"/>
    </style:style>
    <style:style style:name="T479" style:family="text">
      <style:text-properties style:text-position="0% 100%" officeooo:rsid="031c3819"/>
    </style:style>
    <style:style style:name="T480" style:family="text">
      <style:text-properties style:text-position="0% 100%" officeooo:rsid="031def6b"/>
    </style:style>
    <style:style style:name="T481" style:family="text">
      <style:text-properties style:text-position="0% 100%" officeooo:rsid="031f175b"/>
    </style:style>
    <style:style style:name="T482" style:family="text">
      <style:text-properties style:text-position="0% 100%" officeooo:rsid="0320c3ec"/>
    </style:style>
    <style:style style:name="T483" style:family="text">
      <style:text-properties style:text-position="0% 100%" officeooo:rsid="03211aa9"/>
    </style:style>
    <style:style style:name="T484" style:family="text">
      <style:text-properties style:text-position="0% 100%" officeooo:rsid="0322c351"/>
    </style:style>
    <style:style style:name="T485" style:family="text">
      <style:text-properties style:text-position="0% 100%" officeooo:rsid="0323ee6c"/>
    </style:style>
    <style:style style:name="T486" style:family="text">
      <style:text-properties style:text-position="0% 100%" officeooo:rsid="0324dce6"/>
    </style:style>
    <style:style style:name="T487" style:family="text">
      <style:text-properties style:text-position="0% 100%" officeooo:rsid="0326dca3"/>
    </style:style>
    <style:style style:name="T488" style:family="text">
      <style:text-properties style:text-position="0% 100%" officeooo:rsid="0327d8db"/>
    </style:style>
    <style:style style:name="T489" style:family="text">
      <style:text-properties style:text-position="0% 100%" officeooo:rsid="0328cee3"/>
    </style:style>
    <style:style style:name="T490" style:family="text">
      <style:text-properties style:text-position="0% 100%" officeooo:rsid="0328e90c"/>
    </style:style>
    <style:style style:name="T491" style:family="text">
      <style:text-properties style:text-position="0% 100%" officeooo:rsid="032a14cb"/>
    </style:style>
    <style:style style:name="T492" style:family="text">
      <style:text-properties style:text-position="0% 100%" officeooo:rsid="032af30f"/>
    </style:style>
    <style:style style:name="T493" style:family="text">
      <style:text-properties style:text-position="0% 100%" officeooo:rsid="032c6bfd"/>
    </style:style>
    <style:style style:name="T494" style:family="text">
      <style:text-properties style:text-position="0% 100%" officeooo:rsid="032e6501"/>
    </style:style>
    <style:style style:name="T495" style:family="text">
      <style:text-properties style:text-position="0% 100%" officeooo:rsid="032ecf9b"/>
    </style:style>
    <style:style style:name="T496" style:family="text">
      <style:text-properties style:text-position="0% 100%" officeooo:rsid="03307e3f"/>
    </style:style>
    <style:style style:name="T497" style:family="text">
      <style:text-properties style:text-position="0% 100%" officeooo:rsid="03326656"/>
    </style:style>
    <style:style style:name="T498" style:family="text">
      <style:text-properties style:text-position="0% 100%" officeooo:rsid="033342ae"/>
    </style:style>
    <style:style style:name="T499" style:family="text">
      <style:text-properties style:text-position="0% 100%" officeooo:rsid="03345c6d"/>
    </style:style>
    <style:style style:name="T500" style:family="text">
      <style:text-properties style:text-position="0% 100%" officeooo:rsid="0334ed6c"/>
    </style:style>
    <style:style style:name="T501" style:family="text">
      <style:text-properties style:text-position="0% 100%" officeooo:rsid="0335b9f3"/>
    </style:style>
    <style:style style:name="T502" style:family="text">
      <style:text-properties style:text-position="0% 100%" officeooo:rsid="03374d68"/>
    </style:style>
    <style:style style:name="T503" style:family="text">
      <style:text-properties style:text-position="0% 100%" officeooo:rsid="03391dfb"/>
    </style:style>
    <style:style style:name="T504" style:family="text">
      <style:text-properties style:text-position="0% 100%" officeooo:rsid="0339cc50"/>
    </style:style>
    <style:style style:name="T505" style:family="text">
      <style:text-properties style:text-position="0% 100%" officeooo:rsid="0339e3a8"/>
    </style:style>
    <style:style style:name="T506" style:family="text">
      <style:text-properties style:text-position="0% 100%" officeooo:rsid="033a63cf"/>
    </style:style>
    <style:style style:name="T507" style:family="text">
      <style:text-properties style:text-position="0% 100%" officeooo:rsid="033bfd3b"/>
    </style:style>
    <style:style style:name="T508" style:family="text">
      <style:text-properties style:text-position="0% 100%" officeooo:rsid="033c025a"/>
    </style:style>
    <style:style style:name="T509" style:family="text">
      <style:text-properties style:text-position="0% 100%" officeooo:rsid="033cbb23"/>
    </style:style>
    <style:style style:name="T510" style:family="text">
      <style:text-properties style:text-position="0% 100%" officeooo:rsid="033e5547"/>
    </style:style>
    <style:style style:name="T511" style:family="text">
      <style:text-properties style:text-position="0% 100%" officeooo:rsid="03403d1a"/>
    </style:style>
    <style:style style:name="T512" style:family="text">
      <style:text-properties style:text-position="0% 100%" officeooo:rsid="03422ea5"/>
    </style:style>
    <style:style style:name="T513" style:family="text">
      <style:text-properties style:text-position="0% 100%" officeooo:rsid="03433c19"/>
    </style:style>
    <style:style style:name="T514" style:family="text">
      <style:text-properties officeooo:rsid="034652c9"/>
    </style:style>
    <style:style style:name="T515" style:family="text">
      <style:text-properties officeooo:rsid="03483b58"/>
    </style:style>
    <style:style style:name="T516" style:family="text">
      <style:text-properties officeooo:rsid="034be8d4"/>
    </style:style>
    <style:style style:name="T517" style:family="text">
      <style:text-properties officeooo:rsid="034cde68"/>
    </style:style>
    <style:style style:name="T518" style:family="text">
      <style:text-properties officeooo:rsid="034eec9e"/>
    </style:style>
    <style:style style:name="T519" style:family="text">
      <style:text-properties officeooo:rsid="034f2a10"/>
    </style:style>
    <style:style style:name="T520" style:family="text">
      <style:text-properties officeooo:rsid="034f538c"/>
    </style:style>
    <style:style style:name="T521" style:family="text">
      <style:text-properties officeooo:rsid="034fbbf3"/>
    </style:style>
    <style:style style:name="T522" style:family="text">
      <style:text-properties officeooo:rsid="035134fa"/>
    </style:style>
    <style:style style:name="T523" style:family="text">
      <style:text-properties officeooo:rsid="0357f60c"/>
    </style:style>
    <style:style style:name="T524" style:family="text">
      <style:text-properties officeooo:rsid="0359230b"/>
    </style:style>
    <style:style style:name="T525" style:family="text">
      <style:text-properties officeooo:rsid="03595d21"/>
    </style:style>
    <style:style style:name="T526" style:family="text">
      <style:text-properties officeooo:rsid="035992e7"/>
    </style:style>
    <style:style style:name="T527" style:family="text">
      <style:text-properties officeooo:rsid="035b1908"/>
    </style:style>
    <style:style style:name="T528" style:family="text">
      <style:text-properties officeooo:rsid="035eb01d"/>
    </style:style>
    <style:style style:name="T529" style:family="text">
      <style:text-properties officeooo:rsid="035f6d65"/>
    </style:style>
    <style:style style:name="T530" style:family="text">
      <style:text-properties officeooo:rsid="03612f9b"/>
    </style:style>
    <style:style style:name="T531" style:family="text">
      <style:text-properties officeooo:rsid="0361bfeb"/>
    </style:style>
    <style:style style:name="T532" style:family="text">
      <style:text-properties officeooo:rsid="0367a1e9"/>
    </style:style>
    <style:style style:name="T533" style:family="text">
      <style:text-properties officeooo:rsid="0369303e"/>
    </style:style>
    <style:style style:name="T534" style:family="text">
      <style:text-properties officeooo:rsid="036a3fe7"/>
    </style:style>
    <style:style style:name="T535" style:family="text">
      <style:text-properties officeooo:rsid="036b428e"/>
    </style:style>
    <style:style style:name="T536" style:family="text">
      <style:text-properties officeooo:rsid="036bd4c5"/>
    </style:style>
    <style:style style:name="T537" style:family="text">
      <style:text-properties officeooo:rsid="036c53cb"/>
    </style:style>
    <style:style style:name="T538" style:family="text">
      <style:text-properties officeooo:rsid="038084f8"/>
    </style:style>
    <style:style style:name="T539" style:family="text">
      <style:text-properties officeooo:rsid="03848413"/>
    </style:style>
    <style:style style:name="T540" style:family="text">
      <style:text-properties officeooo:rsid="038c6041"/>
    </style:style>
    <style:style style:name="T541" style:family="text">
      <style:text-properties officeooo:rsid="03962d27"/>
    </style:style>
    <style:style style:name="T542" style:family="text">
      <style:text-properties officeooo:rsid="0396d0fc"/>
    </style:style>
    <style:style style:name="T543" style:family="text">
      <style:text-properties officeooo:rsid="03980e34"/>
    </style:style>
    <style:style style:name="T544" style:family="text">
      <style:text-properties officeooo:rsid="039a3595"/>
    </style:style>
    <style:style style:name="T545" style:family="text">
      <style:text-properties officeooo:rsid="03bd94ee"/>
    </style:style>
    <style:style style:name="T546" style:family="text">
      <style:text-properties officeooo:rsid="03c09961"/>
    </style:style>
    <style:style style:name="T547" style:family="text">
      <style:text-properties officeooo:rsid="03c17397"/>
    </style:style>
    <style:style style:name="T548" style:family="text">
      <style:text-properties officeooo:rsid="03c3d23c"/>
    </style:style>
    <style:style style:name="T549" style:family="text">
      <style:text-properties officeooo:rsid="03c6e892"/>
    </style:style>
    <style:style style:name="T550" style:family="text">
      <style:text-properties officeooo:rsid="03d2ab13"/>
    </style:style>
    <style:style style:name="T551" style:family="text">
      <style:text-properties officeooo:rsid="03d4374a"/>
    </style:style>
    <style:style style:name="T552" style:family="text">
      <style:text-properties officeooo:rsid="03d5efff"/>
    </style:style>
    <style:style style:name="T553" style:family="text">
      <style:text-properties officeooo:rsid="03d79fe5"/>
    </style:style>
    <style:style style:name="T554" style:family="text">
      <style:text-properties officeooo:rsid="03d971a8"/>
    </style:style>
    <style:style style:name="T555" style:family="text">
      <style:text-properties officeooo:rsid="03e14bdb"/>
    </style:style>
    <style:style style:name="T556" style:family="text">
      <style:text-properties officeooo:rsid="03e2fa00"/>
    </style:style>
    <style:style style:name="T557" style:family="text">
      <style:text-properties officeooo:rsid="03e4cbfe"/>
    </style:style>
    <style:style style:name="T558" style:family="text">
      <style:text-properties officeooo:rsid="03ec2232"/>
    </style:style>
    <style:style style:name="T559" style:family="text">
      <style:text-properties officeooo:rsid="03ec41ae"/>
    </style:style>
    <style:style style:name="T560" style:family="text">
      <style:text-properties officeooo:rsid="03ef3e45"/>
    </style:style>
    <style:style style:name="T561" style:family="text">
      <style:text-properties officeooo:rsid="03f45b8c"/>
    </style:style>
    <style:style style:name="T562" style:family="text">
      <style:text-properties officeooo:rsid="0402ef49"/>
    </style:style>
    <style:style style:name="T563" style:family="text">
      <style:text-properties officeooo:rsid="04054cf0"/>
    </style:style>
    <style:style style:name="T564" style:family="text">
      <style:text-properties officeooo:rsid="040e86ef"/>
    </style:style>
    <style:style style:name="T565" style:family="text">
      <style:text-properties officeooo:rsid="04101f5f"/>
    </style:style>
    <style:style style:name="T566" style:family="text">
      <style:text-properties officeooo:rsid="0410246e"/>
    </style:style>
    <style:style style:name="T567" style:family="text">
      <style:text-properties officeooo:rsid="04123990"/>
    </style:style>
    <style:style style:name="T568" style:family="text">
      <style:text-properties officeooo:rsid="0412785f"/>
    </style:style>
    <style:style style:name="T569" style:family="text">
      <style:text-properties officeooo:rsid="0413896f"/>
    </style:style>
    <style:style style:name="T570" style:family="text">
      <style:text-properties officeooo:rsid="04151d71"/>
    </style:style>
    <style:style style:name="T571" style:family="text">
      <style:text-properties officeooo:rsid="0415532c"/>
    </style:style>
    <style:style style:name="T572" style:family="text">
      <style:text-properties officeooo:rsid="0415e672"/>
    </style:style>
    <style:style style:name="T573" style:family="text">
      <style:text-properties officeooo:rsid="0417e312"/>
    </style:style>
    <style:style style:name="T574" style:family="text">
      <style:text-properties officeooo:rsid="041899ac"/>
    </style:style>
    <style:style style:name="T575" style:family="text">
      <style:text-properties officeooo:rsid="041a472b"/>
    </style:style>
    <style:style style:name="T576" style:family="text">
      <style:text-properties officeooo:rsid="041c97a5"/>
    </style:style>
    <style:style style:name="T577" style:family="text">
      <style:text-properties officeooo:rsid="041e1e64"/>
    </style:style>
    <style:style style:name="T578" style:family="text">
      <style:text-properties officeooo:rsid="0421a646"/>
    </style:style>
    <style:style style:name="T579" style:family="text">
      <style:text-properties officeooo:rsid="0422619a"/>
    </style:style>
    <style:style style:name="T580" style:family="text">
      <style:text-properties officeooo:rsid="043213f8"/>
    </style:style>
    <style:style style:name="T581" style:family="text">
      <style:text-properties officeooo:rsid="043297dd"/>
    </style:style>
    <style:style style:name="T582" style:family="text">
      <style:text-properties officeooo:rsid="04329c6c"/>
    </style:style>
    <style:style style:name="T583" style:family="text">
      <style:text-properties officeooo:rsid="04342d68"/>
    </style:style>
    <style:style style:name="T584" style:family="text">
      <style:text-properties officeooo:rsid="04388b4b"/>
    </style:style>
    <style:style style:name="T585" style:family="text">
      <style:text-properties officeooo:rsid="04395a63"/>
    </style:style>
    <style:style style:name="T586" style:family="text">
      <style:text-properties officeooo:rsid="043c60f3"/>
    </style:style>
    <style:style style:name="T587" style:family="text">
      <style:text-properties officeooo:rsid="0448f389"/>
    </style:style>
    <style:style style:name="T588" style:family="text">
      <style:text-properties officeooo:rsid="044acda9"/>
    </style:style>
    <style:style style:name="T589" style:family="text">
      <style:text-properties officeooo:rsid="044ad065"/>
    </style:style>
    <style:style style:name="T590" style:family="text">
      <style:text-properties officeooo:rsid="044c8933"/>
    </style:style>
    <style:style style:name="T591" style:family="text">
      <style:text-properties officeooo:rsid="0450d767"/>
    </style:style>
    <style:style style:name="T592" style:family="text">
      <style:text-properties officeooo:rsid="04542831"/>
    </style:style>
    <style:style style:name="T593" style:family="text">
      <style:text-properties officeooo:rsid="0455d2ed"/>
    </style:style>
    <style:style style:name="T594" style:family="text">
      <style:text-properties officeooo:rsid="045aec61"/>
    </style:style>
    <style:style style:name="T595" style:family="text">
      <style:text-properties officeooo:rsid="04604fee"/>
    </style:style>
    <style:style style:name="T596" style:family="text">
      <style:text-properties fo:font-variant="normal" fo:text-transform="none"/>
    </style:style>
    <style:style style:name="T597" style:family="text">
      <style:text-properties fo:font-variant="normal" fo:text-transform="none" officeooo:rsid="0466e4ca"/>
    </style:style>
    <style:style style:name="T598" style:family="text">
      <style:text-properties fo:font-variant="normal" fo:text-transform="none" officeooo:rsid="0468257d"/>
    </style:style>
    <style:style style:name="T599" style:family="text">
      <style:text-properties fo:font-variant="normal" fo:text-transform="none" officeooo:rsid="0468c12d"/>
    </style:style>
    <style:style style:name="T600" style:family="text">
      <style:text-properties fo:font-variant="normal" fo:text-transform="none" fo:font-style="italic" officeooo:rsid="0468c12d" style:font-style-asian="italic" style:font-style-complex="italic"/>
    </style:style>
    <style:style style:name="T601" style:family="text">
      <style:text-properties fo:font-variant="normal" fo:text-transform="none" officeooo:rsid="0469c7bc"/>
    </style:style>
    <style:style style:name="T602" style:family="text">
      <style:text-properties fo:font-variant="normal" fo:text-transform="none" officeooo:rsid="046a5f82"/>
    </style:style>
    <style:style style:name="T603" style:family="text">
      <style:text-properties fo:font-variant="normal" fo:text-transform="none" officeooo:rsid="046b4c00"/>
    </style:style>
    <style:style style:name="T604" style:family="text">
      <style:text-properties fo:font-variant="normal" fo:text-transform="none" officeooo:rsid="046d1df1"/>
    </style:style>
    <style:style style:name="T605" style:family="text">
      <style:text-properties fo:font-variant="normal" fo:text-transform="none" officeooo:rsid="046f8d76"/>
    </style:style>
    <style:style style:name="T606" style:family="text">
      <style:text-properties fo:font-variant="normal" fo:text-transform="none" officeooo:rsid="04707d16"/>
    </style:style>
    <style:style style:name="T607" style:family="text">
      <style:text-properties fo:font-variant="normal" fo:text-transform="none" officeooo:rsid="04716461"/>
    </style:style>
    <style:style style:name="T608" style:family="text">
      <style:text-properties fo:font-variant="normal" fo:text-transform="none" officeooo:rsid="04734696"/>
    </style:style>
    <style:style style:name="T609" style:family="text">
      <style:text-properties fo:font-variant="normal" fo:text-transform="none" officeooo:rsid="0474b7f5"/>
    </style:style>
    <style:style style:name="T610" style:family="text">
      <style:text-properties fo:font-variant="normal" fo:text-transform="none" officeooo:rsid="0476b616"/>
    </style:style>
    <style:style style:name="T611" style:family="text">
      <style:text-properties fo:font-variant="normal" fo:text-transform="none" officeooo:rsid="04787405"/>
    </style:style>
    <style:style style:name="T612" style:family="text">
      <style:text-properties fo:font-variant="normal" fo:text-transform="none" officeooo:rsid="0019f43d"/>
    </style:style>
    <style:style style:name="T613" style:family="text">
      <style:text-properties fo:font-variant="normal" fo:text-transform="none" officeooo:rsid="047900c3"/>
    </style:style>
    <style:style style:name="T614" style:family="text">
      <style:text-properties fo:font-variant="normal" fo:text-transform="none" officeooo:rsid="0479f5d8"/>
    </style:style>
    <style:style style:name="T615" style:family="text">
      <style:text-properties fo:font-variant="normal" fo:text-transform="none" officeooo:rsid="047af956"/>
    </style:style>
    <style:style style:name="T616" style:family="text">
      <style:text-properties fo:font-variant="normal" fo:text-transform="none" officeooo:rsid="047bb2fd"/>
    </style:style>
    <style:style style:name="T617" style:family="text">
      <style:text-properties fo:font-variant="normal" fo:text-transform="none" officeooo:rsid="047d1794"/>
    </style:style>
    <style:style style:name="T618" style:family="text">
      <style:text-properties fo:font-variant="normal" fo:text-transform="none" officeooo:rsid="047e708e"/>
    </style:style>
    <style:style style:name="T619" style:family="text">
      <style:text-properties fo:font-variant="normal" fo:text-transform="none" officeooo:rsid="047e70c7"/>
    </style:style>
    <style:style style:name="T620" style:family="text">
      <style:text-properties fo:font-variant="normal" fo:text-transform="none" officeooo:rsid="047fba77"/>
    </style:style>
    <style:style style:name="T621" style:family="text">
      <style:text-properties fo:font-variant="normal" fo:text-transform="none" officeooo:rsid="0480f3c5"/>
    </style:style>
    <style:style style:name="T622" style:family="text">
      <style:text-properties fo:font-variant="normal" fo:text-transform="none" officeooo:rsid="04823726"/>
    </style:style>
    <style:style style:name="T623" style:family="text">
      <style:text-properties fo:font-variant="normal" fo:text-transform="none" officeooo:rsid="04824fb9"/>
    </style:style>
    <style:style style:name="T624" style:family="text">
      <style:text-properties fo:font-variant="normal" fo:text-transform="none" officeooo:rsid="0482777f"/>
    </style:style>
    <style:style style:name="T625" style:family="text">
      <style:text-properties fo:font-variant="normal" fo:text-transform="none" officeooo:rsid="048301d2"/>
    </style:style>
    <style:style style:name="T626" style:family="text">
      <style:text-properties fo:font-variant="normal" fo:text-transform="none" officeooo:rsid="0484c5a0"/>
    </style:style>
    <style:style style:name="T627" style:family="text">
      <style:text-properties fo:font-variant="normal" fo:text-transform="none" officeooo:rsid="04865053"/>
    </style:style>
    <style:style style:name="T628" style:family="text">
      <style:text-properties fo:font-variant="normal" fo:text-transform="none" officeooo:rsid="04871d5c"/>
    </style:style>
    <style:style style:name="T629" style:family="text">
      <style:text-properties fo:font-variant="normal" fo:text-transform="none" officeooo:rsid="04878bb0"/>
    </style:style>
    <style:style style:name="T630" style:family="text">
      <style:text-properties fo:font-variant="normal" fo:text-transform="none" officeooo:rsid="0487d5da"/>
    </style:style>
    <style:style style:name="T631" style:family="text">
      <style:text-properties fo:font-variant="normal" fo:text-transform="none" officeooo:rsid="048871f3"/>
    </style:style>
    <style:style style:name="T632" style:family="text">
      <style:text-properties fo:font-variant="normal" fo:text-transform="none" officeooo:rsid="04898ed4"/>
    </style:style>
    <style:style style:name="T633" style:family="text">
      <style:text-properties fo:font-variant="normal" fo:text-transform="none" officeooo:rsid="048b2a09"/>
    </style:style>
    <style:style style:name="T634" style:family="text">
      <style:text-properties fo:font-variant="normal" fo:text-transform="none" officeooo:rsid="048c446a"/>
    </style:style>
    <style:style style:name="T635" style:family="text">
      <style:text-properties fo:font-variant="normal" fo:text-transform="none" officeooo:rsid="048dad18"/>
    </style:style>
    <style:style style:name="T636" style:family="text">
      <style:text-properties fo:font-variant="normal" fo:text-transform="none" officeooo:rsid="048f9228"/>
    </style:style>
    <style:style style:name="T637" style:family="text">
      <style:text-properties fo:font-variant="normal" fo:text-transform="none" officeooo:rsid="0490c03c"/>
    </style:style>
    <style:style style:name="T638" style:family="text">
      <style:text-properties fo:font-variant="normal" fo:text-transform="none" officeooo:rsid="04920d36"/>
    </style:style>
    <style:style style:name="T639" style:family="text">
      <style:text-properties fo:font-variant="normal" fo:text-transform="none" officeooo:rsid="04922ad2"/>
    </style:style>
    <style:style style:name="T640" style:family="text">
      <style:text-properties fo:font-variant="normal" fo:text-transform="none" officeooo:rsid="049301af"/>
    </style:style>
    <style:style style:name="T641" style:family="text">
      <style:text-properties fo:font-variant="normal" fo:text-transform="none" officeooo:rsid="0494756f"/>
    </style:style>
    <style:style style:name="T642" style:family="text">
      <style:text-properties fo:font-variant="normal" fo:text-transform="none" officeooo:rsid="04951726"/>
    </style:style>
    <style:style style:name="T643" style:family="text">
      <style:text-properties fo:font-variant="normal" fo:text-transform="none" officeooo:rsid="049708a9"/>
    </style:style>
    <style:style style:name="T644" style:family="text">
      <style:text-properties fo:font-variant="normal" fo:text-transform="none" officeooo:rsid="04977e77"/>
    </style:style>
    <style:style style:name="T645" style:family="text">
      <style:text-properties fo:font-variant="normal" fo:text-transform="none" officeooo:rsid="0498d178"/>
    </style:style>
    <style:style style:name="T646" style:family="text">
      <style:text-properties fo:font-variant="normal" fo:text-transform="none" officeooo:rsid="04990e29"/>
    </style:style>
    <style:style style:name="T647" style:family="text">
      <style:text-properties fo:font-variant="normal" fo:text-transform="none" officeooo:rsid="049a2a42"/>
    </style:style>
    <style:style style:name="T648" style:family="text">
      <style:text-properties fo:font-variant="normal" fo:text-transform="none" officeooo:rsid="049c033e"/>
    </style:style>
    <style:style style:name="T649" style:family="text">
      <style:text-properties fo:font-variant="normal" fo:text-transform="none" officeooo:rsid="049d342f"/>
    </style:style>
    <style:style style:name="T650" style:family="text">
      <style:text-properties fo:font-variant="normal" fo:text-transform="none" officeooo:rsid="04a0720e"/>
    </style:style>
    <style:style style:name="T651" style:family="text">
      <style:text-properties fo:font-variant="normal" fo:text-transform="none" officeooo:rsid="04a1d32b"/>
    </style:style>
    <style:style style:name="T652" style:family="text">
      <style:text-properties fo:font-variant="normal" fo:text-transform="none" officeooo:rsid="04a3d072"/>
    </style:style>
    <style:style style:name="T653" style:family="text">
      <style:text-properties fo:font-variant="normal" fo:text-transform="none" officeooo:rsid="04a5424e"/>
    </style:style>
    <style:style style:name="T654" style:family="text">
      <style:text-properties fo:font-variant="normal" fo:text-transform="none" officeooo:rsid="04a592f5"/>
    </style:style>
    <style:style style:name="T655" style:family="text">
      <style:text-properties fo:font-variant="normal" fo:text-transform="none" officeooo:rsid="04a5ed3a"/>
    </style:style>
    <style:style style:name="T656" style:family="text">
      <style:text-properties fo:font-variant="normal" fo:text-transform="none" officeooo:rsid="04a761fe"/>
    </style:style>
    <style:style style:name="T657" style:family="text">
      <style:text-properties fo:font-variant="normal" fo:text-transform="none" officeooo:rsid="04a8f05d"/>
    </style:style>
    <style:style style:name="T658" style:family="text">
      <style:text-properties fo:font-variant="normal" fo:text-transform="none" officeooo:rsid="04a92ea8"/>
    </style:style>
    <style:style style:name="T659" style:family="text">
      <style:text-properties fo:font-variant="normal" fo:text-transform="none" officeooo:rsid="04a946d8"/>
    </style:style>
    <style:style style:name="T660" style:family="text">
      <style:text-properties fo:font-variant="normal" fo:text-transform="none" officeooo:rsid="04aa49af"/>
    </style:style>
    <style:style style:name="T661" style:family="text">
      <style:text-properties fo:font-variant="normal" fo:text-transform="none" officeooo:rsid="04abc92d"/>
    </style:style>
    <style:style style:name="T662" style:family="text">
      <style:text-properties fo:font-variant="normal" fo:text-transform="none" officeooo:rsid="04ad3eeb"/>
    </style:style>
    <style:style style:name="T663" style:family="text">
      <style:text-properties fo:font-variant="normal" fo:text-transform="none" officeooo:rsid="04aecb45"/>
    </style:style>
    <style:style style:name="T664" style:family="text">
      <style:text-properties fo:font-variant="normal" fo:text-transform="none" officeooo:rsid="04aff7c2"/>
    </style:style>
    <style:style style:name="T665" style:family="text">
      <style:text-properties fo:font-variant="normal" fo:text-transform="none" officeooo:rsid="04b1b482"/>
    </style:style>
    <style:style style:name="T666" style:family="text">
      <style:text-properties fo:font-variant="normal" fo:text-transform="none" officeooo:rsid="04b39256"/>
    </style:style>
    <style:style style:name="T667" style:family="text">
      <style:text-properties fo:font-variant="normal" fo:text-transform="none" officeooo:rsid="04b5328e"/>
    </style:style>
    <style:style style:name="T668" style:family="text">
      <style:text-properties fo:font-variant="normal" fo:text-transform="none" officeooo:rsid="04b75055"/>
    </style:style>
    <style:style style:name="T669" style:family="text">
      <style:text-properties fo:font-variant="normal" fo:text-transform="none" officeooo:rsid="04b8ec9d"/>
    </style:style>
    <style:style style:name="T670" style:family="text">
      <style:text-properties fo:font-variant="normal" fo:text-transform="none" officeooo:rsid="04ba73da"/>
    </style:style>
    <style:style style:name="T671" style:family="text">
      <style:text-properties fo:font-variant="normal" fo:text-transform="none" officeooo:rsid="04bc5c25"/>
    </style:style>
    <style:style style:name="T672" style:family="text">
      <style:text-properties fo:font-variant="normal" fo:text-transform="none" officeooo:rsid="04be074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А теперь все вместе, все мазохисты, <text:span text:style-name="T1">сколько вас там наберётся, особенно те, кто в эту ночь остался без партнёра, с теми фантазиями, что, похоже, вряд ли когда-то исполнятся</text:span>—<text:span text:style-name="T2">давайте-ка подпоём с вашими братишками и сестрёнками, дайте знать друг другу вы живы откровенно, попробуйте прорваться сквозь молчания, попробуйте дотянуться и связаться….)</text:span></text:p>
      <text:p text:style-name="P1"/>
      <text:p text:style-name="P176">О, натриевые фонари <text:span text:style-name="T68">тускнеют</text:span> в Берлине,</text:p>
      <text:p text:style-name="P177">Я отправляюсь в бар, <text:span text:style-name="T68">там</text:span> никого! <text:span text:style-name="T68">Все разошлись уж прочь,</text:span></text:p>
      <text:p text:style-name="P179">А для меня трагичней<text:span text:style-name="T66"> Греческ</text:span>ой<text:span text:style-name="T66"> трагеди</text:span>и</text:p>
      <text:p text:style-name="P178"><text:span text:style-name="T68">Остаться </text:span><text:span text:style-name="T3">жертвой в </text:span><text:span text:style-name="T4">пустоте</text:span><text:span text:style-name="T67"> в эту ночь!</text:span></text:p>
      <text:p text:style-name="P2"/>
      <text:p text:style-name="P10">Шли дни, похожие для Пёклера один на другой. Идентичное утро плюхается теперь в рутину унылую как зима. <text:span text:style-name="T7">Он научился держаться спокойным <text:s/>наружно, по крайней мере. Научился чувствоватькак собирается, близится война небывалая для программ вооружений. Сначала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безумию внутри—1. Это комбинация. 1.2. Это скалярная величина. 1.3. Негативные аспекты этого распределяются изотропно. 2. Это не заговор. 2.1. Это не вектор. 2.11 Это не направлено против кого-либо. 2.12 Это не направлено против </text:span><text:span text:style-name="T9">меня…</text:span><text:span text:style-name="T7"> </text:span><text:span text:style-name="T9">u.s.w</text:span><text:span text:style-name="T7">. У кофе появляется всё более и более металлический вкус. Каждый конечный срок теперь становится кризисом, каждый из которых всё напряжённее предыдущего. Позади этой работы-как-работы похоже <text:s/>теперь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как близящаяся к полнолунию луна, которая управляла ею.– «Плутон теперь мой знак, закогтил накрепко. Движется медленно, так медленно и так <text:s/>далеко… но он рванёт. Это угрюмый феникс, что сотворяет собственный холокост… </text:span><text:span text:style-name="T9">умышленное воскрешение</text:span><text:span text:style-name="T7">.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text:span text:style-name="T9">буквальную истину</text:span><text:span text:style-name="T7">…. Ты не спишь? Франц….»)</text:span></text:p>
      <text:p text:style-name="P11">С приближением войны, игра приоритетов и политиканства разгоралась <text:span text:style-name="T70">не на шутку, Армия vs. </text:span><text:span text:style-name="T10">Luftwaffe</text:span><text:span text:style-name="T70">, Департамент Вооружений vs. Министерства Военного Снаряжения, SS, при их устремлениях, vs. всех остальных, и даже притушенное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text:span text:style-name="T10">Schicksal</text:span><text:span text:style-name="T70">, о росте к форме предопределённой и, пожалуй,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span></text:p>
      <text:p text:style-name="P12">В какой-то момент в ту зиму, Пёклер почувствовал, что сможет не сорваться <text:span text:style-name="T71">при встрече </text:span>с Вайсманом. <text:span text:style-name="T71">Он увидел SS-ме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text:span text:style-name="T11">Raketenflugplatz</text:span><text:span text:style-name="T71">. За эти четверть часа в Пенемюнде, Пёклер улыбался больше, чем за весь предыдущий год: говорил <text:s/>о своём восхищении работой Похлмана по изобретению охлаждающей системы двигателя.</text:span></text:p>
      <text:p text:style-name="P12"><text:soft-page-break/><text:span text:style-name="T69">– Как насчёт точек нагрева?– спросил Ваайсман. Это был резонный вопрос, но вместе с тем и </text:span><text:span text:style-name="T12">сближением</text:span><text:span text:style-name="T69">. <text:s/></text:span></text:p>
      <text:p text:style-name="P9"><text:span text:style-name="T72">Пёклеру было ясно, что тому похрен проблемы нагрева. Это было игрой, как и предупреждал <text:s/>Мо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text:span><text:span text:style-name="T73">2</text:span><text:span text:style-name="T72">h °C. Регенеративное охлаждение пока что лучшее из временных решений, но у <text:s/>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text:span></text:p>
      <text:p text:style-name="P3">– <text:span text:style-name="T75">Вы будете его впрыскивать.</text:span></text:p>
      <text:p text:style-name="P3">– <text:span text:style-name="T75">Совершенно верно.</text:span></text:p>
      <text:p text:style-name="P4">– <text:span text:style-name="T76">Сколько горючего будет перенаправлено при этом? Как это скажется на КПД двигателя.</text:span></text:p>
      <text:p text:style-name="P13">У Пёклера были цифры: «На сегодняшний день впрыскивание кошмар с подводкой труб, но при текущих графиках исплнения…</text:p>
      <text:p text:style-name="P5">– <text:span text:style-name="T77">А если применить двуступенчатый процесс сгорания?</text:span></text:p>
      <text:p text:style-name="P5">– <text:span text:style-name="T77">Даёт нам больший объём, улучшает турбулентность, но имеется также нон-изотропное падение давления, которое срезает нам эффектиность…. Мы пробуем все возможные подходы. Будь у нас лучшее финансирование…</text:span></text:p>
      <text:p text:style-name="P6">– <text:span text:style-name="T78">Ах. Это не по моей части. Нам бы тоже не помешал более щедрый бюджет.</text:span>– <text:span text:style-name="T79">Тут они оба засмеялись, джентльмены учёные под прижимистой бюрократией, совместно страдающие.</text:span></text:p>
      <text:p text:style-name="P14">Пёклер понимал, что он ведёт переговоры о своём ребёнке и Лени: <text:span text:style-name="T80">что вопросы и ответы не были кодировкой чего-то ещё, но для лично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держит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text:span></text:p>
      <text:p text:style-name="P15">В конце августа он получил второй визит. <text:span text:style-name="T81">Надо бы сказать «Ильзе вернулась», но Пёклер не был уверен. Как и прежде, она появилась одна, без предупреждения—подбежала к нему, поцеловала, назвала Папи. Но…</text:span></text:p>
      <text:p text:style-name="P16">Но её волосы, хотя бы это, были явно тёмно-каштановые, и пострижены по-другому. <text:span text:style-name="T82">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text:span><text:span text:style-name="T84">такой</text:span><text:span text:style-name="T82"> возраст….» Ещё как Пёклер обнимал её началось упрямое нашёптывание? Это та же самая? Тебе прислали другого ребёнка? Почему ты в прошлый раз не присмотрелся повниательнее, Пёклер?</text:span></text:p>
      <text:p text:style-name="P20">На этот раз он спросил долго ли ей позволят остаться. </text:p>
      <text:p text:style-name="P7">– <text:span text:style-name="T311">Мне скажут, а я постараюсь передать тебе.</text:span>– <text:span text:style-name="T312">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text:span></text:p>
      <text:p text:style-name="P17">Почти ничего о Лени. Их разлучили, <text:span text:style-name="T313">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text:s/>Пёклер. На этот раз он слишком далеко зашёл: Пёклер зашнуровал ботинки и довольно спокойно отправился на поиски этого SS-мана, засталего в его кабинете, обличил его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text:span><text:soft-page-break/><text:span text:style-name="T313">моргающее лицо Вайсмана…. Пёклер импульсивен, да, бунтарь—но Generaldirektor такая его запальчивость и честность </text:span><text:span text:style-name="T13">нужна</text:span><text:span text:style-name="T313"> нам…</text:span></text:p>
      <text:p text:style-name="P18">Девочка вдруг пришла к нему в объятия, поцеловать его снова. <text:span text:style-name="T314">Просто так. Пёклер забыл свои муки и долго прижимал её к своему сердцу, не говоря ни слова….</text:span></text:p>
      <text:p text:style-name="P19">Но в ту ночь в комнатушке только дыхание<text:span text:style-name="T69">—</text:span>никаких желаний луны в этот год<text:span text:style-name="T316">—</text:span><text:span text:style-name="T315">с её койки, он лежал </text:span><text:span text:style-name="T317">без сна, вычисляя, одна </text:span><text:span text:style-name="T319">из дочерей подстава</text:span><text:span text:style-name="T317">? та же дочь дважды? обе подставные? </text:span><text:span text:style-name="T318">Начиная </text:span><text:span text:style-name="T319">высчитывать </text:span><text:span text:style-name="T320">комбинации для третьего визита, для четвёртого…. </text:span><text:span text:style-name="T322">У </text:span><text:span text:style-name="T321">Вайсма</text:span><text:span text:style-name="T322">на</text:span><text:span text:style-name="T321">, те</text:span><text:span text:style-name="T322">х</text:span><text:span text:style-name="T321">, кто за ним, <text:s/></text:span><text:span text:style-name="T322">есть тысячи таких детей под рукой. </text:span><text:span text:style-name="T323">В течение лет, с их взрослением, сможет ли Пёклер полюбить </text:span><text:span text:style-name="T324">какую-то</text:span><text:span text:style-name="T316">—</text:span><text:span text:style-name="T325">достигнет ли она таким образом королевской линии </text:span><text:span text:style-name="T326">и станет заменой королевы, утраченной, </text:span><text:span text:style-name="T327">забытой Лени? </text:span><text:span text:style-name="T328">Его Противнику известно, что подозрение Пёклера всегда будет сильнее </text:span><text:span text:style-name="T329">любого страха истинного кровосмесительства…. </text:span><text:span text:style-name="T330">Они могут выдумывать новые правила, усложняя игру до бесконечности. </text:span><text:span text:style-name="T332">Что</text:span><text:span text:style-name="T331"> мог любой мужчине, опустошённый как Пёклер, чувствовать в ту ночь, </text:span><text:span text:style-name="T332">поддерживать </text:span><text:span text:style-name="T331">постоянн</text:span><text:span text:style-name="T332">ую готовность</text:span><text:span text:style-name="T331"> достаточно</text:span><text:span text:style-name="T332">й</text:span><text:span text:style-name="T331"> </text:span><text:span text:style-name="T332">для этого </text:span><text:span text:style-name="T331">гибк</text:span><text:span text:style-name="T332">ости</text:span><text:span text:style-name="T331">?</text:span></text:p>
      <text:p text:style-name="P21"><text:span text:style-name="T8">Kot</text:span>—<text:span text:style-name="T377">какая нелепость</text:span>—<text:span text:style-name="T377">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text:s/>Лени <text:s/>пришлось её успокаивать.</text:span></text:p>
      <text:p text:style-name="P22">Он знал все плачи Ильзе, <text:span text:style-name="T378">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text:span></text:p>
      <text:p text:style-name="P23">На следующий утро руководитель его группы вручил Пёклеру отпускное удостоверение <text:s/>и чек с отпускным бонусом. <text:s/><text:span text:style-name="T379">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text:s/>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text:span></text:p>
      <text:p text:style-name="P24">Он предоставил Ильзе избрать место назначения. <text:span text:style-name="T380">Она вы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 завести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text:span></text:p>
      <text:p text:style-name="P25">В корпоративном Государстве должно отводиться место для невинности, и многих её проявлений. <text:span text:style-name="T381">В развитии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титулом князя и имперского </text:span><text:soft-page-break/><text:span text:style-name="T381">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text:span></text:p>
      <text:p text:style-name="P28">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text:s/>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text:p>
      <text:p text:style-name="P26">Из всего предложенного там на выбор, <text:span text:style-name="T382">Колесо,</text:span> мифы, <text:span text:style-name="T382">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span></text:p>
      <text:p text:style-name="P27"><text:span text:style-name="T382">– Значит, ты собираешься жить на Южном Полюсе. Так легко рассталась со своей мечтой,– </text:span><text:span text:style-name="T14">Kot</text:span><text:span text:style-name="T382">—идиот, это уже <text:s/>промашка,– про Луну?– Он был добр до того момента насчёт перекрёстного допроса. Не смог узнать кто она. В фальшивой Антарктике, не имея понятия что привлекло её туда, встревроженно и истекая потом , он ожидал её ответ.</text:span></text:p>
      <text:p text:style-name="P29">Она, или Они, не стали дожимать его. «<text:span text:style-name="T383">О»,– пожимая плечами,– «кто захочет жить на Луне?»– Они больше никогда не возвращались к этому.</text:span></text:p>
      <text:p text:style-name="P30">Вернувшись в отель, они получили ключ от восьмилетнего регистратора, поднялись в подвывающем лифте с <text:span text:style-name="T384">малолетним</text:span> лифтёром в униформе <text:span text:style-name="T384">в свою комнату всё ещё нагретую после дневной жары. Она заперла дверь, сняла свою шляпу и положила на свою кровать. Пёклер рухнул на свою. Она приблизилась снять с него туфли.</text:span></text:p>
      <text:p text:style-name="P31">– Папи,– торжественно расшнуровывая,– можно мне спать рядом с <text:s/>тобой сегодня ночью?– Она из её ладошек замерла у начала его оголившейся икры. Глаза их встретились на полсекунды. Несколько неопределённостей передвинулись для Пёклера и обрели смысл. К его стыду, первым его чувством стала гордость. Он и не знал, что был столь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и их недовольства. Ты можешь не понимать в чём собственно состоит их работа, нена уровне данных, но ты же,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мы должны отложить свои суждения пока что, после войны будет время <text:span text:style-name="T385">разобратья</text:span> к Пёклерам и их <text:span text:style-name="T385">гнусным</text:span> секретишкам….</text:p>
      <text:p text:style-name="P92">Он ударил её по темени открытой ладонью, громкий и жуткий удар. <text:span text:style-name="T386">Это сняло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text:span text:style-name="T15">как я хотела тебя </text:span><text:span text:style-name="T386">шепнула она, </text:span><text:soft-page-break/><text:span text:style-name="T386">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ами напролёт под тарахтенье мотора, пока капитан не позвал: «Поднимайтесь, взгляните на свой новый дом!»– Серо-зелёная, в тумане, то была Дания.– «Да, тут они свободные люди. Удачи вам обоим!»– Они втроём, на той палубе, стояли обнявшись….</text:span></text:p>
      <text:p text:style-name="P94">Нет. Пёклер предпочёл считать, что она хотела покоя в ту ночь, хотела не остаться одна. Несмотря на Их игру, Их явную злобу, хотя у него не было оснований больше доверять «Илзе», чем он доверял им, <text:s/>актом не веры, не смелости, но сохранности, он предпочёл поверить. Даже в мирное время, с неограниченными ресурсами, он не мог удостоверить её подлинность, не за острие лезвия нулевой допустимости, необходимой чёткой аккуратности его глаза. Годы, которые Илльзе проведёт между Берлином и Пенемюнде так безнадёжно перепутались, для всей Германии, что никакую истинную цепь событий не возможно восстановить наверняка, и аже догадку Пёклера, что где-то в разросшимся бумажном мозгу Государства некая особенная извращённость была отведена ему и аккуратно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text:p>
      <text:p text:style-name="P93">Не было, фактически, даже ему ясно, что он сделал выбор. <text:span text:style-name="T387">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ющие красный и зелёный снова и снова снаружи в темноте, и группа школьников распевающих на улице припев из времен прежде ихнего, их проданного жестоко муштрованного времени—J</text:span><text:span text:style-name="T16">uch-heierasas-sa! o tempo-tempo-ra</text:span><text:span text:style-name="T387">!—та доска и фигуры и комбинации по крайней мере всё стало ясным для него, и Пёклер знал, что покуда он играет, у него будет Ильзе—его истинное дитя, истинное наскоько он сможет сделать её такой. Это был настоящий момент зачатия, в который, с опозданием на годы, он стал её отцом.</text:span></text:p>
      <text:p text:style-name="P95">Оставшуюся часть отпуска они гуляли по Цвёльфкиндер, <text:span text:style-name="T388">постоянно</text:span> держас<text:span text:style-name="T388">ь</text:span> за руки. <text:span text:style-name="T389">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точно каждые <text:s/>два часа коварные аборигены атаковали укреплённый лагерь бравых воинов генерала фон Трофа в синей форме, все роли исполняли воодушевлённые мальчики, и великая патриотическая игра популярная среди детей любого возраста… вверх на гигантской <text:s/>Колеса такого обнажённого, лишённого милосердия, помещённого там с единственно ясной миссией: поднять и напугать….</text:span></text:p>
      <text:p text:style-name="P96">В их последнюю ночь<text:span text:style-name="T69">—</text:span>хотя он не знал об этом, <text:span text:style-name="T390">потому что её уберут так же резко <text:s/>невидимо как и перед этим—они снова стояли глядя на чучела пингвинов и фальшивый, а вокруг них поблескивало искусственное полярное сияние.</text:span></text:p>
      <text:p text:style-name="P97"><text:span text:style-name="T69">– </text:span>На будущий год,<text:span text:style-name="T69">– </text:span>сжимая её руку,<text:span text:style-name="T69">–</text:span> мы снова сюда приедем, если захочешь.</text:p>
      <text:p text:style-name="P32">– <text:span text:style-name="T391">О, да, каждый год, Папи.</text:span></text:p>
      <text:p text:style-name="P98">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text:p>
      <text:p text:style-name="P149"><text:span text:style-name="T315">Так оно и шло с той поры шесть лет. </text:span><text:span text:style-name="T333">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постоянству увиденного, потому что они использовали это, чтобы создать для него движущийся образ дочери, прокручивая для него </text:span><text:soft-page-break/><text:span text:style-name="T333">только эти летние кадры, предоставив ему самому выстраивать иллюзию одно</text:span><text:span text:style-name="T334">го ребёнка… в чём разница избранной шкалы времени, одна 24-я секу</text:span><text:span text:style-name="T335">н</text:span><text:span text:style-name="T334">ды или год </text:span><text:span text:style-name="T335">(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text:span></text:p>
      <text:p text:style-name="P150"><text:span text:style-name="T335">С</text:span><text:span text:style-name="T315">наружи аэродинамической трубы в Пенем</text:span><text:span text:style-name="T354">ю</text:span><text:span text:style-name="T315">нде, </text:span><text:span text:style-name="T336">Пёклер остановился как-то ночью, </text:span><text:span text:style-name="T337">рядом с огромной сферой, высот</text:span><text:span text:style-name="T338">ой в </text:span><text:span text:style-name="T337">40 футов, </text:span><text:span text:style-name="T339">вслушиваясь </text:span><text:span text:style-name="T340">в</text:span><text:span text:style-name="T339"> работу насосов </text:span><text:span text:style-name="T340">откачивающих воздух из </text:span><text:span text:style-name="T341">белой</text:span><text:span text:style-name="T340"> сферы</text:span><text:span text:style-name="T337">, </text:span><text:span text:style-name="T341">пять минут нар</text:span><text:span text:style-name="T342">а</text:span><text:span text:style-name="T341">стающей пустоты</text:span><text:span text:style-name="T316">—</text:span><text:span text:style-name="T342">затем один жуткий всос: 20 секунд сверхзвукового потока… </text:span><text:span text:style-name="T343">затем падение заслонки и </text:span><text:span text:style-name="T344">насосы начинают заново… </text:span><text:span text:style-name="T345">он слушал и </text:span><text:span text:style-name="T346">подразумевал свой цикл отсекаемой заслонкой любви, </text:span><text:span text:style-name="T347">нарастание пустоты в течение года ради двух недель в августе, сконструированных с такой же </text:span><text:span text:style-name="T348">тщательностью инженерной мысли. </text:span><text:span text:style-name="T349">Он улыбался, пил тосты обменивался казарменным юмором с майором Вайсманом, </text:span><text:span text:style-name="T350">и в то же время постоянно, за музыкой </text:span><text:span text:style-name="T351">и хаханьками, он слышал плоть фигур продвигаемых в зимней темени через болота и горные цепи доски… проверял прогон за прогоном </text:span><text:span text:style-name="T352">результаты </text:span><text:span text:style-name="T61">Halbmodelle</text:span><text:span text:style-name="T351"> </text:span><text:span text:style-name="T352">из аэродинамической трубы </text:span><text:span text:style-name="T353">демонстрирующие как равнодействующая сила будет ра</text:span><text:span text:style-name="T354">с</text:span><text:span text:style-name="T353">пределяться </text:span><text:span text:style-name="T354">по всей длине Ракеты, для сотен различных чисел Маха—видел истинный </text:span><text:span text:style-name="T355">профиль </text:span><text:span text:style-name="T356">Р</text:span><text:span text:style-name="T355">акеты искажённым и спародированным, </text:span><text:span text:style-name="T356">ракета из воска, ссутуленная как дельфин где-то возле калибра 2, склонённой к хвосту, которая затем растягивалась, невозможно, к высокой точке, с меньшим плечевым радиусом кормы</text:span><text:span text:style-name="T316">—</text:span><text:span text:style-name="T357">и видел как его собственное лицо можно смоделировать, </text:span><text:span text:style-name="T358">не в свете, но в </text:span><text:span text:style-name="T359">чистых силах воздействующих на него </text:span><text:span text:style-name="T360">из течения Рейха, и принуждения, и любви </text:span><text:span text:style-name="T361">на пути движения потока… </text:span><text:span text:style-name="T362">и знал, что оно должно претерпевать ту же деградацию, как </text:span><text:span text:style-name="T363">искорёженное смертью лицо по черепу</text:span><text:span text:style-name="T362">….</text:span></text:p>
      <text:p text:style-name="P151"><text:span text:style-name="T362">В </text:span><text:span text:style-name="T315">43-м, потому что он уехал в Цвёльфкиндер, Пёклер пропустил Британский воздушный налёт на Пенемюнде. Возвращаясь на станцию, </text:span><text:span text:style-name="T364">как только показались бараки «иностранной рабочей силы» в Трассенхайде, разбитые и срезанные, тела всё ещё откапывали </text:span><text:span text:style-name="T365">из обломков, зародилось жуткое подозрение, от которого невозможно было избавиться. Вайсман спасал его для чего-то: </text:span><text:span text:style-name="T366">для какой-то уникальной судьбы. </text:span><text:span text:style-name="T367">Этот человек как-то знал, что </text:span><text:span text:style-name="T368">Британцы будут бомбить в ту ночь,знал ещё в 39-м, вот и установил традицию отпуска в августе, </text:span><text:span text:style-name="T369">год за годом, но все лишь для того, чтобы уберечь Пёклера </text:span><text:span text:style-name="T370">от одной плохой ночи.</text:span><text:span text:style-name="T315"> </text:span><text:span text:style-name="T371">Не очень </text:span><text:span text:style-name="T374">уравновешено</text:span><text:span text:style-name="T371">… малость паранойно, да, да… </text:span><text:span text:style-name="T372">но мысль гудела в его мозгу, и он чувствовал как <text:s text:c="2"/>каменее</text:span><text:span text:style-name="T373">т.</text:span></text:p>
      <text:p text:style-name="P100">Дым сочился из земли, <text:span text:style-name="T392">обугленные деревья валились, у него на глазах, от малейшего дыхания сос стороны моря. Измельчённая пыль подымалась от каждого шага, делая одежду белой, из лиц пылевые маски. Чем дальше вдоль полуострова, тем меньше урона. Странная градация смерти и крушения, от юга к северу, при которой самым обездоленным и беззащитным досталось хуже всего—как на самом деле градация будет распределяться с востока к <text:s/>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повреждения в цехах первичной обработки незначительны. Коллеги Пёклера стояли перед Жилым Комплексом Учёных, куда были попадания—фантомы шевелящиеся в утреннем тумане всё ещё не выгорели, моя посуду в вёдрах с пивом, потому что воды всё ещё не было. Они уставились на Пёклера, не в силах, достаточно многие, сдержать <text:s/>обвинения на своих лицах. </text:span></text:p>
      <text:p text:style-name="P33">– <text:span text:style-name="T393">Я бы тоже хотел пропустить всё это.</text:span></text:p>
      <text:p text:style-name="P33">– <text:span text:style-name="T393">Доктор Тиль погиб.</text:span></text:p>
      <text:p text:style-name="P33">– <text:span text:style-name="T393">Как там в сказочной стране, Пёклер?</text:span></text:p>
      <text:p text:style-name="P34">– <text:span text:style-name="T394">Извините,</text:span>– <text:span text:style-name="T394">сказал он. В этом не было его вины. Остальные умолкли: некоторые смотрели, некоторые всё ещё в шоке после минувшей ночи.</text:span></text:p>
      <text:p text:style-name="P101">Потом появился Мондауген: «Мы на пределе. Можете пойти со мной в Первичную Обработку? Там требуется большая уборка, нам помощь нужна».<text:span text:style-name="T69">– </text:span>Они потопали туда, каждый в собственной <text:soft-page-break/>туче пыли.<text:span text:style-name="T69">– «Это было ужасно»,– сказал Мондауген.– «Нам свем довелось испытать напряжение».</text:span></text:p>
      <text:p text:style-name="P35">– <text:span text:style-name="T395">Они говорят так словно </text:span><text:span text:style-name="T17">я</text:span><text:span text:style-name="T395"> это сделал.</text:span></text:p>
      <text:p text:style-name="P36">– <text:span text:style-name="T396">Ты чувствуешь себя виноватым в том, чт тебя тут не было?</text:span></text:p>
      <text:p text:style-name="P37">– <text:span text:style-name="T397">Я просто хочу понять почему меня не было тут. Вот и всё.</text:span></text:p>
      <text:p text:style-name="P37">– <text:span text:style-name="T397">Потому что ты был в Цвёльфкиндер,</text:span>– <text:span text:style-name="T397">ответил просвещённый.</text:span>– <text:span text:style-name="T397">Давай не усложнять.</text:span></text:p>
      <text:p text:style-name="P102">Он <text:s/>старался. Ведь это работа Вайсмана, не так ли, Вайсман был садистом, его обязанность вносить в игру новые вариации, <text:span text:style-name="T398">нагнетая максимальную жестокость, которая разложит Пёклера до нервных волокон и окончаний, все самые укромные изгибины мозга расплющит в сиянии чёрных свечей, укрыться негде, весь во власти хозяина… момент, который определит его перед самим собой наконец…. Вот что, предчувствовал теперь Пёклер, ожидает впереди, помещение, которого он никогда не видел, церемония, которую не мог заучить заранее….</text:span></text:p>
      <text:p text:style-name="P103">Случались фальшивые тревоги. Пёклер был почти уверен однажды зимой, <text:span text:style-name="T399">во время серии испытаний в Ближне. Они переехали на восток в Польшу. Запуски с Пенемюнде все были нацелены в море и невозможно было пронаблюдать обратный вход А4. Ближна являлась почти исключительно проектом SS: часть строения империи ген.-майором Каммлером. Ракету в ту пору лихорадили проблемы взрывов в воздухе в завершающей фазе—аппарат разрывался на части до достижения цели. У каждого была своя идея. Возможно чрезмерное давление в баке с жидким кислородом. Может быть, потому что Ракета возвращалась на 10 тонн облегчённой от горючего и окислителя, смещение центра тяжести дестабилизировал её. Или же возможно изоляция бака с алкоголем была всему виной как-то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дизай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казался довольно странным, чтобы быть делом Вайсмана: в тот день, когда Пёклер вышел сидеть среди Польских лугов точно в том месте, куда должна была попасть Ракета, <text:s/>он уже не сомневался.</text:span></text:p>
      <text:p text:style-name="P104">Зелёная рожь и пологие холмы на мили вокруг: <text:span text:style-name="T400">Пёклер тут в неглубоком окопчике, в районе цели в Сарнаки, устремив свой бинокль к югу в сторону Ближны, как все остальные: в ожидании. </text:span><text:span text:style-name="T18">Erwartung </text:span><text:span text:style-name="T85">в перекрестии, с только что взошедшей колышущейся рожью </text:span><text:span text:style-name="T86">её более нежный пушок приглажен ветром… взгляни на это раздолье, с высоты Ракетных миль утреннего пространства: </text:span><text:span text:style-name="T87">множество лесных оттенков зелёного, </text:span><text:span text:style-name="T88">домики Польских ферм белый с коричневым, </text:span><text:span text:style-name="T89">длинные угри рек ловят солнце в свои извивы… а в самом центре внизу, </text:span><text:span text:style-name="T90">в пресвятой Х, Пёклер, распятый, невидимый пока что, но через минуту… </text:span><text:span text:style-name="T91">вот начинает вырисовываться, </text:span><text:span text:style-name="T93">с нарастанием</text:span><text:span text:style-name="T91"> инерци</text:span><text:span text:style-name="T93">и падения</text:span><text:span text:style-name="T92">—</text:span></text:p>
      <text:p text:style-name="P105"><text:span text:style-name="T91">Н</text:span><text:span text:style-name="T83">о как может он поверить в её реальность там наверху? Насекомые звенят, солнце почти тёплое, <text:s/>ему видна красная земля и миллионы колышущихся колосков, и от этого он почти впадает в небольшой транс: </text:span><text:span text:style-name="T93">в рубахе с коротки рукавом, костлявые колени указуют вверх пиджак от серого костюма мятый годами со времён последней глажки </text:span><text:span text:style-name="T94">у него под задницей </text:span><text:span text:style-name="T95">промакнуть</text:span><text:span text:style-name="T94"> росу. </text:span><text:span text:style-name="T95">Остальные, с кем он сюда явился рассеяны точками тут по Наземному Нулю, блаженные Нацистские лютики—</text:span><text:span text:style-name="T96">бинокли побалтываются на шиферного цвета ремешках </text:span><text:span text:style-name="T97">конской шкуры </text:span><text:span text:style-name="T96">на их шеях, </text:span><text:span text:style-name="T97">группа Аскании суетится со своим оборудованием, и один из офицеров связи SS (Вайсмана тут нет) поглядывает на свои часы, потом на небо, потом на часы, </text:span><text:span text:style-name="T98">стекло их становится, </text:span><text:span text:style-name="T99">в кратких промельках вкл./выкл., перламутровым кругом увязавшим воедино час и небо в барашка.</text:span></text:p>
      <text:p text:style-name="P106"><text:span text:style-name="T99">П</text:span><text:span text:style-name="T83">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text:span><text:span text:style-name="T100">разрослась разрушительная система лопнувших капилляров, теней, складок, морщин, </text:span><text:span text:style-name="T101">помол, что к этому времени скопился в простых и прямых глазах его более молодых и </text:span><text:soft-page-break/><text:span text:style-name="T101">нищенских дней… </text:span><text:span text:style-name="T102">нет. </text:span><text:span text:style-name="T103">Что-то было в них, даже тогда, </text:span><text:span text:style-name="T104">что-то что другие видели и знали, что могут воспользоваться, и находили способ. Что-то что Пёклер проморгал. </text:span><text:span text:style-name="T105">Он достаточно в своей жизни смотрелся в зеркала. </text:span><text:span text:style-name="T106">Он действительно запомнил бы….</text:span></text:p>
      <text:p text:style-name="P107"><text:span text:style-name="T83">Взрыв в атмосфере, если случится, будет в пределах видимости. </text:span><text:span text:style-name="T107">Абстракции, математика, модели, это всё прекрасно, но если ты углубился в это, а тебе со всех сторон орут исправить, вот что ты делаешь: отправляешься и садишься точно по центру мишени с безразлично мелкими окопами </text:span><text:span text:style-name="T108">для укрытия, </text:span><text:span text:style-name="T109">и всматриваешься в молчащий цветок огня её последних пары секунд, </text:span><text:span text:style-name="T110">и видишь что уж там увидишь. Шансы астрономически против безукоризненного попадания, конечно, поэтому безопаснее всего в центре района намеченной цели. </text:span><text:span text:style-name="T111">Ракетам положено быть подобными артиллерийским снарядам, они рассеиваются вокруг прицельной метки гигантским эллипсом</text:span><text:span text:style-name="T92">—</text:span><text:span text:style-name="T111">Эллипс Неопределённости. Но Пёклер, хоть и верит как и всякий другой учёный в неопределённость, </text:span><text:span text:style-name="T112">не чувствует себя тут слишком уютно. </text:span><text:span text:style-name="T113">Всё это против его персональной жопы, чьё трепещущее очко помещено точнёхонько на Наземнм Нуле. И во всём этом больше, чем просто баллистика. Тут ещё Вайсман. </text:span><text:span text:style-name="T114">Сколько угодно химиков и материаловедов разбирающихся в изоляторах на уровне Пёклера… зачем избран он, если только не… </text:span><text:span text:style-name="T115">где-то в его мозгу два фокуса сошлись и стали единым… </text:span><text:span text:style-name="T116">нулевой эллипс… единая точка… </text:span><text:span text:style-name="T117">живая боеголовка, втайне заряженная, специальные бункеры для всех остальных… да, вот чего он хочет… все допустимые отклонения в управлении направлены к </text:span><text:span text:style-name="T118">точному попаданию, точнов Пёклера… ах, Вайсман, твоя заключительн</text:span><text:span text:style-name="T119">ой</text:span><text:span text:style-name="T118"> игр</text:span><text:span text:style-name="T119">е не достаёт утончённости</text:span><text:span text:style-name="T92">—</text:span><text:span text:style-name="T120">впрочем </text:span><text:span text:style-name="T121">тут не было не зрителей ни судей по ходу всей этой игры, </text:span><text:span text:style-name="T122">кто вообще сказал, что конец не может быть таким зверским? </text:span><text:span text:style-name="T123">Паранойа хлынула на Пёклера, затопила его до висков и темени. </text:span><text:span text:style-name="T124">Возможно он усрался, ему не разобрать. </text:span><text:span text:style-name="T125">Его пульс отдаётся в затылке. Ломит руки и ноги. </text:span><text:span text:style-name="T126">Чёрнокостюмные блондины силовики присматривают. </text:span><text:span text:style-name="T127">Их металлическая сбруя поблескивает. Волнистые склоны невысоких холмов </text:span><text:span text:style-name="T128">распростёрлись под ранним солнцем. </text:span><text:span text:style-name="T129">Все полевые бинокли смотрят на юг. </text:span><text:span text:style-name="T130">Аггрегат в пути, ничто изменить невозможно. Никому вокруг и дела нет до пенетралии этого мига, или последних таинств: слишком много минуло рациональных лет. </text:span><text:span text:style-name="T131">Бумаги скопилось чересчур плотно и на слишком многое. Пёклер никак не согласовывается, право же ни в какую, </text:span><text:span text:style-name="T132">его мечта быть безупречно принесённым в жертву </text:span><text:span text:style-name="T133">с привитой ему потребностью делать дело</text:span><text:span text:style-name="T92">—</text:span><text:span text:style-name="T134">не видит даже как это может быть одним и тем же. </text:span><text:span text:style-name="T135">А4 должна, в конце концов, быть очень скоро поставлена на поток, этот коэффициент неудач </text:span><text:span text:style-name="T19">должен</text:span><text:span text:style-name="T135"> быть снижен,</text:span><text:span text:style-name="T131"> </text:span><text:span text:style-name="T135">и вот те, кто явил</text:span><text:span text:style-name="T142">ся</text:span><text:span text:style-name="T135">, они </text:span><text:span text:style-name="T142">все</text:span><text:span text:style-name="T135"> тут, и если не случится </text:span><text:span text:style-name="T136">приступ</text:span><text:span text:style-name="T142">а</text:span><text:span text:style-name="T136"> массовой слепоты</text:span><text:span text:style-name="T135"> в это утро на Польском лугу, </text:span><text:span text:style-name="T136">если ни один, даже и самый из них параноидальный, не сможет разглядеть ч</text:span><text:span text:style-name="T142">то</text:span><text:span text:style-name="T136"> </text:span><text:span text:style-name="T142">бы то ни было выходящее</text:span><text:span text:style-name="T137"> </text:span><text:span text:style-name="T142">за рамки</text:span><text:span text:style-name="T137"> заявленны</text:span><text:span text:style-name="T142">х</text:span><text:span text:style-name="T137"> Требовани</text:span><text:span text:style-name="T142">й</text:span><text:span text:style-name="T137">, конечно это не такая уж небывальщина для данного времени, данного места, где глаза приникшие к чёрным биноклям </text:span><text:span text:style-name="T138">высматривают лишь текущую «</text:span><text:span text:style-name="T173">упёртую</text:span><text:span text:style-name="T138"> целку»</text:span><text:span text:style-name="T92">—</text:span><text:span text:style-name="T138">как остроумные ракетчики окрестили свои проблемные ракеты</text:span><text:span text:style-name="T92">—</text:span><text:span text:style-name="T138">пусть проявит себя… </text:span><text:span text:style-name="T139">заметить где, от носа до кормы, </text:span><text:span text:style-name="T140">может таится авария, </text:span><text:span text:style-name="T141">форма форсажной струи, звук взрыва, </text:span><text:span text:style-name="T142">хоть </text:span><text:span text:style-name="T141">что-нибудь что может помочь….</text:span></text:p>
      <text:p text:style-name="P152">В Сарнаках, как занесено в отчёт, <text:span text:style-name="T401">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Новые виды пытки будут пущены в ход.</text:span></text:p>
      <text:p text:style-name="P108">Но внутри жизни Пёклера, не в записях, но в душе, в его Бедной Германской душе, основа времени удлинилась и замедлилась: <text:span text:style-name="T402">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 что <text:s/>застигнет его неожиданно….</text:span></text:p>
      <text:p text:style-name="P109">Весной, когда ветры Пенемюнде сделали полный оборот к юго!западу, и вернулись первые птицы, Пёклера перевели <text:span text:style-name="T403">на</text:span> подземный завод в Нордхаузене, <text:span text:style-name="T403">в Гарце. Работа в Пенемюнде </text:span><text:soft-page-break/><text:span text:style-name="T403">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в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 надолго.</text:span></text:p>
      <text:p text:style-name="P110">В это время шли слухи о растущем отчуждении между Вайсманом и его «чудовищем» Енциным. <text:span text:style-name="T8">Schwarzkommando </text:span><text:span text:style-name="T83">тогда уже выделились </text:span><text:span text:style-name="T143">из структуры SS, </text:span><text:span text:style-name="T144">весьма подобно тому как сами <text:s/></text:span><text:span text:style-name="T143">SS </text:span><text:span text:style-name="T144">выделились из </text:span><text:span text:style-name="T145">Германской Армии. </text:span><text:span text:style-name="T146">Их сила теперь </text:span><text:span text:style-name="T148">состояла</text:span><text:span text:style-name="T146"> не в абсолютном </text:span><text:span text:style-name="T148">оружии</text:span><text:span text:style-name="T146">, а в информированности и умении. </text:span><text:span text:style-name="T147">Пёклер счастлив был услышать, что у Вайсмана имеются свои неприятности, но </text:span><text:span text:style-name="T148">без понятия как использовать их с выгодой для себя. </text:span><text:span text:style-name="T149">Так что, игра откладывается? </text:span><text:span text:style-name="T150">Может он никогда больше не увидит Ильзе. </text:span><text:span text:style-name="T151">Но принесли напоминание предписывающее ему явиться в кабинет Вайсмана. </text:span></text:p>
      <text:p text:style-name="P111"><text:span text:style-name="T83">Волосы у Вайсмана на висках седели и лохматились. Пёклер увидел, что одна дужка очков Вайсмана держалась на скрепке для бумаг. </text:span><text:span text:style-name="T152">Его стол завале документами, докладами, справочниками. </text:span><text:span text:style-name="T153">Оказалось сюрпризом увидеть его не настолько демоничным, а измытаренным, как и любой чиновник в трудную полосу карьеры. Глаза устремлялись в направлении Пёклера, но лизы искажали их. </text:span></text:p>
      <text:p text:style-name="P111"><text:span text:style-name="T92">– </text:span><text:span text:style-name="T154">Вам понятно, что перевод в Нордхаузен дело добровольное.</text:span></text:p>
      <text:p text:style-name="P111"><text:span text:style-name="T154">Пёклер понял</text:span><text:span text:style-name="T153">, </text:span><text:span text:style-name="T154">с облегчением и парой секунд неподдельной любви к своему хранителю, что игра по-прежнему продолжается: «Это станет чем-то новым».</text:span></text:p>
      <text:p text:style-name="P38"><text:span text:style-name="T154">– Вот как?</text:span><text:span text:style-name="T83">– </text:span><text:span text:style-name="T154">Отчасти вызов, но частью и с интересом.</text:span></text:p>
      <text:p text:style-name="P39"><text:span text:style-name="T154">– </text:span><text:span text:style-name="T155">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text:span><text:span text:style-name="T83">—</text:span></text:p>
      <text:p text:style-name="P39"><text:span text:style-name="T83">– </text:span><text:span text:style-name="T155">Вы вспоминаете доктора Тиля?</text:span></text:p>
      <text:p text:style-name="P39"><text:span text:style-name="T155">– Да. Он не из моего отдела. </text:span><text:span text:style-name="T156">Я знал его не настолько хорошо.</text:span></text:p>
      <text:p text:style-name="P40"><text:span text:style-name="T156">– </text:span><text:span text:style-name="T157">Позор, что он попал под налёт. Мы все переместились в Эллипс Неопределённости, верно?</text:span></text:p>
      <text:p text:style-name="P112"><text:span text:style-name="T83">Пёклер позволил себе взгляд на захламлённый стол, достаточно быстрый, чтобы расцениваться как нервозность, или возражение</text:span><text:span text:style-name="T92">—</text:span><text:span text:style-name="T158">Вайсман, похоже, у тебя тут собственный Эллипс по полной</text:span><text:span text:style-name="T92">—«</text:span><text:span text:style-name="T158">О, у меня нет обычно времени для беспокойства. По крайней мере Миттельверке под землёй».</text:span></text:p>
      <text:p text:style-name="P41"><text:span text:style-name="T83">– </text:span><text:span text:style-name="T158">Тактические площадки не будут.</text:span></text:p>
      <text:p text:style-name="P41"><text:span text:style-name="T158">– Вы думаете, меня могут послать</text:span><text:span text:style-name="T83">—</text:span></text:p>
      <text:p text:style-name="P113">Вайсман пожал плечами и одарил Пёклера широкой фальшивой улыбкой: «<text:span text:style-name="T404">Мой дорогой Пёклер, <text:s/>как может кто-либо предсказывать, где мы окажемся? Посмотрим как это всё обернётся».</text:span></text:p>
      <text:p text:style-name="P114">Позднее, в Зоне, где вина станет восприниматься через органы чувств, <text:span text:style-name="T405">покалывать его глаза и мембраны словно аллергия, Пёклеру начнёт казаться, что он не мог, даже на тот день в кабинете Вайсмана, быть в неведении. </text:span><text:s/><text:span text:style-name="T406">Что он знал правду своими чувствами, но позволял всем доказательствам укладываться не на те полки, откуда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ясь ладонями Пёклера, толстые стёкла очков соскальзывают, а маленькие глазки мутнеют беспомощно следуя за их окончательным затемнителем….</text:span></text:p>
      <text:p text:style-name="P115"><text:span text:style-name="T407">Пёклер поспособствовал своей собственной слепотой. Он знал про Нордхаузен и про лагерь Дора: он мог </text:span><text:span text:style-name="T20">видеть</text:span><text:span text:style-name="T407">—истощённые голодом тела, глаза иностранных узников, которых гонят на </text:span><text:soft-page-break/><text:span text:style-name="T407">роботу в четыре утра в ледяном холоде и темноте, шаркающие тысячи в полосатых формах. И он знал также, всё время, что Ильзе жила в лагере перевоспитания. Но до самого августа, пока пришёл отпуск, как обычно в своём чёрном картонном конверте и Пёклер 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ющую в фойе отеля в Цвёльфкиндер с такой же точно тьмой в её глазах (как мог он не заметить прежде? Такие плывучие орбиты боли) что он смог окончательно свести две области данный вместе.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Пёклера собственное инженерное искусство, дар Дедалуса позволивший ему воздвигнуть сколько нужно лабиринтов между собой и неудобствами небезразличия. Они продали ему удобство, так много, всё в кредит, и теперь Они собирали плату.</text:span></text:p>
      <text:p text:style-name="P116">Стараясь, немного поздно для этого, открыть себя боли, которую он должен был почувствовать, он расспросил её теперь. Знала она название своего лагеря? Да, подтвердила Ильзе<text:span text:style-name="T69">—</text:span><text:span text:style-name="T409">или так ей было велено отвечать</text:span><text:span text:style-name="T410">—</text:span><text:span text:style-name="T409">называется Дора. За ночь перед тем, как отправиться сюда, она видела повешение. Вечер служил часом для повешения. Хотел он услышать это? Хотел он услышать это….</text:span></text:p>
      <text:p text:style-name="P117"><text:span text:style-name="T409">О</text:span><text:span text:style-name="T408">на была очень голодна. </text:span><text:span text:style-name="T411">Они провели первую пару дней за едой всего, что продавалось в Цвёльфкиндер. Выбор меньше, чем за год до этого, и дороже. </text:span><text:span text:style-name="T412">Однако, анклав невинности по-прежнему пользовался высоким приоритетом, так что кое-что было. </text:span></text:p>
      <text:p text:style-name="P118"><text:span text:style-name="T412">Н</text:span><text:span text:style-name="T408">е так много детей в этом году, впрочем. Инженер и девочка пр</text:span><text:span text:style-name="T414">а</text:span><text:span text:style-name="T408">ктически пользовались страной вдвоём. </text:span><text:span text:style-name="T413">Колесо и большинство других аттракционов стояли без движения. </text:span><text:span text:style-name="T414">Дефицит бензина, </text:span><text:span text:style-name="T415">ребёнок сторож </text:span><text:span text:style-name="T414">пояснил </text:span><text:span text:style-name="T415">им. </text:span><text:span text:style-name="T416">Полёты </text:span><text:span text:style-name="T62">Luftwaffe </text:span><text:span text:style-name="T297">выли над головой. Почти каждую ночь сирены понимали крик, и они следили за прожекторами вспыхнувшими в Висмре и в Любеке, и иногда слышали разрывы бомб. Что делал Пёклер в этом мире мечты, в этой лжи? </text:span><text:span text:style-name="T298">Его страна ожидала разрушения захватчиками вторгшимися с востока и запада: </text:span><text:span text:style-name="T299">в Нордхаузен истерия возросла до эпического уровня, когда первые ракеты готовились к выпуску в поле, </text:span><text:span text:style-name="T300">исполнить инженерные пророчества из древних мирных времён. </text:span><text:span text:style-name="T301">Почему в такой критичный момент, отпустили Пёклера? Кто ещё в эти дни получал отпуска? И что «Ильзе» делала тут, разве не была она уже слишком старой для теперь для сказочек? </text:span><text:span text:style-name="T302">её новые груди</text:span><text:span text:style-name="T298"> </text:span><text:span text:style-name="T302">такие приметные теперь под её платьем, её глаза </text:span><text:span text:style-name="T303">так почти пусто <text:s/>без истинного интереса </text:span><text:span text:style-name="T308">поглядывали</text:span><text:span text:style-name="T303"> на случайных мальчиков предназначенных для </text:span><text:span text:style-name="T63">Volkssturm</text:span><text:span text:style-name="T303">, мальчики постарше, больше не интересующиеся ею. Они мечтали о полученных приказах, громадных взрывах и смерти</text:span><text:span text:style-name="T304">—</text:span><text:span text:style-name="T303">если они даже видели её, то искоса, исподтишка...</text:span><text:span text:style-name="T64">её </text:span><text:span text:style-name="T65">О</text:span><text:span text:style-name="T64">тец её объездит… закусит зубами жердь</text:span><text:span text:style-name="T305">… однажды у меня будет стадо таких для меня одного… </text:span><text:span text:style-name="T306">но сперва я должен найти своего Капитана… где-то на Войне… </text:span><text:span text:style-name="T307">сперва меня должны </text:span><text:span text:style-name="T309">о</text:span><text:span text:style-name="T307">свободить из этого захолустья….</text:span><text:span text:style-name="T303"> </text:span></text:p>
      <text:p text:style-name="P119">Кто это был, проходил мимо как раз тогда<text:span text:style-name="T69">—кто был тот стройный мальчик мелькнувший поперёк дорожки, такой блондин, такой белый, почти невидимый в мареве зноя, что стоял над Цвёльфкиндер? Она его увидела? узнала в нём свою вторую тень? Она была зачата потому, что её отец однажды смотрел кино под названием </text:span><text:span text:style-name="T12">Alpdrücken </text:span><text:span text:style-name="T159">и у него случилась эрекция. Разгорячено уставившийся Пёклер упустил тонкий Гностический символизм Режиссёра, приём </text:span><text:span text:style-name="T161">подсветки</text:span><text:span text:style-name="T159"> производивш</text:span><text:span text:style-name="T161">ий</text:span><text:span text:style-name="T159"> две тени</text:span><text:span text:style-name="T161">,</text:span><text:span text:style-name="T159"> Каин</text:span><text:span text:style-name="T161">а</text:span><text:span text:style-name="T159"> и Абел</text:span><text:span text:style-name="T161">я</text:span><text:span text:style-name="T159">. </text:span><text:span text:style-name="T160">Но Ильзе, некая Ильзе, сохранилась долее <text:s/>своей кинематографической матери, долее окончания фильма, </text:span><text:span text:style-name="T161">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text:span><text:span text:style-name="T159"> </text:span><text:span text:style-name="T161">присутствовал там постоянно, вне всех плёнок, и тот проныра киношник </text:span><text:span text:style-name="T162">оказался единственным, кому случилось заметить и применить его, хоть совершенно без понятия, тогда и теперь, что именно он показывает нации </text:span><text:soft-page-break/><text:span text:style-name="T162">уставившихся…. </text:span><text:span text:style-name="T163">Так что в то лето Ильзе прошла мимо себя самой, </text:span><text:span text:style-name="T164">слишком прикованная к какому-то лишённому теней интерьеру, чтобы заметить пересечение, или придать значение.</text:span></text:p>
      <text:p text:style-name="P120"><text:span text:style-name="T83">Они и Пёклер почти не разговаривали на этот раз: это был их самый немой отпуск вместе. Она ходила в задумчивости, опустив голову, волосы капюшоном вокруг лица, </text:span><text:span text:style-name="T165">коричневые ноги пинали мусор пропущенный недоукомплектованным звеном мусорщиков. </text:span><text:span text:style-name="T166">Такой период её жизни, или ейпретило по приказу проводить время с</text:span><text:span text:style-name="T167">о скучным стареющим инженером </text:span><text:span text:style-name="T168">в место, которое она переросла годы тому назад?</text:span></text:p>
      <text:p text:style-name="P42"><text:span text:style-name="T168">– </text:span><text:span text:style-name="T169">Тебе не очень-то хочется быть ту, верно?</text:span><text:span text:style-name="T83">– </text:span><text:span text:style-name="T169">Они сидели на берегу загрязнённого ручья, бросая хлеб уткам. Желудок Пёклера расстроен кофезаменителем и </text:span><text:span text:style-name="T171">из-за </text:span><text:span text:style-name="T169">крашен</text:span><text:span text:style-name="T171">ого</text:span><text:span text:style-name="T169"> мяс</text:span><text:span text:style-name="T171">а</text:span><text:span text:style-name="T169">. </text:span><text:span text:style-name="T170">Его </text:span><text:span text:style-name="T171">не отпускала</text:span><text:span text:style-name="T170"> голов</text:span><text:span text:style-name="T171">н</text:span><text:span text:style-name="T170">а</text:span><text:span text:style-name="T171">я</text:span><text:span text:style-name="T170"> бол</text:span><text:span text:style-name="T171">ь</text:span><text:span text:style-name="T170">.</text:span></text:p>
      <text:p text:style-name="P43"><text:span text:style-name="T170">– </text:span><text:span text:style-name="T171">Это или тут, или лагерь,</text:span><text:span text:style-name="T83">– </text:span><text:span text:style-name="T172">лицо её упрямо </text:span><text:span text:style-name="T174">отвёрнуто.</text:span><text:span text:style-name="T83">– </text:span><text:span text:style-name="T174">Мне вообще не хочется нигде быть. Всё равно.</text:span></text:p>
      <text:p text:style-name="P153">– Ильзе.</text:p>
      <text:p text:style-name="P153">– Тебе тут нравится? Или хочется обратно под свою гору? Ты говоришь с эльфами, Франц?</text:p>
      <text:p text:style-name="P43"><text:span text:style-name="T174">– Нет, я не в восторге от того, куда я попал</text:span><text:span text:style-name="T83">—</text:span><text:span text:style-name="T21">Франц?</text:span><text:span text:style-name="T83">—</text:span><text:span text:style-name="T174">но у меня, у меня ест работа….</text:span></text:p>
      <text:p text:style-name="P44"><text:span text:style-name="T174">– Да. И у меня есть. Моя работа быть в тюрьме. Я профессиональная заключённая. </text:span><text:span text:style-name="T175">Я знаю как получать поблажки, у кого красть, как доносить, как</text:span><text:span text:style-name="T83">—</text:span></text:p>
      <text:p text:style-name="P121"><text:span text:style-name="T83">Ещё минута и она сказала бы это… «Пожалуйста</text:span><text:span text:style-name="T92">—</text:span><text:span text:style-name="T8">прекрати</text:span><text:span text:style-name="T83">, Ильзе</text:span><text:span text:style-name="T92">—</text:span><text:span text:style-name="T83">» На этот раз Пёклер впал в истерику </text:span><text:span text:style-name="T176">и таки дал пощёчину. </text:span><text:span text:style-name="T177">Утки, удивлённые резким хлопком, </text:span><text:span text:style-name="T178">сделали поворот «кру-гом!» и отплыли прочь. </text:span><text:span text:style-name="T179">Ильзе смотрела на него, </text:span><text:span text:style-name="T180">без слёз, комната за комнатой глаз нанизанных в тенях старого довоенного дома, где он мог бродить годами, слыша голоса и находя двери, ловя себя, </text:span><text:span text:style-name="T181">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span></text:p>
      <text:p text:style-name="P45"><text:span text:style-name="T181">– </text:span><text:span text:style-name="T182">Если ты не хочешь приезжать на следующий год,</text:span><text:span text:style-name="T83">– </text:span><text:span text:style-name="T182">пусть даже «следующий год» на тот момент означал слишком мало в Германии,</text:span><text:span text:style-name="T83">– </text:span><text:span text:style-name="T182">то можешь не приезжать. Даже лучще, если не приедешь.</text:span></text:p>
      <text:p text:style-name="P46"><text:span text:style-name="T183">Она мгновенно поняла что он сделал. Она подтянула одну коленку вверх и опёрлась на неё лбом, подумала: «Я приеду»,</text:span><text:span text:style-name="T83">– </text:span><text:span text:style-name="T183">сказала она очень тихо. </text:span></text:p>
      <text:p text:style-name="P46"><text:span text:style-name="T83">– </text:span><text:span text:style-name="T183">Ты?</text:span></text:p>
      <text:p text:style-name="P46"><text:span text:style-name="T83">– </text:span><text:span text:style-name="T183">Да. Правда.</text:span></text:p>
      <text:p text:style-name="P46"><text:span text:style-name="T183">И он, тогда, совершенно забыл о всякой сдержанности. </text:span><text:span text:style-name="T184">Он свернул в вихрь своего долгого одиночества, жутко сотрясаясь. Он плакал. </text:span><text:span text:style-name="T185">Она взяла его за руки. Утки на плаву наблюдали.</text:span><text:span text:style-name="T310"> </text:span><text:span text:style-name="T186">Море прохлаждалось под солнцем в дымке. Где-то в городе играл аккордеон. </text:span><text:span text:style-name="T187">За разваливающимися мифическими статуями приговорённые дети орали друг на друга. Лето кончилось.</text:span></text:p>
      <text:p text:style-name="P122"><text:span text:style-name="T187">В</text:span><text:span text:style-name="T83">ернувшись в Миттельверке он попытался, и продолжал пытаться, </text:span><text:span text:style-name="T188">попасть в лагерь Дора и отыскать Ильзе. Вайсман уже не имел значения. Охранники SS всякий раз оказывались вежливыми, понимающими, не пропускающими. </text:span></text:p>
      <text:p text:style-name="P123"><text:span text:style-name="T83">Рабочая нагрузка стала невозможной. </text:span><text:span text:style-name="T189">На сон у Пёклера оставалось менее двух часов в сутки. Военные новости доходили </text:span><text:span text:style-name="T190">под гору лишь в виде слухов и </text:span><text:span text:style-name="T191">растущего </text:span><text:span text:style-name="T190">дефицита. </text:span><text:span text:style-name="T191">Философия поставок была «треугольной»</text:span><text:span text:style-name="T92">—</text:span><text:span text:style-name="T191">три возможных источника для получения той же самой части, на случай один будет разрушен. </text:span><text:span text:style-name="T192">В зависимости от того что не поступало откуда, или с каким опозданием, ты знал какие заводы подверглись бомбёжке, какое железнодорожная магистраль перерезана. </text:span><text:span text:style-name="T193">Ближе к концу, приходилось пробовать и налаживать производство многих компонентов на месте.</text:span></text:p>
      <text:p text:style-name="P124"><text:span text:style-name="T193">К</text:span><text:span text:style-name="T83">огда у Пёклера оставалось время думать, </text:span><text:span text:style-name="T194">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text:span><text:span text:style-name="T195">добиваясь новостей. </text:span><text:span text:style-name="T196">Ни один из них не относился к Пёклеру иначе, чем к ходячей нервотрёпке. До них доходили слухи, что Вайсман уже не тут а в Голландии, </text:span><text:span text:style-name="T197">командует одной из ракетных батарей. </text:span><text:span text:style-name="T198">Енцин тоже пропал из виду </text:span><text:soft-page-break/><text:span text:style-name="T198">вместе со многими ключевыми </text:span><text:span text:style-name="T22">Schwarzkommando</text:span><text:span text:style-name="T198">. </text:span><text:span text:style-name="T199">Пёклер всё более уверялся, что на этот раз игра действительно кончена, </text:span><text:span text:style-name="T200">что война <text:s/>их всех зацапала, предписала новые приоритеты жизни-и-смерти и лишила досуга для пытки мелкого инженеришки. </text:span><text:span text:style-name="T201">Ему удалось немного расслабиться, вернуться в колею дня, </text:span><text:span text:style-name="T202">ждать конца, даже надеяться, что тысячи в Доре скоро станут свободны, среди них Ильзе, какая-то приемлемая Ильзе….<text:tab/></text:span></text:p>
      <text:p text:style-name="P125"><text:span text:style-name="T202">Н</text:span><text:span text:style-name="T83">о весной он таки снова увидель Вайсмана. Он проснулся из сна про мягкий Цвёльфкиндер, который был также Нордхаузеном, городом, где эльфы производили игрушечные ракеты полётов на луну, </text:span><text:span text:style-name="T203">а над краем его койки было лицо Вайсмана наблюдавшего за ним. Он казался постаревшим лет на десять, и Пёклер насилу узнал его. </text:span></text:p>
      <text:p text:style-name="P47"><text:span text:style-name="T203">– </text:span><text:span text:style-name="T204">Мало времени,</text:span><text:span text:style-name="T83">– </text:span><text:span text:style-name="T204">прошептал Вайсман.</text:span><text:span text:style-name="T83">– </text:span><text:span text:style-name="T204">Пойдём.</text:span></text:p>
      <text:p text:style-name="P126"><text:span text:style-name="T204">О</text:span><text:span text:style-name="T83">ни двинулись через белую бессонную сует</text:span><text:span text:style-name="T205">у</text:span><text:span text:style-name="T83"> тоннелей. </text:span><text:span text:style-name="T205">Вайсман шагал медленно и твёрдо, оба она молчали. </text:span><text:span text:style-name="T206">В одном из управленческих отсеков были <text:s/>с полдюжины других, а также люди из SS и SD. «</text:span><text:span text:style-name="T207">У нас уже есть разрешения от ваших отделов»,</text:span><text:span text:style-name="T92">– </text:span><text:span text:style-name="T207">сказал Вайсман,</text:span><text:span text:style-name="T92">– «</text:span><text:span text:style-name="T209">освободить вас для работы над особым проектом. Это будет секретность наивозможно высшей категории</text:span><text:span text:style-name="T207">. </text:span><text:span text:style-name="T208">Вы будете жить отдельно, питаться отдельно, </text:span><text:span text:style-name="T209">не говорить ни с кем за исключением присутствующих в этой комнате».</text:span><text:span text:style-name="T92">– </text:span><text:span text:style-name="T209">Они оглянулись вокруг увидеть кто же это. Ни одного знакомого. </text:span><text:span text:style-name="T210">Обернулись обратно к Вайсману.</text:span></text:p>
      <text:p text:style-name="P127"><text:span text:style-name="T83">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text:s/>именно </text:span><text:span text:style-name="T211">это и было его «особой судьбой». </text:span><text:span text:style-name="T212">Он никак не мог понять этого: </text:span><text:span text:style-name="T213">он должен разработать пластмассовый обтекатель, определённого размера, определённых изоляционных свойств, </text:span><text:span text:style-name="T214">на силовую установку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никто его не видел. </text:span><text:span text:style-name="T215">По слухам, его произвели где-то в другом месте </text:span><text:span text:style-name="T216">и назвали Schwarzgerät, из соображений высокой секретности </text:span><text:span text:style-name="T217">окружавшей проект</text:span><text:span text:style-name="T216">. </text:span><text:span text:style-name="T218">Даже вес был засекречен. Они уложились в срок менее двух недель, и «Vorrichtung für die Isolierung» отправился по назначению. </text:span><text:span text:style-name="T219">Пёклер вернулся к своему постоянному начальнику, </text:span><text:span text:style-name="T220">и рутина вернулась в свою колею. </text:span><text:span text:style-name="T221">Он никогда больше не видел Вайсмана.</text:span></text:p>
      <text:p text:style-name="P128"><text:span text:style-name="T83">В первую неделю апреля, когда с минуты на минуту ожидалось появление Американских войск, </text:span><text:span text:style-name="T222">большинство инженеров укладывались, обменивались адресами с коллегами, </text:span><text:span text:style-name="T223">пили прощальные тосты, шатаясь по пустеющим помещениям. </text:span><text:span text:style-name="T224">В воздухе было ощущение выпускного дня. </text:span><text:span text:style-name="T225">Насилу сдерживаешься не насвистывать «Gaudeamus igitur». </text:span><text:span text:style-name="T226">Ежданно жизнь в заточении кончалась. </text:span></text:p>
      <text:p text:style-name="P129"><text:span text:style-name="T226">М</text:span><text:span text:style-name="T83">олодой охранник SS, </text:span><text:span text:style-name="T227">последний из уезжавших,</text:span><text:span text:style-name="T83"> нашёл Пёклера в п</text:span><text:span text:style-name="T227">ы</text:span><text:span text:style-name="T83">льном кафетерии, </text:span><text:span text:style-name="T227">передал ему конверт и вышел не сказав ни слова. </text:span><text:span text:style-name="T228">Это обычное отпускное удостоверение, утратившее силу из-за неизбежной кончины Правительства</text:span><text:span text:style-name="T92">—</text:span><text:span text:style-name="T228">и проездные документы до Цвёльфкиндер. </text:span><text:span text:style-name="T229">В пробелах для даты кто-то вписал, почти неразличимо «по окончании военного противостояния». </text:span><text:span text:style-name="T230">На обороте той же рукой (Вайсмана?) </text:span><text:span text:style-name="T231">приписка для </text:span><text:span text:style-name="T230"><text:s/>Пёклер</text:span><text:span text:style-name="T231">а. </text:span><text:span text:style-name="T23">Она освобождена. Встретит там</text:span><text:span text:style-name="T231">. </text:span><text:span text:style-name="T232">Он понял это было его платой за модернизацию сделанную им на </text:span><text:span text:style-name="T233">00000</text:span><text:span text:style-name="T232">. </text:span><text:span text:style-name="T233">Как долго Вайсман умышленно держал его в запасе, всё для того, чтобы иметь человека по пластмассам, на которого он мог положиться, когда придёт время?</text:span></text:p>
      <text:p text:style-name="P130"><text:span text:style-name="T233">В </text:span><text:span text:style-name="T83">последний день Пёклер вышел из южного конца основного тоннеля. </text:span><text:span text:style-name="T234">Грузовики были повсюду, все моторы на ходу, прощание в весеннем воздухе, высокие деревья в солнечном свете зеленели на горных склонах. Obersturmbannführer не стоял на своём посту, когда Пёклер зашёл в лагерь Дора. <text:s/></text:span><text:span text:style-name="T235">Он не искал Иьзе, или не совсем. Может почувствовал, что должен увидеть, наконец. </text:span><text:span text:style-name="T236">Он не был готов. Он не знал. </text:span><text:span text:style-name="T237">Имел данные, да, но не знал, чувствами, сердцем….</text:span></text:p>
      <text:p text:style-name="P131"><text:span text:style-name="T237">В</text:span><text:span text:style-name="T83">онь говна, смерти, пота, болезни, плесени, </text:span><text:span text:style-name="T238">мочи, дыхания Доры, охватили его, когда пробирался, глядя на голые трупы, что теперь вытаскивали, раз Америка так близко, штабелевать перед крематориями, </text:span><text:span text:style-name="T239">члены мужчин болтаются, пальцы ног стиснулись белые и круглые как жемчужины… каждое лицо так совершенно, так индивидуально, губы растянуты в </text:span><text:soft-page-break/><text:span text:style-name="T239">ухмылке смерти, целый зал умолкших зрителей срезанных на заключительном слове, где самая соль шутки… </text:span><text:span text:style-name="T240">а живые, набитые по десятеро на соломенный матрас, бессильно плачущие, кашляющие, лузеры…. Все его пустоты, его лабиринты, были оборотной </text:span><text:span text:style-name="T241">стороной этого. </text:span><text:span text:style-name="T242">Пока он жил и чертил линии </text:span><text:span text:style-name="T243">на бумаге, это невидимое царство длилось, </text:span><text:span text:style-name="T244">во тьме снаружи… всё время…. </text:span><text:span text:style-name="T245">Пёклера вырвало. Он расплакался. Стены не растворились</text:span><text:span text:style-name="T92">—</text:span><text:span text:style-name="T245">ни одна тюремная стена никогда не делала этого, </text:span><text:span text:style-name="T246">не слезами, не от этого открытия, на каждых нарах, в каждой камере, </text:span><text:span text:style-name="T247">всё</text:span><text:span text:style-name="T246"> лица </text:span><text:span text:style-name="T247">что</text:span><text:span text:style-name="T246"> он </text:span><text:span text:style-name="T247">знает, в конце концов, и они дороги ему как и сам он, и не может, поэтому, допустить, чтобы они вернулись в то молчание…. </text:span><text:span text:style-name="T248">Но что он может сделать вообще? Как вообще удержать их? </text:span><text:span text:style-name="T249">Бессилие, зеркальное вращение горя, взвинчивают его ужасно, как вырвавшееся из-под контроля сер</text:span><text:span text:style-name="T250">д</text:span><text:span text:style-name="T249">цебиение, </text:span><text:span text:style-name="T250">почти не оставляя ему шансов хорошенько разбушеваться, или сойти….</text:span></text:p>
      <text:p text:style-name="P131"><text:span text:style-name="T250"><text:s/>Там где было всего темнее, и смердело хуже всего, Пёклер нашёл женщину </text:span><text:span text:style-name="T251">лежавшую, случайную женщину. </text:span><text:span text:style-name="T252">Он сидел полчаса держа её костлявую руку. Она дышала. Прежде, чем уйти, он снял своё золотое обручальное кольцо, и одел на тонкий палец женщины, </text:span><text:span text:style-name="T253">сложил её руку в кулак, чтобы оно не соскальзывало. Если она выживет, кольца хватит на пару обедов, </text:span><text:span text:style-name="T254">или на одеяло, или ночёвку под крышей, или проезд домой….</text:span></text:p>
      <text:p text:style-name="P154"><draw:frame draw:style-name="fr1" draw:name="Image1" text:anchor-type="paragraph" svg:width="6.9252in" svg:height="0.3661in" draw:z-index="0"><draw:image xlink:href="Pictures/1000000000000B720000009B428C9716555D8079.png" xlink:type="simple" xlink:show="embed" xlink:actuate="onLoad" loext:mime-type="image/png"/></draw:frame>По возвращении в Берлин, под грандиозной грозой извергающейся на город, Маргрет<text:span text:style-name="T419">а</text:span> привела Слотропа в покосившийся домик рядом со Шпрее, в Руссом секторе. <text:span text:style-name="T417">Сожжёный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 шипами спикул взбитых из неё бессчётными каплями.</text:span></text:p>
      <text:p text:style-name="P155">Внутри летучие мыши гнездятся под стропилами, <text:span text:style-name="T418">остатки кроватей отдающие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старого пурпура, шафранного, сталисто синего, обратная деформация картин, чьё местонахождение неизвестно. Глубоко в углу висит потемнелое зеркало, по всей раме его цветы <text:s/>и птицы <text:s/>нарисованные белым, отражая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text:span text:style-name="T5">der feind hört zu</text:span><text:span text:style-name="T418">. Вода каплет сквозь них в полудесятке мест.</text:span></text:p>
      <text:p text:style-name="P156">Грета <text:span text:style-name="T420">зажигает керосиновую лампу. Та согревает свет дождя пригоршней жёлтого. Слотроп раскладывает огонь в плите, пока Маргрета 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просто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text:span></text:p>
      <text:p text:style-name="P157">Ладно, найти того Кислоту Бумера, отдать тому его гашиш. <text:span text:style-name="T421">А</text:span> дальше что? <text:span text:style-name="T422">Слотроп и S-Gerät, а также загадка Джампф/Imipolex</text:span> <text:span text:style-name="T422">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чувствует, что теряет свой рассудок. Если есть что-то утешительное—религиозное, если угодно—в паранойе, есть также ещё и анти-паранойа, где ничто ни с чем не связано, условие, которые мало кто из нас может долго выдерживать. И как раз тут Слотроп чувствует как он скатывается в анти-параноидную часть своего цикла, чувствует огромный город вокруг себя ширится без </text:span><text:soft-page-break/><text:span text:style-name="T422">крыш, уязвимый, утративший центр как и он, и только картонные изображения Подслушивающего Врага остались между ним и мокрым небом. </text:span></text:p>
      <text:p text:style-name="P158">Либо Они завели его сюда по какой-то причине, или же он тут просто так. <text:span text:style-name="T423">Он не уверен, хочется ли ему, на самом деле, чтобы была этому </text:span><text:span text:style-name="T24">причина</text:span><text:span text:style-name="T423">….</text:span></text:p>
      <text:p text:style-name="P159">В полночь дождь прекращается. <text:span text:style-name="T424">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щёных улиц. Грязь заполнила какие-то из улиц словно плоть. Снарядные воронки полны дождевой воды <text:s/>до краёв, мерцают в свете ночных бригад по расчистке развалин. Разбитый вдребезги Бидермаерский стул, <text:s text:c="2"/>ботинок без напарника, стальная оправа очков, собачий ошейник (глаза по краям извилистого пути в ожидании знака, явного сигнала), винная пробка, расщепленный веник, велосипед без одного колеса, выброшенная подшивка </text:span><text:span text:style-name="T25">Tägliche Rundschau</text:span><text:span text:style-name="T424">, дверная ручка из халцедона покрашенная в синий давным-давно ферроцианидом железа, рассыпанные клавиши рояля (все белые, октава в В, если быть точным—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чьи крыши в резких изломах графиков температуры лихорадки. Где-то утечка газа выпирает на минуту в смерть и запахи дождя. Ряды чёрных оконных глазниц громоздятся в боках выпотрошенных квартирных блоков. Куски бетона <text:s/>нанизаны на вздыбленные прутья арматуры, что изогнулись как чёрные спагетти, целые груды зловеще покачиваются над головой, едва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акже, на улицах в одиночестве, некуда зайти укрыться от чёрных зим. Девушки оставались допоздна на ступенях, или сидя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text:span></text:p>
      <text:p text:style-name="P169">Чикаго Бар охраняется снаружи двумя из их потомков, пацаны в костюмах Джорджа Рафта, на несколько размеров больше них, на слишком много, чтобы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text:p>
      <text:p text:style-name="P160">– <text:span text:style-name="T425">Не знаем такого.</text:span></text:p>
      <text:p text:style-name="P161">– <text:span text:style-name="T426">Могу я оставить сообщение для него?</text:span></text:p>
      <text:p text:style-name="P162">– <text:span text:style-name="T426">Его тут нет.</text:span>– <text:span text:style-name="T427">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text:span text:style-name="T26">Fickt nicht mit dem </text:span><text:span text:style-name="T8">Raketemensch!», </text:span><text:span text:style-name="T428">чтобы знали, типа </text:span><text:span text:style-name="T27">н-но, Сильвер! </text:span><text:span text:style-name="T428">тут</text:span><text:span text:style-name="T27">,</text:span><text:span text:style-name="T428"> он смывается в тени, между грудами обломков брёвен, камней и земли.</text:span></text:p>
      <text:p text:style-name="P163">Он выбирает тропу, по которой, как ему кажется, Кислота вёл их в ту ночь<text:span text:style-name="T69">—</text:span>часто теряет её, <text:span text:style-name="T429">забредая в безоконные лабиринты, клубки колючей проволоки от празднества смертельных штурмов в минувшем мае, потом в разнесённую с бреющего изрытую стоянку грузовиков, откуда полчаса не может выбраться, круговертящий акр резины, солидола, стали <text:s/>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text:span text:style-name="T28">Сатердей Ивнинг Пост, </text:span><text:span text:style-name="T430">только уже не простецкие, а явно зловещие… да это точно Субботняя Вечерняя </text:span><text:span text:style-name="T29">Почта</text:span><text:span text:style-name="T430">: это лица посыльных в шляпах-треуголках приходящие с длинных холмов, вниз </text:span><text:soft-page-break/><text:span text:style-name="T430">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оно сразу на поверхности.</text:span></text:p>
      <text:p text:style-name="P164">Уходит час, чтобы найти погреб Кислоты. <text:span text:style-name="T431">Но там темно, и там пусто. Слотроп заходит, зажигает огонь. Смотрится как после рейда, или гангстерской войны: печатный пресс исчез, одежда вся разбросана, и при чём довольно странная одежда, тут есть, например, плетёный ивовый костюм, жёлтый плетёный ивовый костюм, для точности, сочленённый на линии локтя, подмышки, колена и паха… о, хмм, ладно, Слотроп, на скорую, проводит личный обыск, заглядывая в туфли, не настоящие туфли, некоторые из них, но перчатки для ступней с </text:span><text:span text:style-name="T30">пальцами</text:span><text:span text:style-name="T431"> по отдельности, не пошиты, однако, а </text:span><text:span text:style-name="T30">отлиты</text:span><text:span text:style-name="T431"> из какой-то неприятно пёстрой резины, типа той что идёт на мячи для боулинга… за отставшими обрывками обоев, в скрученной кверху оконной занавеске, среди штриховки одной или двух фальшивых Рейсмарок рассеянных по полу налётчиками—пятнадцать минут безрезультатных поисков—и белый предмет на столе следящий за ним всё время из 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бедится какого </text:span><text:span text:style-name="T30">вида</text:span><text:span text:style-name="T431"> эта пластмасса, парень!</text:span></text:p>
      <text:p text:style-name="P165">Вот конский череп: полые глазницы уходят вглубь основания. <text:span text:style-name="T432">Внутри одной из них туго скрученная папиросная бумажка с посланием от Кислоты. «</text:span><text:span text:style-name="T31">Raketemensch</text:span><text:span text:style-name="T432">! Дер Шпрингер просит меня передать тебе это, его символ. Держи при себе, по нему он тебя опознает. Я на Якобиштрассе, 12, 3</text:span><text:span text:style-name="T74">-й </text:span><text:span text:style-name="T437">двор, </text:span><text:span text:style-name="T438">номер 7. Как и В/4» В общем, «Как и Би-фор» </text:span><text:span text:style-name="T439"><text:s/>у Джона Дилинджера служило старым сигналом конца послания. Все в Зоне этим летом используют это. Показывает людям как ты относишься к некоторым вещам….</text:span></text:p>
      <text:p text:style-name="P166"><text:span text:style-name="T439">К</text:span><text:span text:style-name="T433">ислота приложил карту-</text:span><text:span text:style-name="T440">план как туда добираться. </text:span><text:span text:style-name="T441">Это прямо обратно в Британский сектор. </text:span><text:span text:style-name="T442">Со стоном, Слотроп двигает обратно в грязь и раннее утро. Вблизи Брандербургских </text:span><text:span text:style-name="T443">В</text:span><text:span text:style-name="T442">орот, снова начинает слегка накрапывать. </text:span><text:span text:style-name="T443">Куски Ворот всё ещё валяются </text:span><text:span text:style-name="T444">на</text:span><text:span text:style-name="T443"> <text:s/>улиц</text:span><text:span text:style-name="T444">е</text:span><text:span text:style-name="T445">—</text:span><text:span text:style-name="T444">упираются, отёсанные снарядами, в дождливое небо, их молчание колоссально, призрачно, пока он </text:span><text:span text:style-name="T446">топает </text:span><text:span text:style-name="T444">огиба</text:span><text:span text:style-name="T446">я</text:span><text:span text:style-name="T444"> их, </text:span><text:span text:style-name="T446">Колесн</text:span><text:span text:style-name="T447">и</text:span><text:span text:style-name="T446">ца </text:span><text:span text:style-name="T447">отблескивает как уголь, </text:span><text:span text:style-name="T448">мчит и неподвижна, это 30-е столетие </text:span><text:span text:style-name="T449">и безрассудный Ракетмэн </text:span><text:span text:style-name="T450">толлько что приземлился </text:span><text:span text:style-name="T451">тут </text:span><text:span text:style-name="T450">обследовать руины, </text:span><text:span text:style-name="T451">следы в высокогорной пустыне древнего Европейского уклада….</text:span></text:p>
      <text:p text:style-name="P167"><text:span text:style-name="T451">Я</text:span><text:span text:style-name="T433">коби штрассе и большая часть её квартала, </text:span><text:span text:style-name="T452">трущобы, пережила уличные бои в неприкосновенности, </text:span><text:span text:style-name="T453">вместе со своей темнотой внутри, </text:span><text:span text:style-name="T454">кладка теней нерушима независимо от того высоко ли солнце или низко. Номер 12 это целый блок квартир </text:span><text:span text:style-name="T455">рождённый ещё до Инфляции, </text:span><text:span text:style-name="T456">пять или шесть этажей и мансарда, пять или шесть Hinterhöfe угнездившихся один внутри другого</text:span><text:span text:style-name="T445">—</text:span><text:span text:style-name="T457">коробки от подарка хохмача, </text:span><text:span text:style-name="T458">в самой последней </text:span><text:span text:style-name="T459">ничего, кроме последнего пустого двора пахнущего одинаковой жра</text:span><text:span text:style-name="T463">тв</text:span><text:span text:style-name="T459">ой </text:span><text:span text:style-name="T460">и</text:span><text:span text:style-name="T459"> мусором </text:span><text:span text:style-name="T460">и мочой </text:span><text:span text:style-name="T462">изливавшейся</text:span><text:span text:style-name="T461"> </text:span><text:span text:style-name="T460">десятилет</text:span><text:span text:style-name="T461">иями. Ха, ха!</text:span></text:p>
      <text:p text:style-name="P168"><text:span text:style-name="T461">С</text:span><text:span text:style-name="T433">лотроп приближается к первому арочному проходу. </text:span><text:span text:style-name="T464">Уличный свет пробрасывает его тень в накидке вперёд сквозь череду этих арок, </text:span><text:span text:style-name="T465">каждая обозначена своим именем выцветшей краской, </text:span><text:span text:style-name="T434">Erster-Hof, Zweiter-Hof, Dritter-Hof u.s.w., </text:span><text:span text:style-name="T466">такой же формы, как вход в Миттельверке, параболичной, но больше похожа на рот и г</text:span><text:span text:style-name="T467">лотку, </text:span><text:span text:style-name="T468">суставы хряща отступают </text:span><text:span text:style-name="T469">в </text:span><text:span text:style-name="T468">ожида</text:span><text:span text:style-name="T469">нии</text:span><text:span text:style-name="T468">, ожидая проглотить… </text:span><text:span text:style-name="T470">надо ртом два оквадраченных глаза, белки органди, зрачки черны как смола, уставились на него… </text:span><text:span text:style-name="T471">оно хохочет как и все эти годы без остановки, </text:span><text:span text:style-name="T472">утробный гулкий хохот, </text:span><text:span text:style-name="T473">как увесистый фарфор покатывающий или постукивающий под водой в раковине. </text:span><text:span text:style-name="T474">Безмозглые хаханьки, просто большое старое геометричное оно, </text:span><text:span text:style-name="T475">чё ты нервничишь, заваливай дывай…. </text:span><text:span text:style-name="T476">Но боль, двадцать, двадцать пять лет боли вот уже застывшей в этой глотке… </text:span><text:span text:style-name="T477">старый пария, пассивный, уже зависимость к выживанию, ждёт годы напролёт, дожидается ранимых лохов как </text:span><text:span text:style-name="T478">этот</text:span><text:span text:style-name="T477"> Слотроп, </text:span><text:span text:style-name="T478">чтоб подставились, </text:span><text:span text:style-name="T479">хохоча и плача и всё молчком… </text:span><text:span text:style-name="T480">краска облупливается с Лица, </text:span><text:span text:style-name="T482">обожжённого</text:span><text:span text:style-name="T481">, больного, </text:span><text:span text:style-name="T482">издавна сдыхающего, и как только Слотроп может входить в такую шизоидную глотку? </text:span><text:span text:style-name="T483">Чего тут не ясно, потому что этого хочет от него </text:span><text:span text:style-name="T484">спонсирующая и мощная </text:span><text:soft-page-break/><text:span text:style-name="T484">Студия, </text:span><text:span text:style-name="T435">natürlich</text:span><text:span text:style-name="T484">: </text:span><text:span text:style-name="T485">Слотроп герой юноша в этот вечер: что держало его в движении всю ночь, его и </text:span><text:span text:style-name="T486">одиночных </text:span><text:span text:style-name="T485">Берлинцев, </text:span><text:span text:style-name="T486">которые выходят только лишь в эти пустые часы, </text:span><text:span text:style-name="T487">ничему не принадлежа и идя никуда конкретно, так это Их не объяснённая потребность </text:span><text:span text:style-name="T488">держать некое маргинальное население в этих </text:span><text:span text:style-name="T489">изнурённых </text:span><text:span text:style-name="T490">и обойдённых местах, </text:span><text:span text:style-name="T491">определённо по экономическим, впрочем, как знать, </text:span><text:span text:style-name="T492">возможно эмоциональным соображением тоже….</text:span></text:p>
      <text:p text:style-name="P170"><text:span text:style-name="T492">К</text:span><text:span text:style-name="T433">ислота в движении тоже, хотя внутреннем, обирает свои сны. </text:span><text:span text:style-name="T493">Это выглядит как одна большая комната, </text:span><text:span text:style-name="T494">тёмная, полная табачного и косячного дыма, осыпавшихся гребней штукатурки там, где <text:s/></text:span><text:span text:style-name="T495">стены были вышиблены, </text:span><text:span text:style-name="T496">соломенные тюфяки по всему полу, </text:span><text:span text:style-name="T497">парочка на одном делят позднюю, тихую сигарету, </text:span><text:span text:style-name="T498">кто-то храпит на соседнем… </text:span><text:span text:style-name="T499">лоснящийся концертный рояль Bosendorfer Imperial, на который </text:span><text:span text:style-name="T500">Труди, одетая в одну только лишь армейскую рубаху, </text:span><text:span text:style-name="T499">оп</text:span><text:span text:style-name="T501">ирается, отчаявшаяся муза, голые ноги длинны и вытянуты, «</text:span><text:span text:style-name="T436">Пожалуйста</text:span><text:span text:style-name="T502">, иди на постель, Густав, скоро станет светло». Единственным ответом злостное бряканье в басовых струнах. </text:span><text:span text:style-name="T503">Кислота лежит на боку, совсем тихо, усохшее дитя, лицо даавно обработанное прыжками из окон второго этажа, «первыми втираниями» от оперчаточенных бабских кулаков сержантов в полицейских участках, </text:span><text:span text:style-name="T504">золотым светом в конце дня на ипподром</text:span><text:span text:style-name="T505">е</text:span><text:span text:style-name="T504"> Карлс</text:span><text:span text:style-name="T505">хорст</text:span><text:span text:style-name="T504">а, </text:span><text:span text:style-name="T506">ч</text:span><text:span text:style-name="T505">ёрным светом </text:span><text:span text:style-name="T506">от тротуаров на бульварах </text:span><text:span text:style-name="T507">по ночам в мелких морщинках как кожа обтягивающая камень, </text:span><text:span text:style-name="T508">белым светом от </text:span><text:span text:style-name="T509">атласных</text:span><text:span text:style-name="T508"> платьев, </text:span><text:span text:style-name="T509">стаканов, выстроенных сияя, перед зеркалами баров, от угловатых «U» на входах станций подземки, </text:span><text:span text:style-name="T510">указующих в гладком магнетизме в небо, </text:span><text:span text:style-name="T512">за</text:span><text:span text:style-name="T510">влечь ангелов сталь</text:span><text:span text:style-name="T512">ной воспря</text:span><text:span text:style-name="T510">н</text:span><text:span text:style-name="T512">утости</text:span><text:span text:style-name="T510">, </text:span><text:span text:style-name="T512">безвольного подчинения</text:span><text:span text:style-name="T511">—лицо так</text:span><text:span text:style-name="T513">ое</text:span><text:span text:style-name="T511"> жутко старое во сне, </text:span><text:span text:style-name="T513">покинутое в</text:span><text:span text:style-name="T511"> своей городской истории….</text:span></text:p>
      <text:p text:style-name="P173">Его глаза открываются<text:span text:style-name="T69">—</text:span>на секунду Слотроп всего лишь затенённые складки зелёного, <text:span text:style-name="T514">высвеченный шлем, световые значения, которые нужно ещё сложить. Затем приходит сладкая кивающая улыбка, всё окей,</text:span><text:span text:style-name="T32"> ja</text:span><text:span text:style-name="T514">, как ты Ракетмэн, </text:span><text:span text:style-name="T32">was ist los? </text:span><text:span text:style-name="T515">Однако неисравимый старый наркоман недостаточно добр, чтоб удержаться и не открыть мгновенно старую матросскую сумку и заглянуть, глазами как проссаные в сугробе дырки, убедиться что тут есть.</text:span></text:p>
      <text:p text:style-name="P174">– <text:span text:style-name="T516">Я думал ты передохнёшь или вроде того.</text:span></text:p>
      <text:p text:style-name="P175">Тут же достаётся Марокканская трубочка и Кислота принимается плющить жирную крошку того гашиша, мурлыкая популярную румбу</text:p>
      <text:p text:style-name="P175"/>
      <text:p text:style-name="P180">Из Марокко кой-чего кусочек</text:p>
      <text:p text:style-name="P180">Заверну я в носовой платочек </text:p>
      <text:p text:style-name="P171"/>
      <text:p text:style-name="P48">– <text:span text:style-name="T517">Да. Такие дела, дер Шпрингер настучал про наш фальшивопечатный бизнес. Типа <text:s/>временная заминочка, врубаешься?</text:span></text:p>
      <text:p text:style-name="P49">– <text:span text:style-name="T518">Нет. Я думал вы между собой по братски.</text:span></text:p>
      <text:p text:style-name="P50">– <text:span text:style-name="T519">Ещё чего. И он движется по верхним орбитам.</text:span>– <text:span text:style-name="T520">Это что-то очень сложно связанное с Американскими сертификатами с жёлтой печатью прекращающими хождение на Средиземноморском театре, с нежеланием Объединённых Сил здесь принимать Рейсмарки. У Шпрингера проблема с балансом выплат тоже, и он усиленно спекулировал на Стерлинге, и…</text:span></text:p>
      <text:p text:style-name="P51">– <text:span text:style-name="T521">Но,</text:span>– <text:span text:style-name="T521">грит Слотроп,</text:span>– <text:span text:style-name="T521">но, этта, где мой миллион марок, тогда, Эмиль?</text:span></text:p>
      <text:p text:style-name="P132">Кислота всасывает жёлтое пламя выплывающее поверх чашечки трубки: «Он ушёл туда, где сплетается плющ».<text:span text:style-name="T69">– </text:span>Слово в слово как Джубли Джим Фиск ответил Комиссии Конгресса <text:span text:style-name="T522">расследующую его и Джея Гулда аферу с золотом в 1869. Эти слова памятка о Бёркшире. Вот и всё, что есть для размышлений, но Слотропу тут доходит, что Кислота никак не может быть на стороне Плохих Парней. Кем бы Они ни были, Они играют затем, чтобы стереть, а не напомнить.</text:span></text:p>
      <text:p text:style-name="P52">– <text:span text:style-name="T523">Ну, я могу продавать унциями из того, что при мне,</text:span>– <text:span text:style-name="T524">прикидывает Слотроп.</text:span>– <text:span text:style-name="T525">За оккупационные сертификаты. Они в цене?</text:span></text:p>
      <text:p text:style-name="P53">– <text:span text:style-name="T526">Ты не злишься. Совсем нет.</text:span></text:p>
      <text:p text:style-name="P53"><text:soft-page-break/>– <text:span text:style-name="T526">Ракетмэн выше этого дерьма, Эмиль.</text:span></text:p>
      <text:p text:style-name="P54">– <text:span text:style-name="T527">У меня для тебя сюрприз. Я могу достать тебе Schwarzgerät, про который ты спрашивал.</text:span></text:p>
      <text:p text:style-name="P54">– <text:span text:style-name="T527">Ты?</text:span></text:p>
      <text:p text:style-name="P54">– <text:span text:style-name="T527">Шпрингер. Я попросил у него для тебя.</text:span></text:p>
      <text:p text:style-name="P55">– <text:span text:style-name="T528">Не гони. Правда? Охренеть, вот это друг. Как я могу</text:span>—</text:p>
      <text:p text:style-name="P55">– <text:span text:style-name="T529">Десять тысяч фунтов стелингов.</text:span></text:p>
      <text:p text:style-name="P133">Слотроп выкашливает добрую затяжку. «<text:span text:style-name="T530">Спасибо, Эмиль...»– Он рассказывает про междусобойчик с Чичериным и как он видел того Мики Руни.</text:span></text:p>
      <text:p text:style-name="P56">– <text:span text:style-name="T531">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Давай нам выходить назад с другого конца, как бриллиантам в говне контрабандистов….</text:span></text:p>
      <text:p text:style-name="P57">– <text:span text:style-name="T532">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text:span></text:p>
      <text:p text:style-name="P58">– <text:span text:style-name="T533">Только про цену на твой прибор, Ракет. Половину суммы вперёд. Говорит, во столько ему сядет один только поиск.</text:span></text:p>
      <text:p text:style-name="P59">– <text:span text:style-name="T534">Так он даже не знает где оно. Блядь, может просто водит за нос, набивает цену, надеется найти дурака, что даст деньгу авансом.</text:span></text:p>
      <text:p text:style-name="P60">– <text:span text:style-name="T535">Обычно он держит слово. У тебя не было проблем с тем пропуском, что он подделал?</text:span></text:p>
      <text:p text:style-name="P61">– <text:span text:style-name="T536">Йааахх...</text:span>– <text:span text:style-name="T536">О. О, ух-ты, ага, да, надо было ему спросить тут про эту бумажку с Максом Шлепцигом на ней.</text:span>– <text:span text:style-name="T537">Ну, тогда...</text:span>– <text:span text:style-name="T537">Но тем временем Труди оставила приставания к Густаву в рояле и подходит присесть и потереться щекой о ворс на штанах Слотропа, миленькие голые ножки перешёптываются друг об дружку, волосы распущены, рубаха полурасстёгнута, и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удобства, тут радушный дом, никаких предпочтений отдельным чувствам или органам, всем достаётся равная доля… пожалуй впервые за свою жиз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его нос начинает похоже вставать фактически сопли начинают течь да тут эта </text:span><text:span text:style-name="T33">носовая</text:span><text:span text:style-name="T537"> эрекция и Труди наверняка точно приметила, как могла она помочь но… как она скользит своими губками по пульсирующему шнобелю и шлёт метр своего пылкого языка в одну из его ноздрей… он явственно ощущает каждый вкусовой пупырышек пока он втискивается всё дальше раздвигая стенки крыльев и носовые волосы чтоб поместилась её голова и плечи и… ну, она наполовину уже там, или почти</text:span>—<text:span text:style-name="T538">подтягивает свои колени, ползёт вцепляясь в волосы руками и ногами и может встать наконец внутри громадного красного холла с очень приятным освещением, никаких стен или потолка она вообще-то не различает, но скорее переход в перламутровые или весенние оттенки розового во всех направлениях….</text:span></text:p>
      <text:p text:style-name="P134">Они уснули в комнате полной храпа, <text:span text:style-name="T539">взбряков струн в басовом регистре из рояля, и миллиононогой пробежки дождя по двору снаружи. Когда Слотроп просыпается посреди Часа Зла, Труди в какой-то ещё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рассаживаются поболтать.</text:span></text:p>
      <text:p text:style-name="P135">Густав композитор. Который месяц у него гневные дебаты с Кислотой кто лучше, Бетховен или Россини. <text:span text:style-name="T540">Кислота за Россини. «Не то, чтобы я был за Бетховена </text:span><text:span text:style-name="T34">qua</text:span><text:span text:style-name="T540"> Бетховена»,– доказывает Густав,– «но он представляет Германскую диалектику, включение всё большего числа нот в </text:span><text:soft-page-break/><text:span text:style-name="T540">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несмотря на свою глухоту. Пока Россини, оставив музыку в 36, гонялся за юбками и толстел, Бетховен жил жизнью полной трагичности и величия.</text:span></text:p>
      <text:p text:style-name="P62">– <text:span text:style-name="T541">Ну, и?</text:span>– <text:span text:style-name="T541">неизменно отвечал Кислота на это.</text:span>– <text:span text:style-name="T542">А что выбрал бы ты? Главное,</text:span>– <text:span text:style-name="T543">прерывая обычный возмущённый вопль Густава,</text:span>– <text:span text:style-name="T543">что человек </text:span><text:span text:style-name="T35">приятно</text:span><text:span text:style-name="T543"> себя чувствует слушая Россини. А всё, что ты чувствуешь слушая Бетховена, щас выйду пойду вторгаться в Польшу. <text:s/>То же мне, Ода Радости. Да у него даже не было чувства юмора. Я тебе говорю,</text:span>– <text:span text:style-name="T544">покачивая старым морщинистым пальцем,</text:span>– <text:span text:style-name="T544">этого Возвышенного больше в партии барабана из </text:span><text:span text:style-name="T36">La Gazza Ladra, </text:span><text:span text:style-name="T255">чем во всей Девятой Симфонии. У Россини, основная мысль, что любовники всегда встречаются, отчуждённости преодолена </text:span><text:span text:style-name="T256">и, нравится тебе или нет, в этом единое тысяченожное движение Мира. </text:span><text:span text:style-name="T257">Вопреки ухищрениям жадности, </text:span><text:span text:style-name="T258">мелочности, злоупотребления властью, </text:span><text:span text:style-name="T37">любовь случается.</text:span><text:span text:style-name="T36"> </text:span><text:span text:style-name="T258">Всё дерьмо превращается в золото. </text:span><text:span text:style-name="T259">Стены пробиты, балконы покорены</text:span><text:span text:style-name="T83">—</text:span><text:span text:style-name="T259">слушай!</text:span><text:span text:style-name="T83">– </text:span><text:span text:style-name="T260">Это была ночь в начале мая, шла заключительная бомбардировка Берлина. </text:span><text:span text:style-name="T261">Кислоте приходилось орать не слыша с</text:span><text:span text:style-name="T262">а</text:span><text:span text:style-name="T261">мого себя.</text:span><text:span text:style-name="T83">– </text:span><text:span text:style-name="T262">Итальяночка в Алжире, у Цирюлника тазиков невпроворот, сорок</text:span><text:span text:style-name="T263">а</text:span><text:span text:style-name="T262"> </text:span><text:span text:style-name="T263">крадёт всё, что подвернётся! </text:span><text:span text:style-name="T264">Мир сбегается </text:span><text:span text:style-name="T265">для объятия</text:span><text:span text:style-name="T264">….</text:span></text:p>
      <text:p text:style-name="P136"><text:span text:style-name="T264">Э</text:span><text:span text:style-name="T83">тим дождливым утром, в тишине, </text:span><text:span text:style-name="T266">похоже Германская Диалектика Густава скончалась. До него только что дошло известие, аж из Вены, по какой-то музыкантской цепочке, </text:span><text:span text:style-name="T267">что Антон Веберн мёртв. «</text:span><text:span text:style-name="T268">Застрелен в мае, Американцами. </text:span><text:span text:style-name="T278">Бессмысленно</text:span><text:span text:style-name="T268">, случайно, если веришь в случайности</text:span><text:span text:style-name="T92">—</text:span><text:span text:style-name="T268">какой-то повар столовой из Северной Каролины, недавний новобранец</text:span><text:span text:style-name="T266"> </text:span><text:span text:style-name="T269">с .45, с которым он едва ли знал как обращаться, </text:span><text:span text:style-name="T270">слишком поздно прибыл для Второй Мировой, но не поздно для Веберна. </text:span><text:span text:style-name="T271">Предлогом для обыска в доме стало то, что брат Веберна приторговывал на чёрном рынке. А кто нет? </text:span><text:span text:style-name="T272">Знаешь в какой миф </text:span><text:span text:style-name="T38">это</text:span><text:span text:style-name="T272"> превратится через тысячу лет? Юный варвар является убить Последнего Европейца, </text:span><text:span text:style-name="T273">стоявшего на дальнем краю того, что продолжалось со времён Баха, </text:span><text:span text:style-name="T274">нарастание полиморфного упрямства музыки пока все ноты не стали равны в конце концов…. </text:span><text:span text:style-name="T275">Куда </text:span><text:span text:style-name="T276">же дальше</text:span><text:span text:style-name="T275"> после Веберна? </text:span><text:span text:style-name="T274"><text:s/></text:span><text:span text:style-name="T276">Это был момент </text:span><text:span text:style-name="T277">максимальной</text:span><text:span text:style-name="T276"> свободы. </text:span><text:span text:style-name="T278">Это должны были прекратить. И снова </text:span><text:span text:style-name="T39">Götterdämmerung</text:span><text:span text:style-name="T278">—»</text:span></text:p>
      <text:p text:style-name="P63"><text:span text:style-name="T278">– Юный болван,</text:span><text:span text:style-name="T83">–</text:span><text:span text:style-name="T278"> вступает хмыканьем Кислота только что из Берлина, притарабанив наволочку головок конопли </text:span><text:span text:style-name="T279">прямиком из Северной Африки. </text:span><text:span text:style-name="T280">Вид, как чёрти что—красные ввалившиеся глаза, младенчески пухлые руки совершенно без волос, ширинка расстёгнута и половины пуговиц не хватает</text:span><text:span text:style-name="T281">,</text:span><text:span text:style-name="T280"> </text:span><text:span text:style-name="T281">белые волосы и синяя рубаха перемазаны какой-то зелёной жуткой нечистью.</text:span><text:span text:style-name="T83">– </text:span><text:span text:style-name="T282">Упал в воронку от снаряда. Быстрей, быстрей, сверните из этой.</text:span></text:p>
      <text:p text:style-name="P63"><text:span text:style-name="T83">– </text:span><text:span text:style-name="T282">Ты это про кого <text:s/>«юный болван»?</text:span><text:span text:style-name="T83">– </text:span><text:span text:style-name="T282">вопрошает Густав.</text:span></text:p>
      <text:p text:style-name="P64"><text:span text:style-name="T83">– </text:span><text:span text:style-name="T282">Про тебя и твои основные течения музыки,</text:span><text:span text:style-name="T83">– </text:span><text:span text:style-name="T282">орёт Кислота.</text:span><text:span text:style-name="T83">– </text:span><text:span text:style-name="T283">Кончилось наконец? Или придётся начать </text:span><text:span text:style-name="T40">da capo</text:span><text:span text:style-name="T281"> </text:span><text:span text:style-name="T283">с Карлом Орфом?</text:span></text:p>
      <text:p text:style-name="P65">– <text:span text:style-name="T545">Об этом я вовсе не подумал,</text:span>– <text:span text:style-name="T545">грит Густав, и на мгновение ясно, что Кислота слыхал про Веберна тоже, и старается в своей не навязчивой манере подбодрить Густава.</text:span></text:p>
      <text:p text:style-name="P66">– <text:span text:style-name="T546">А что не так с </text:span><text:span text:style-name="T41">Россини</text:span><text:span text:style-name="T546">?</text:span>– <text:span text:style-name="T546">орёт Кислота, повеселев.</text:span>– <text:span text:style-name="T546">А?</text:span></text:p>
      <text:p text:style-name="P67">– <text:span text:style-name="T546">Угх,</text:span>– <text:span text:style-name="T546">вскрикивает Густав,</text:span>– <text:span text:style-name="T546">угх, угх, Россини,</text:span>– <text:span text:style-name="T546">и они сцепились снова,</text:span>– <text:span text:style-name="T547">ты порочная развалина. Почему никто уже больше не ходит на концерты? Думаешь из-за войны? </text:span><text:span text:style-name="T42">О</text:span><text:span text:style-name="T547"> нет, </text:span><text:span text:style-name="T42">я</text:span><text:span text:style-name="T547"> тебе скажу почему, старик</text:span>—<text:span text:style-name="T548">потому что залы полны таких вот как ты. </text:span><text:span text:style-name="T43">Обожравшихся</text:span><text:span text:style-name="T548"> по полной</text:span><text:span text:style-name="T43">!</text:span><text:span text:style-name="T548"> В полусне, кивают, лыбятся, пердят через свои вставные челюсти, отхаркивают и плюют в бумажные пакеты, замышляя всё более коварные капканы на своих детей</text:span>—<text:span text:style-name="T549">не только на своих, но и на детей </text:span><text:span text:style-name="T44">других людей</text:span><text:span text:style-name="T549"> тоже! порасселись там, на концерте со всеми другими снежно-верхими старыми подлецами, такой милый фон бормотанья из посапыванья, отрыжки, бурчания в кишках, почёсываний, причмокиванья, карканья, весь оперный театр набит ими аж до галёрки, они подрыгиваются в проходах, свешиваются из самых верхних балконов, и знаешь что они </text:span><text:span text:style-name="T44">все слушают</text:span><text:span text:style-name="T549">, Кислота? а? Они слушают Россини! Сидят там распустив слюни под ворох предсказуемых мотивчиков, склоняются локтями в колени, бормочут «Да, давай, давай уже, </text:span><text:soft-page-break/><text:span text:style-name="T549">Росссини, кончай уже эту фанфарную показуху, давай переходить к </text:span><text:span text:style-name="T44">настоящим классным мелодиям</text:span><text:span text:style-name="T549">!» Такое же гнусное поведение, как съесть банку сгущёнки одним махом. И вот звучит живая тарантелла из </text:span><text:span text:style-name="T44">Tancredi, </text:span><text:span text:style-name="T284">и они в восторге притопывают ногами, </text:span><text:span text:style-name="T286">щерят зубы и бухают тростями: «Ах, ах! Вот </text:span><text:span text:style-name="T45">это</text:span><text:span text:style-name="T286"> более менее!»</text:span><text:span text:style-name="T285">.</text:span></text:p>
      <text:p text:style-name="P68">– <text:span text:style-name="T550">Это великая мелодия?</text:span>– <text:span text:style-name="T550">Кислота кричит в ответ.</text:span>– <text:span text:style-name="T551">Выкури ещё одну из этих и я тебе её тебе тут сыграю на Bosendorfer.</text:span></text:p>
      <text:p text:style-name="P137">Под <text:span text:style-name="T553">аккомпанемент</text:span> этой тарантеллы, <text:span text:style-name="T552">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смотрит на него. Кивает время от времени, улыбаясь или нахмуриваясь. </text:span></text:p>
      <text:p text:style-name="P138">Густав <text:span text:style-name="T554">строит</text:span> <text:span text:style-name="T554">хаханьки</text:span>, но <text:span text:style-name="T554">Кислота действительно оказывается адептом сложного искусства папиромантии, способности предсказания посредством рассмотрения как люди свернули свой косяк—форма, как зализан, морщинки с складки, либо отсутствие оных на бумаге. «Ты скоро влюбишься»,– грит Кислота,– «глянь, на эту вот линию». </text:span></text:p>
      <text:p text:style-name="P69">– <text:span text:style-name="T555">Такая длинная, правда? Это значит</text:span>—</text:p>
      <text:p text:style-name="P69">– <text:span text:style-name="T555">Длина обычно интенсивность. Не время.</text:span></text:p>
      <text:p text:style-name="P70">– <text:span text:style-name="T556">Кратко, но сладко,</text:span>– <text:span text:style-name="T556">вздыхает Магда.</text:span>– <text:span text:style-name="T8">Fabelhaft, was?– </text:span><text:span text:style-name="T287">Труди подходит обнять её. </text:span><text:span text:style-name="T288">У них амплуа Джефа и Матта, Труди в каблуках почти на полметра выше. </text:span><text:span text:style-name="T289">Они знают как смотрятся, и ходят по городу вместе, </text:span><text:span text:style-name="T290">когда получается, вмешиваясь, пусть хоть и на минуту, в сознание людей.</text:span></text:p>
      <text:p text:style-name="P71">– <text:span text:style-name="T557">Как тебе эта дрянь?</text:span>– <text:span text:style-name="T557">спрашивает Кислота.</text:span></text:p>
      <text:p text:style-name="P71">– <text:span text:style-name="T8">Hübsch,</text:span>– <text:span text:style-name="T557">подхваливает Густав.</text:span>– <text:span text:style-name="T557">немножко </text:span><text:span text:style-name="T46">stahlig</text:span><text:span text:style-name="T557">, и возможно бесконечно крохотный намёк на </text:span><text:span text:style-name="T46">Bodengeschmack </text:span><text:span text:style-name="T291">за своим</text:span><text:span text:style-name="T47"> Körper, </text:span><text:span text:style-name="T291">что </text:span><text:span text:style-name="T292">принято</text:span><text:span text:style-name="T291"> счита</text:span><text:span text:style-name="T292">ть</text:span><text:span text:style-name="T291"> </text:span><text:span text:style-name="T47">süffig.</text:span></text:p>
      <text:p text:style-name="P72"><text:span text:style-name="T47">– </text:span><text:span text:style-name="T291">Я бы сказал скорее</text:span><text:span text:style-name="T47"> spritzig,</text:span><text:span text:style-name="T8">– </text:span><text:span text:style-name="T291">возражает Кислота, если это то, о чём он.</text:span><text:span text:style-name="T83">– </text:span><text:span text:style-name="T292">В общем, более </text:span><text:span text:style-name="T48">bukettreich, </text:span><text:span text:style-name="T292">чем урожай прошлого года, </text:span><text:span text:style-name="T293">что скажешь?</text:span></text:p>
      <text:p text:style-name="P73"><text:span text:style-name="T292">– </text:span><text:span text:style-name="T294">О, для растительности Атласских гор </text:span><text:span text:style-name="T295">тут имеется свой </text:span><text:span text:style-name="T49">Art</text:span><text:span text:style-name="T295">. </text:span><text:span text:style-name="T296">Определённо можно сказать что </text:span><text:span text:style-name="T50">kernig</text:span><text:span text:style-name="T296">, даже</text:span><text:span text:style-name="T83">—</text:span><text:span text:style-name="T296">что можно также сказать про то </text:span><text:span text:style-name="T50">sauber</text:span><text:span text:style-name="T296"> качество преобладающее в районе Квед Нфис—опознаваемо </text:span><text:span text:style-name="T50">pikant</text:span><text:span text:style-name="T296">.</text:span></text:p>
      <text:p text:style-name="P74">– <text:span text:style-name="T558">Фактически, я склонен подозревать происхождение с южного склона Джебел Сарно,</text:span>– <text:span text:style-name="T558">грит Кислота,</text:span>– <text:span text:style-name="T559">отметь, кстати, </text:span><text:span text:style-name="T51">Spiel</text:span><text:span text:style-name="T559">, довольно </text:span><text:span text:style-name="T51">glatt</text:span><text:span text:style-name="T559"> и </text:span><text:span text:style-name="T51">blumig</text:span><text:span text:style-name="T559">, даже предполагает </text:span><text:span text:style-name="T51">Fülle</text:span><text:span text:style-name="T559"> <text:s/>своей </text:span><text:span text:style-name="T51">würzig</text:span><text:span text:style-name="T559"> дерзостью.</text:span></text:p>
      <text:p text:style-name="P139">Правда в том, что они оба так обдолбались, что ни один не понимает что он плетёт, <text:span text:style-name="T560">и это тоже неплохо, потому что в этот момент раздаётся жуткий грохот в дверь и много </text:span><text:span text:style-name="T52">achtung’ов</text:span><text:span text:style-name="T560">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е Кислоты, накрывшие вломились. Берлинская полиция при поддержке Американских ВП со статусом советников.</text:span></text:p>
      <text:p text:style-name="P75">– <text:span text:style-name="T561">Предъявите документы!</text:span>– <text:span text:style-name="T561">орёт предводитель рейда.</text:span></text:p>
      <text:p text:style-name="P140">Кислота улыбается и достаёт пачку Зиг-Заг, только что из Парижа.</text:p>
      <text:p text:style-name="P172"><text:span text:style-name="T375">Двадцать минут спустя, где-то в Американском секторе, </text:span><text:span text:style-name="T376">Слотроп прогуливается мимо кабарэ перед которым и внутри <text:s/>слоняются</text:span><text:span text:style-name="T375"> </text:span><text:span text:style-name="T376">чёрнолицые Воен-Полы, а радио или фонограф где-то играет попурри из Ирвинга Бёрлина. Слотроп идёт прикидывая параноидально вдоль улицы, вот «Боже храни Америку», а и «Тут Армия, мистер Джонс» и они версии его страны Песни Хорста Вессела, хотя это Густав на Якобиштрассе, который <text:s/>бушует (никто не собирается выхватывать Антона Веберна <text:s/>на него) перед помаргивающим Американским подполковником, «Парабола! Капкан! У вас там никогда не было иммунитета от простодушной Германской дуги, от тоники к доминанте, обратно к тонике. </text:span>Величие! <text:span text:style-name="T8">Gesellschaft</text:span>!</text:p>
      <text:p text:style-name="P8">– <text:span text:style-name="T562">Тевтоник?</text:span>– <text:span text:style-name="T562">грит подполковник.</text:span>–<text:span text:style-name="T562"> Доминирование? Война закончилась, парень. О чём разговор?</text:span></text:p>
      <text:p text:style-name="P141"><text:soft-page-break/>Из промокших полей налетает холодная изморось с ветром. <text:span text:style-name="T563">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где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м и больших шляпах с мягкими полями, что реют лентами на ветру. На реке <text:s/>утки взблёскивая зелёными головами покачиваются на волнах, что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дороги вовремя. Маргрета стоит коленями на кровати, тяжело дыша, уставясь: «Ты бросил меня!»</text:span></text:p>
      <text:p text:style-name="P76">– <text:span text:style-name="T564">Был на работе,</text:span>– <text:span text:style-name="T564">Слотроп шарит по накрытым жестянкам на полке над плитой, находит головки сушёного клевера заварить чай.</text:span></text:p>
      <text:p text:style-name="P77">– <text:span text:style-name="T565">Но ты бросил меня одну.</text:span>– <text:span text:style-name="T566">Её волосы взбились седовато-чёрной тучей вокруг её лица. Она добыча сквозняков, которых он даже не чувствовал.</text:span></text:p>
      <text:p text:style-name="P78">– <text:span text:style-name="T567">Совсем не надолго. Чай будешь?</text:span>–<text:span text:style-name="T568"> С жестянкой <text:s/>направляется к двери.</text:span></text:p>
      <text:p text:style-name="P78">– <text:span text:style-name="T568">Что значит ненадолго? Боже правый! Ты когда-нибудь оставался один?</text:span></text:p>
      <text:p text:style-name="P79">– <text:span text:style-name="T568">Конечно.</text:span>– <text:span text:style-name="T569">Зачерпывает дождевой воды из бочки за дверью. Она лежит, дрожа, лио подёргивается беспомощно.</text:span></text:p>
      <text:p text:style-name="P142">Слотроп ставит жестянку на плиту, вскипятить. «Ты спала очень крепко. <text:span text:style-name="T570">Разве т</text:span>ут <text:span text:style-name="T570">не </text:span>безопасно? <text:span text:style-name="T570">Ты об этом?</text:span></text:p>
      <text:p text:style-name="P80">– <text:span text:style-name="T570">Безопасно.</text:span>– <text:span text:style-name="T570">Жуткий хохот, от которого его коробит. Вода начала шуметь.</text:span>– <text:span text:style-name="T571">Ты знаешь что они со мной делали? Что наваливали мне на груди? Какой </text:span><text:span text:style-name="T53">руганью меня обзывали</text:span><text:span text:style-name="T571">?</text:span></text:p>
      <text:p text:style-name="P81">– <text:span text:style-name="T572">Кто, Грета?</text:span></text:p>
      <text:p text:style-name="P81">– <text:span text:style-name="T572">Когда ты ушёл, я проснулась. Я звала тебя, но ты не возвращался. Когда они убедились, что тебя нет, зашли….</text:span></text:p>
      <text:p text:style-name="P82">– <text:span text:style-name="T573">Так постаралась бы не засыпать.</text:span></text:p>
      <text:p text:style-name="P83">– <text:span text:style-name="T54">Я не спала</text:span><text:span text:style-name="T573">!</text:span>– <text:span text:style-name="T574">Свет солнца, включившись, прорвался внутрь. Она отворачивает лицо прочь от резкого освещения.</text:span></text:p>
      <text:p text:style-name="P143">Пока он готовит чай, она сидит на кровати проклиная его на Немецком и Итальянском, <text:span text:style-name="T575">голосом что вот-вот прервётся. Он подаёт ей чашку. Она выбивает её из его рук.</text:span></text:p>
      <text:p text:style-name="P84">– <text:span text:style-name="T576">Слушай, успокойся, ладно?</text:span>– <text:span text:style-name="T577">Он садится рядом с ней и дует на свой чай. Отвергнутая ею чашка валяется на боку куда откатилась. Тёмное пятно впаривается в дерево досок. Далёкий клевер возникает, распадается: призрак…. Чуть погодя она берёт его за руку.</text:span></text:p>
      <text:p text:style-name="P85">– <text:span text:style-name="T578">Извини, что я оставил тебя одну.</text:span></text:p>
      <text:p text:style-name="P144">Она начинает плакать. <text:span text:style-name="T579">Слотроп засыпает, уплывает в её рыдания, в ощущение её, постоянно прижавшейся, какой-то частью её, к какой-то части него…. Во сне, что тогда приснился, его отец пришёл <text:s/>найти его. Слотроп бродил на закате у Мангаханак, возле развалин старой бумажной фабрики, оставленной ещё в девяностые. Цапля подымается силуэтом на фоне разлившегося умирающего оранжевого. «Сын»,– обрушивающаяся башня слов в обвале одно поверх другого,– «президент умер три месяца назад».– Слотроп стоит и ругает его: «Почему ж ты мне не сказал? Пап, я любил его. Ты только хотел продать меня ИГ. Ты меня продал».– Глаза старика полнятся слезами: «О, сынок...»– стараясь поймать его руку. Но небо стемнело, цапли уж нет, пустой скелет фабрики и тёмное нарастание реки твердящей </text:span><text:span text:style-name="T55">пора идти…</text:span><text:span text:style-name="T579"> потом его отец тоже пропал, не успев попрощаться, хотя лицо остаётся, лицо Бродерика, который продал его, остаётся долго после пробуждения, и печаль, что <text:s/>причинил ему <text:s/>Слотроп, глупый орущий пацан. Маргрета </text:span><text:soft-page-break/><text:span text:style-name="T579">склоняется над ним, отирая слёзы с его лица кончиками её ногтей. Ногти очень острые и часто застывают при приближении к его глазам.</text:span></text:p>
      <text:p text:style-name="P86">– <text:span text:style-name="T580">Я боюсь,</text:span>– <text:span text:style-name="T580">шепчет она.</text:span>– <text:span text:style-name="T580">Всего. Своего лица в зеркале</text:span>—<text:span text:style-name="T581">когда я была ребёнком, мне говорили не смотреть в зеркало слишком часто, не то увижу Дьявола позади стекла… и...</text:span>– <text:span text:style-name="T582">оглянувшись на зеркало в белых цветах позади них,</text:span>– <text:span text:style-name="T583">надо его прикрыть, пожалуйста, мы ведь можем прикрыть его...</text:span> <text:span text:style-name="T583">это где они… </text:span><text:span text:style-name="T56">особенно по ночам</text:span>—</text:p>
      <text:p text:style-name="P87">– <text:span text:style-name="T583">Тише.</text:span>– <text:span text:style-name="T583">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text:span>– <text:span text:style-name="T584">Пожалуйста, успокойся.</text:span>– <text:span text:style-name="T585">Тому, что овладело ею, требуется прикосновение, ненасытно пить прикосновение.</text:span></text:p>
      <text:p text:style-name="P145">Глубина этого пугает его. Он чувствует себя ответственным за её безопасность и часто попадает в ловушку. <text:span text:style-name="T586">Поначалу они остаются вместе дн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верно. Порки похоже её утешают и он бывает прощён. Иногда он слишком уставший даже для этого. Она постоянно его доводит. Однажды вечером он ставит перед ней варёную рыбу, нездорового вьюна с повреждёнными мозгами. Она не может есть, ей станет плохо.</text:span></text:p>
      <text:p text:style-name="P88">– <text:span text:style-name="T587">Ты должна поесть.</text:span></text:p>
      <text:p text:style-name="P146">Она отворачивает свою голову в сторону, потом в другую.</text:p>
      <text:p text:style-name="P89">– <text:span text:style-name="T588">О, ну, что за напасть, слушай сюда, пизда, ты не единственная, кто вообще пострадал</text:span>—<text:span text:style-name="T589">ты давно </text:span><text:span text:style-name="T57">туда</text:span><text:span text:style-name="T589"> выходила?</text:span></text:p>
      <text:p text:style-name="P89">– <text:span text:style-name="T589">Конечно. Я постоянно забываю как </text:span><text:span text:style-name="T57">ты</text:span><text:span text:style-name="T589"> должен был настрадаться.</text:span></text:p>
      <text:p text:style-name="P90">– <text:span text:style-name="T58">Блядь</text:span><text:span text:style-name="T590">, вы, Немцы, чокнутые, вы </text:span><text:span text:style-name="T58">все</text:span><text:span text:style-name="T590"> думаете, что мир против вас.</text:span></text:p>
      <text:p text:style-name="P90">– <text:span text:style-name="T590">Я не Немка,</text:span>– <text:span text:style-name="T590">только что вспомнив,</text:span>– <text:span text:style-name="T590">я из Ломбардии.</text:span></text:p>
      <text:p text:style-name="P90">– <text:span text:style-name="T590">Недалеко ушла, дорогуша.</text:span></text:p>
      <text:p text:style-name="P147">С шипением, раздув ноздри, она хватает столик и швыряет прочь, <text:span text:style-name="T591">тарелки, вилки-ножи, рыба с лёту </text:span><text:span text:style-name="T59">шмяк</text:span><text:span text:style-name="T591"> об стену и начинает по ней стекать, всё ещё, даже послессмерти, нарываясь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культура смерти продолжает преобладать: то, что Бабушка называла «преступлением на почве страсти» превратилось, в отсутствие особой страсти хотя бы к чему-нибудь сегодня, в излюбленный способ решения межличностных разногласий.</text:span></text:p>
      <text:p text:style-name="P91">– <text:span text:style-name="T592">Убери.</text:span></text:p>
      <text:p text:style-name="P148">Она прищёлкивает бледный обкусанный ноготь большого пальца об один из её верхних зубов <text:span text:style-name="T593">и смеётся, тем бесподобн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поднимают тёмные вздутые рубчики на более ранних синяках, что сходили уже с её ягодиц и ляжек. Ему приходится пустить кровь, прежде, чем она убирает рыбу. Закончив, она становится на колени и целует его ботинки. Не совсем такой сценарий как ей хотелось, но недалеко ушла дорогуша.</text:span></text:p>
      <text:p text:style-name="P181">Однако, с каждым днём заходит всё дальше, и Слотропу страшно. Он никогда ещё такого не видел. <text:span text:style-name="T594">Когда он выходит в город, она просит привязать её чулками к кровати, кино-звездовски, начетверо. Иногда она уходит из дому и не возвращается несколько дней, потом приходит с </text:span><text:soft-page-break/><text:span text:style-name="T594">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text:span></text:p>
      <text:p text:style-name="P182">Неизвестно что с ней не то, но Слотроп уже заразился. <text:span text:style-name="T595">Выходя в развалины он видит темень темень по краям всех изломанных очертаний, </text:span><text:span text:style-name="T60">показывается из-за них</text:span><text:span text:style-name="T595">. Свет гнездится в волосах Маргреты как чёрные голуби. Он посмотрит на свои меловые руки, и вдоль границ каждого пальца темень стекает и скачет. В небе над Александер-пляц он видел KEZVH мандалу полковника Енцина, и лицо Чичерина у больше, чем одного случайных Воен-Полов. Поперёк фасада Титаниа-паласт, в красном неоне сквозь туман, однажды ночь он увидел </text:span><text:span text:style-name="T6">сдохни, слотроп. </text:span><text:span text:style-name="T597">Воскресным днём на Ванзее, армада парусов, все выгнутые одинаково, терпеливо, мечтательно по ветру, нескончаемо проходило на фоне дальнего берега, </text:span><text:span text:style-name="T598">толпа малышни в солдатских пилотках свёрнутых из старых армейских карт сговаривались утопить и принести его в жертву. </text:span><text:span text:style-name="T599">Он спасся только лишь трижды пробормотав </text:span><text:span text:style-name="T600">Hauptstufe</text:span><text:span text:style-name="T599">.</text:span></text:p>
      <text:p text:style-name="P183"><text:span text:style-name="T599">Д</text:span><text:span text:style-name="T596">омиу у реки служит заводью, которая действует как пружина-подвеска для дня и погоды, </text:span><text:span text:style-name="T601">пропуская только плавную смену света и жары, вниз в вечер, </text:span><text:span text:style-name="T602">снова </text:span><text:span text:style-name="T601">вверх </text:span><text:span text:style-name="T603">в утро до пика полудня, </text:span><text:span text:style-name="T604">но всё приглушено мягким покачиванием землетрясения от окружающего дня.</text:span></text:p>
      <text:p text:style-name="P184"><text:span text:style-name="T604">К</text:span><text:span text:style-name="T596">огда Грета слышит выстрелы во всё более отдалённых улицах, </text:span><text:span text:style-name="T605">ей думается об установках звука в её ранней карьере </text:span><text:span text:style-name="T606">и воспринимает взрывы как сигналы к равномерному заполнению титанических </text:span><text:span text:style-name="T607">съёмочных площадок её снов </text:span><text:span text:style-name="T608">многотысячной массовкой: </text:span><text:span text:style-name="T609">кроткие, подгоняемые ружейными выстрелами, </text:span><text:span text:style-name="T610">взбираются и спускаются, построенные порядками, что </text:span><text:span text:style-name="T611">устраивают представления Режиссёра о живописности</text:span><text:span text:style-name="T612">—</text:span><text:span text:style-name="T613">река лиц загримированных жёлтым с белыми губами из-за несовершенства киноплёнок того периода, </text:span><text:span text:style-name="T614">исходящие потом жёлтые переселения, убегающие ниоткуда, спасающиеся в никуда…</text:span><text:span text:style-name="T611">.</text:span></text:p>
      <text:p text:style-name="P185"><text:span text:style-name="T611">С</text:span><text:span text:style-name="T596">ейчас раннее утро. </text:span><text:span text:style-name="T615">Дыхание Слотропа белеет на воздухе. </text:span><text:span text:style-name="T616">Он только что очнулся ото сна. Часть 1-я поэмы </text:span><text:span text:style-name="T617">с гравюрами по дереву сопровождающими текст</text:span><text:span text:style-name="T612">—</text:span><text:span text:style-name="T618">женщина приходит на выставку собак, где, каким-то образом предоставляются услуги по оплодотворению. </text:span><text:span text:style-name="T619">Она принесла своего китайского мопсика, который у неё сучка с тошнотворно миленьким именем, Мимси или Гуньгуля или что-то там, </text:span><text:span text:style-name="T620">туда, </text:span><text:span text:style-name="T621">чтоб обслужили</text:span><text:span text:style-name="T620">. </text:span><text:span text:style-name="T622">Она коротает время в саду, </text:span><text:span text:style-name="T623">с некоторыми другими дамами среднего класса, как и сама, когда из какой-то загородки неподалёку слышит голос своей суки, кончающей. </text:span><text:span text:style-name="T624">Звук продолжается и продолжается дольше, чем следовало бы, </text:span><text:span text:style-name="T625">и она вдруг осознаёт, что это звук её собственного голоса, </text:span><text:span text:style-name="T626">этот нескончаемый крик сучьего наслаждения. </text:span><text:span text:style-name="T627">Присутствующие, вежливо, прикидываются, что не замечают. </text:span><text:span text:style-name="T628">Ей стыдно, но ничего не может поделать, </text:span><text:span text:style-name="T629">она теперь во власти потребности пойти найти другие животные виды для ебли. </text:span><text:span text:style-name="T630">Она сосёт член пегого </text:span><text:span text:style-name="T631">пса дворняжных кровей, который </text:span><text:span text:style-name="T632">пытался покрыть её на улице. </text:span><text:span text:style-name="T633">В бесплодном поле рядом с изгородью из колючей проволоки, </text:span><text:span text:style-name="T634">зимние огни в тучах, высокий конь заставляет её встать на колени, </text:span><text:span text:style-name="T635">пассивно,</text:span><text:span text:style-name="T634"> и целовать ему копыта</text:span><text:span text:style-name="T629">. </text:span><text:span text:style-name="T636">Коты и песцы, гиены и кролики, ебут её внутри автомобилей, </text:span><text:span text:style-name="T637">затерянных ночью в лесах, у далёких источников в пуст</text:span><text:span text:style-name="T638">ы</text:span><text:span text:style-name="T637">не.</text:span></text:p>
      <text:p text:style-name="P186"><text:span text:style-name="T596">Начинается <text:s/></text:span><text:span text:style-name="T637">Ч</text:span><text:span text:style-name="T596">асть 2-я, она обнаружила, что беременна. </text:span><text:span text:style-name="T639">Её муж, недалёкий, запанибратский продавец сеточных дверей, </text:span><text:span text:style-name="T640">заключает с ней соглашение: </text:span><text:span text:style-name="T641">обещание с её стороны никогда не озвучивается, но взамен, </text:span><text:span text:style-name="T642"><text:s/>девять месяцев спустя, он </text:span><text:span text:style-name="T643">отвезёт её куда сама захочет. </text:span><text:span text:style-name="T644">Так что под конец её срока </text:span><text:span text:style-name="T645">он на реке, Американская река, в лодке, гребёт вёслами, </text:span><text:span text:style-name="T646">обеспечивает ей путешествие. Ключев</text:span><text:span text:style-name="T663">ая гамма</text:span><text:span text:style-name="T646"> это</text:span><text:span text:style-name="T663">го</text:span><text:span text:style-name="T646"> раздел</text:span><text:span text:style-name="T663">а</text:span><text:span text:style-name="T646"> фиолетовый.</text:span></text:p>
      <text:p text:style-name="P187"><text:span text:style-name="T647">Часть 3-я находит её на дне реки. </text:span><text:span text:style-name="T648">Она утопленница. Но все формы жизни наполняют её </text:span><text:span text:style-name="T652">лоно</text:span><text:span text:style-name="T648">. «</text:span><text:span text:style-name="T649">И использовав её как русалку» (строка 7), они переносят её дальше сквозь эти зелёные речные глубины. «</text:span><text:span text:style-name="T650">Вглуб</text:span><text:span text:style-name="T652">ь</text:span><text:span text:style-name="T650">, и </text:span><text:span text:style-name="T651">обратно</text:span><text:span text:style-name="T650">./ </text:span><text:span text:style-name="T652">Старый Сквалидози, бороздитель глубин,/ Видит прозелень её чрева меж водорослей» (строки 10-13), и и вытаскивает её. Он классически бородатая Нептун</text:span><text:span text:style-name="T653">ова</text:span><text:span text:style-name="T652"> фигура с</text:span><text:span text:style-name="T653">о старым</text:span><text:span text:style-name="T652"> упокоенным лицом. </text:span><text:span text:style-name="T654">Из её тела изливается тут потоп различных творений, </text:span><text:span text:style-name="T655">осьминоги, северные олени, кенгуру. «</text:span><text:span text:style-name="T656">Кто в силах перечислить жизни все,/ </text:span><text:span text:style-name="T657">Покинувшие чрево </text:span><text:soft-page-break/><text:span text:style-name="T657">её в тот день?» </text:span><text:span text:style-name="T658">Сквалидози приметил лишь малую часть изумляющего разлива, пока нёс её обратно на поверхность. </text:span><text:span text:style-name="T659">Наверху, это тихий залитый солнцем зелёный пруд, или озеро, </text:span><text:span text:style-name="T660">травянистое по берегам, в сени ив. </text:span><text:span text:style-name="T661">Насекомые жужжат и зависают. </text:span><text:span text:style-name="T662">Ключевая гамма </text:span><text:span text:style-name="T664">теперь</text:span><text:span text:style-name="T662"> зелёный. «</text:span><text:span text:style-name="T665">И там, пробившись к солнцу,/ Останки её нашли сон в воде/ И в глубине лета/ </text:span><text:span text:style-name="T666">Творения разошлись, / Всяк к своей надлежащей любви,/ </text:span><text:span text:style-name="T667">В самый разгар дня,/ Словно мирная река растеклись….»</text:span></text:p>
      <text:p text:style-name="P188"><text:span text:style-name="T667">Э</text:span><text:span text:style-name="T596">тот сон никак не оставляет его. Он наживляет крючок, опускается на корточки на берегу, </text:span><text:span text:style-name="T668">забрасывает леску в Шпрее. </text:span><text:span text:style-name="T669">Вскоре он закуривает армейскую сигарету </text:span><text:span text:style-name="T670">и надолго застывает в неподвижности, пока </text:span><text:span text:style-name="T671">туман пробирается белея меж речных домиков, </text:span><text:span text:style-name="T672">а сверху военные самолёты <text:s/>летят гудя куда-то невидимые, и собаки бегают с лаем в проулках.</text:span></text:p>
      <text:p text:style-name="P188"><text:span text:style-name="T672"/></text:p>
      <text:p text:style-name="P90"/>
      <text:p text:style-name="P99"/>
      <text:p text:style-name="P2">–</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2-26T10:58:27.369272367</dc:date>
    <meta:editing-duration>P2DT10H40M16S</meta:editing-duration>
    <meta:editing-cycles>1178</meta:editing-cycles>
    <meta:generator>LibreOffice/6.1.5.2$Linux_X86_64 LibreOffice_project/10$Build-2</meta:generator>
    <meta:document-statistic meta:table-count="0" meta:image-count="1" meta:object-count="0" meta:page-count="23" meta:paragraph-count="217" meta:word-count="12679" meta:character-count="85201" meta:non-whitespace-character-count="72643"/>
  </office:meta>
</office:document-meta>
</file>